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8.00pt" fo:font-weight="bold" fo:font-family="Cambria" style:font-family-asian="Cambria" style:font-family-complex="Cambria" fo:background-color="transparent" fo:color="#000000"/>
    </style:style>
    <style:style style:name="T3" style:family="text">
      <style:text-properties fo:font-size="14.00pt" fo:font-weight="normal" fo:font-family="Cambria" style:font-family-asian="Cambria" style:font-family-complex="Cambria" fo:background-color="transparent" fo:color="#000000" fo:font-style="italic"/>
    </style:style>
    <style:style style:name="T4" style:family="text">
      <style:text-properties fo:font-size="12.00pt" fo:font-weight="normal" fo:font-family="Verdana" style:font-family-asian="Verdana" style:font-family-complex="Verdana"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Verdana" style:font-family-asian="Verdana" style:font-family-complex="Verdana"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Verdana" style:font-family-asian="Verdana" style:font-family-complex="Verdana"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Verdana" style:font-family-asian="Verdana" style:font-family-complex="Verdana"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Verdana" style:font-family-asian="Verdana" style:font-family-complex="Verdana" fo:background-color="transparent" fo:color="#000000" fo:font-style="italic"/>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Verdana" style:font-family-asian="Verdana" style:font-family-complex="Verdana" fo:background-color="transparent" fo:color="#000000" fo:font-style="italic"/>
    </style:style>
    <style:style style:name="T16" style:family="text">
      <style:text-properties fo:font-size="12.00pt" fo:font-weight="normal" fo:font-family="Verdana" style:font-family-asian="Verdana" style:font-family-complex="Verdana"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Verdana" style:font-family-asian="Verdana" style:font-family-complex="Verdana" fo:background-color="transparent" fo:color="#000000" fo:font-style="italic"/>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26.00pt" fo:font-weight="normal" fo:font-family="Arial" style:font-family-asian="Arial" style:font-family-complex="Arial" fo:background-color="transparent" fo:color="#000000"/>
    </style:style>
    <style:style style:name="T22" style:family="text">
      <style:text-properties fo:font-size="20.00pt" fo:font-weight="normal" fo:font-family="Arial" style:font-family-asian="Arial" style:font-family-complex="Arial"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20.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Arial" style:font-family-asian="Arial" style:font-family-complex="Arial"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26.00pt" fo:font-weight="normal" fo:font-family="Arial" style:font-family-asian="Arial" style:font-family-complex="Arial" fo:background-color="transparent" fo:color="#000000"/>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4.00pt" fo:font-weight="normal" fo:font-family="Arial" style:font-family-asian="Arial" style:font-family-complex="Arial" fo:background-color="transparent" fo:color="#434343"/>
    </style:style>
    <style:style style:name="T37" style:family="text">
      <style:text-properties fo:font-size="11.00pt" fo:font-weight="normal" fo:font-family="Arial" style:font-family-asian="Arial" style:font-family-complex="Arial" fo:background-color="transparent" fo:color="#666666"/>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Arial" style:font-family-asian="Arial" style:font-family-complex="Arial" fo:background-color="transparent" fo:color="#666666"/>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fo:color="#666666"/>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Arial" style:font-family-asian="Arial" style:font-family-complex="Arial" fo:background-color="transparent" fo:color="#666666"/>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Arial" style:font-family-asian="Arial" style:font-family-complex="Arial" fo:background-color="transparent" fo:color="#666666"/>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fo:color="#666666"/>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Arial" style:font-family-asian="Arial" style:font-family-complex="Arial" fo:background-color="transparent" fo:color="#666666"/>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rial" style:font-family-asian="Arial" style:font-family-complex="Arial" fo:background-color="transparent" fo:color="#666666"/>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fo:color="#666666"/>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Arial" style:font-family-asian="Arial" style:font-family-complex="Arial" fo:background-color="transparent" fo:color="#666666"/>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Arial" style:font-family-asian="Arial" style:font-family-complex="Arial" fo:background-color="transparent" fo:color="#666666"/>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Arial" style:font-family-asian="Arial" style:font-family-complex="Arial" fo:background-color="transparent" fo:color="#666666"/>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Arial" style:font-family-asian="Arial" style:font-family-complex="Arial" fo:background-color="transparent" fo:color="#666666"/>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Arial" style:font-family-asian="Arial" style:font-family-complex="Arial" fo:background-color="transparent" fo:color="#666666"/>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Arial" style:font-family-asian="Arial" style:font-family-complex="Arial" fo:background-color="transparent" fo:color="#666666"/>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Arial" style:font-family-asian="Arial" style:font-family-complex="Arial" fo:background-color="transparent" fo:color="#666666"/>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Arial" style:font-family-asian="Arial" style:font-family-complex="Arial" fo:background-color="transparent" fo:color="#666666"/>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Arial" style:font-family-asian="Arial" style:font-family-complex="Arial" fo:background-color="transparent" fo:color="#666666"/>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Arial" style:font-family-asian="Arial" style:font-family-complex="Arial" fo:background-color="transparent" fo:color="#666666"/>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Arial" style:font-family-asian="Arial" style:font-family-complex="Arial" fo:background-color="transparent" fo:color="#666666"/>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Arial" style:font-family-asian="Arial" style:font-family-complex="Arial" fo:background-color="transparent" fo:color="#666666"/>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Arial" style:font-family-asian="Arial" style:font-family-complex="Arial" fo:background-color="transparent" fo:color="#666666"/>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Arial" style:font-family-asian="Arial" style:font-family-complex="Arial" fo:background-color="transparent" fo:color="#666666"/>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Arial" style:font-family-asian="Arial" style:font-family-complex="Arial" fo:background-color="transparent" fo:color="#666666"/>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Arial" style:font-family-asian="Arial" style:font-family-complex="Arial" fo:background-color="transparent" fo:color="#666666"/>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Arial" style:font-family-asian="Arial" style:font-family-complex="Arial" fo:background-color="transparent" fo:color="#666666"/>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Arial" style:font-family-asian="Arial" style:font-family-complex="Arial" fo:background-color="transparent" fo:color="#666666"/>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Arial" style:font-family-asian="Arial" style:font-family-complex="Arial" fo:background-color="transparent" fo:color="#666666"/>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Arial" style:font-family-asian="Arial" style:font-family-complex="Arial" fo:background-color="transparent" fo:color="#666666"/>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Arial" style:font-family-asian="Arial" style:font-family-complex="Arial" fo:background-color="transparent" fo:color="#666666"/>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Arial" style:font-family-asian="Arial" style:font-family-complex="Arial" fo:background-color="transparent" fo:color="#666666"/>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bold" fo:font-family="Arial" style:font-family-asian="Arial" style:font-family-complex="Arial" fo:background-color="transparent" fo:color="#666666"/>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Arial" style:font-family-asian="Arial" style:font-family-complex="Arial" fo:background-color="transparent" fo:color="#666666"/>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Arial" style:font-family-asian="Arial" style:font-family-complex="Arial" fo:background-color="transparent" fo:color="#666666"/>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Arial" style:font-family-asian="Arial" style:font-family-complex="Arial" fo:background-color="transparent" fo:color="#666666"/>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Arial" style:font-family-asian="Arial" style:font-family-complex="Arial" fo:background-color="transparent" fo:color="#666666"/>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Arial" style:font-family-asian="Arial" style:font-family-complex="Arial" fo:background-color="transparent" fo:color="#666666"/>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Arial" style:font-family-asian="Arial" style:font-family-complex="Arial" fo:background-color="transparent" fo:color="#666666"/>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Arial" style:font-family-asian="Arial" style:font-family-complex="Arial" fo:background-color="transparent" fo:color="#666666"/>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Arial" style:font-family-asian="Arial" style:font-family-complex="Arial" fo:background-color="transparent" fo:color="#666666"/>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Arial" style:font-family-asian="Arial" style:font-family-complex="Arial" fo:background-color="transparent" fo:color="#666666"/>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Arial" style:font-family-asian="Arial" style:font-family-complex="Arial" fo:background-color="transparent" fo:color="#666666"/>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Arial" style:font-family-asian="Arial" style:font-family-complex="Arial" fo:background-color="transparent" fo:color="#666666"/>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Arial" style:font-family-asian="Arial" style:font-family-complex="Arial" fo:background-color="transparent" fo:color="#666666"/>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Arial" style:font-family-asian="Arial" style:font-family-complex="Arial" fo:background-color="transparent" fo:color="#666666"/>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Arial" style:font-family-asian="Arial" style:font-family-complex="Arial" fo:background-color="transparent" fo:color="#666666"/>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4.00pt" fo:font-weight="bold" fo:font-family="Arial" style:font-family-asian="Arial" style:font-family-complex="Arial" fo:background-color="transparent" fo:color="#666666"/>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Arial" style:font-family-asian="Arial" style:font-family-complex="Arial" fo:background-color="transparent" fo:color="#666666"/>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Arial" style:font-family-asian="Arial" style:font-family-complex="Arial" fo:background-color="transparent" fo:color="#666666"/>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Segoe UI Symbol'" style:font-family-asian="'Segoe UI Symbol'" style:font-family-complex="'Segoe UI Symbol'" fo:background-color="transparent" fo:color="#666666"/>
    </style:style>
    <style:style style:name="T136" style:family="text">
      <style:text-properties fo:font-size="11.00pt" fo:font-weight="normal" fo:font-family="Arial" style:font-family-asian="Arial" style:font-family-complex="Arial" fo:background-color="transparent" fo:color="#666666"/>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Arial" style:font-family-asian="Arial" style:font-family-complex="Arial" fo:background-color="transparent" fo:color="#666666"/>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Arial" style:font-family-asian="Arial" style:font-family-complex="Arial" fo:background-color="transparent" fo:color="#666666"/>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Arial" style:font-family-asian="Arial" style:font-family-complex="Arial" fo:background-color="transparent" fo:color="#666666"/>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Arial" style:font-family-asian="Arial" style:font-family-complex="Arial" fo:background-color="transparent" fo:color="#666666"/>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Arial" style:font-family-asian="Arial" style:font-family-complex="Arial" fo:background-color="transparent" fo:color="#666666"/>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Arial" style:font-family-asian="Arial" style:font-family-complex="Arial" fo:background-color="transparent" fo:color="#666666"/>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normal" fo:font-family="Arial" style:font-family-asian="Arial" style:font-family-complex="Arial" fo:background-color="transparent" fo:color="#434343"/>
    </style:style>
    <style:style style:name="T151" style:family="text">
      <style:text-properties fo:font-size="11.00pt" fo:font-weight="normal" fo:font-family="Arial" style:font-family-asian="Arial" style:font-family-complex="Arial" fo:background-color="transparent" fo:color="#666666"/>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bold" fo:font-family="Arial" style:font-family-asian="Arial" style:font-family-complex="Arial" fo:background-color="transparent" fo:color="#666666"/>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Arial" style:font-family-asian="Arial" style:font-family-complex="Arial" fo:background-color="transparent" fo:color="#666666"/>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Arial" style:font-family-asian="Arial" style:font-family-complex="Arial" fo:background-color="transparent" fo:color="#666666"/>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Arial" style:font-family-asian="Arial" style:font-family-complex="Arial" fo:background-color="transparent" fo:color="#666666"/>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Arial" style:font-family-asian="Arial" style:font-family-complex="Arial" fo:background-color="transparent" fo:color="#666666"/>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Arial" style:font-family-asian="Arial" style:font-family-complex="Arial" fo:background-color="transparent" fo:color="#666666"/>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Arial" style:font-family-asian="Arial" style:font-family-complex="Arial" fo:background-color="transparent" fo:color="#666666"/>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Arial" style:font-family-asian="Arial" style:font-family-complex="Arial" fo:background-color="transparent" fo:color="#666666"/>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Arial" style:font-family-asian="Arial" style:font-family-complex="Arial" fo:background-color="transparent" fo:color="#666666"/>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Arial" style:font-family-asian="Arial" style:font-family-complex="Arial" fo:background-color="transparent" fo:color="#666666"/>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Arial" style:font-family-asian="Arial" style:font-family-complex="Arial" fo:background-color="transparent" fo:color="#666666"/>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Arial" style:font-family-asian="Arial" style:font-family-complex="Arial" fo:background-color="transparent" fo:color="#666666"/>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Arial" style:font-family-asian="Arial" style:font-family-complex="Arial" fo:background-color="transparent" fo:color="#666666"/>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Arial" style:font-family-asian="Arial" style:font-family-complex="Arial" fo:background-color="transparent" fo:color="#666666"/>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Arial" style:font-family-asian="Arial" style:font-family-complex="Arial" fo:background-color="transparent" fo:color="#666666"/>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bold" fo:font-family="Arial" style:font-family-asian="Arial" style:font-family-complex="Arial" fo:background-color="transparent" fo:color="#666666"/>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Arial" style:font-family-asian="Arial" style:font-family-complex="Arial" fo:background-color="transparent" fo:color="#666666"/>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Arial" style:font-family-asian="Arial" style:font-family-complex="Arial" fo:background-color="transparent" fo:color="#666666"/>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Arial" style:font-family-asian="Arial" style:font-family-complex="Arial" fo:background-color="transparent" fo:color="#666666"/>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Arial" style:font-family-asian="Arial" style:font-family-complex="Arial" fo:background-color="transparent" fo:color="#666666"/>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Arial" style:font-family-asian="Arial" style:font-family-complex="Arial" fo:background-color="transparent" fo:color="#666666"/>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Arial" style:font-family-asian="Arial" style:font-family-complex="Arial" fo:background-color="transparent" fo:color="#666666"/>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Arial" style:font-family-asian="Arial" style:font-family-complex="Arial" fo:background-color="transparent" fo:color="#666666"/>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Arial" style:font-family-asian="Arial" style:font-family-complex="Arial" fo:background-color="transparent" fo:color="#666666"/>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Arial" style:font-family-asian="Arial" style:font-family-complex="Arial" fo:background-color="transparent" fo:color="#666666"/>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Arial" style:font-family-asian="Arial" style:font-family-complex="Arial" fo:background-color="transparent" fo:color="#666666"/>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Arial" style:font-family-asian="Arial" style:font-family-complex="Arial" fo:background-color="transparent" fo:color="#666666"/>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Arial" style:font-family-asian="Arial" style:font-family-complex="Arial" fo:background-color="transparent" fo:color="#666666"/>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Arial" style:font-family-asian="Arial" style:font-family-complex="Arial" fo:background-color="transparent" fo:color="#666666"/>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Arial" style:font-family-asian="Arial" style:font-family-complex="Arial" fo:background-color="transparent" fo:color="#666666"/>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Arial" style:font-family-asian="Arial" style:font-family-complex="Arial" fo:background-color="transparent" fo:color="#666666"/>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Arial" style:font-family-asian="Arial" style:font-family-complex="Arial" fo:background-color="transparent" fo:color="#666666"/>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Arial" style:font-family-asian="Arial" style:font-family-complex="Arial" fo:background-color="transparent" fo:color="#666666"/>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Arial" style:font-family-asian="Arial" style:font-family-complex="Arial" fo:background-color="transparent" fo:color="#666666"/>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Arial" style:font-family-asian="Arial" style:font-family-complex="Arial" fo:background-color="transparent" fo:color="#666666"/>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Arial" style:font-family-asian="Arial" style:font-family-complex="Arial" fo:background-color="transparent" fo:color="#666666"/>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normal" fo:font-family="Arial" style:font-family-asian="Arial" style:font-family-complex="Arial" fo:background-color="transparent" fo:color="#666666"/>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Arial" style:font-family-asian="Arial" style:font-family-complex="Arial" fo:background-color="transparent" fo:color="#666666"/>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Arial" style:font-family-asian="Arial" style:font-family-complex="Arial" fo:background-color="transparent" fo:color="#666666"/>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Arial" style:font-family-asian="Arial" style:font-family-complex="Arial" fo:background-color="transparent" fo:color="#666666"/>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Arial" style:font-family-asian="Arial" style:font-family-complex="Arial" fo:background-color="transparent" fo:color="#666666"/>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Arial" style:font-family-asian="Arial" style:font-family-complex="Arial" fo:background-color="transparent" fo:color="#666666"/>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Arial" style:font-family-asian="Arial" style:font-family-complex="Arial" fo:background-color="transparent" fo:color="#666666"/>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Arial" style:font-family-asian="Arial" style:font-family-complex="Arial" fo:background-color="transparent" fo:color="#666666"/>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Arial" style:font-family-asian="Arial" style:font-family-complex="Arial" fo:background-color="transparent" fo:color="#666666"/>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4.00pt" fo:font-weight="bold" fo:font-family="Arial" style:font-family-asian="Arial" style:font-family-complex="Arial" fo:background-color="transparent" fo:color="#666666"/>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Arial" style:font-family-asian="Arial" style:font-family-complex="Arial" fo:background-color="transparent" fo:color="#666666"/>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Arial" style:font-family-asian="Arial" style:font-family-complex="Arial" fo:background-color="transparent" fo:color="#666666"/>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Segoe UI Symbol'" style:font-family-asian="'Segoe UI Symbol'" style:font-family-complex="'Segoe UI Symbol'" fo:background-color="transparent" fo:color="#666666"/>
    </style:style>
    <style:style style:name="T250" style:family="text">
      <style:text-properties fo:font-size="11.00pt" fo:font-weight="normal" fo:font-family="Arial" style:font-family-asian="Arial" style:font-family-complex="Arial" fo:background-color="transparent" fo:color="#666666"/>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Arial" style:font-family-asian="Arial" style:font-family-complex="Arial" fo:background-color="transparent" fo:color="#666666"/>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Arial" style:font-family-asian="Arial" style:font-family-complex="Arial" fo:background-color="transparent" fo:color="#666666"/>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Arial" style:font-family-asian="Arial" style:font-family-complex="Arial" fo:background-color="transparent" fo:color="#666666"/>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Arial" style:font-family-asian="Arial" style:font-family-complex="Arial" fo:background-color="transparent" fo:color="#666666"/>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Arial" style:font-family-asian="Arial" style:font-family-complex="Arial" fo:background-color="transparent" fo:color="#666666"/>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Arial" style:font-family-asian="Arial" style:font-family-complex="Arial" fo:background-color="transparent" fo:color="#666666"/>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4.00pt" fo:font-weight="normal" fo:font-family="Arial" style:font-family-asian="Arial" style:font-family-complex="Arial" fo:background-color="transparent" fo:color="#434343"/>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Arial" style:font-family-asian="Arial" style:font-family-complex="Arial" fo:background-color="transparent" fo:color="#000000"/>
    </style:style>
    <style:style style:name="T26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68" style:family="text">
      <style:text-properties fo:font-size="11.00pt" fo:font-weight="normal" fo:font-family="Arial" style:font-family-asian="Arial" style:font-family-complex="Arial"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271" style:family="text">
      <style:text-properties fo:font-size="11.00pt" fo:font-weight="normal" fo:font-family="Arial" style:font-family-asian="Arial" style:font-family-complex="Arial" fo:background-color="transparent" fo:color="#000000"/>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Arial" style:font-family-asian="Arial" style:font-family-complex="Arial"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Arial" style:font-family-asian="Arial" style:font-family-complex="Arial" fo:background-color="transparent" fo:color="#000000"/>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Arial" style:font-family-asian="Arial" style:font-family-complex="Arial" fo:background-color="transparent" fo:color="#000000"/>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Arial" style:font-family-asian="Arial" style:font-family-complex="Arial" fo:background-color="transparent" fo:color="#00000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Arial" style:font-family-asian="Arial" style:font-family-complex="Arial" fo:background-color="transparent" fo:color="#000000"/>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9.00pt" fo:font-weight="bold" fo:font-family="Arial" style:font-family-asian="Arial" style:font-family-complex="Arial" fo:background-color="transparent" fo:color="#274e13"/>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4.00pt" fo:font-weight="normal" fo:font-family="Arial" style:font-family-asian="Arial" style:font-family-complex="Arial" fo:background-color="transparent" fo:color="#434343"/>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Arial" style:font-family-asian="Arial" style:font-family-complex="Arial" fo:background-color="transparent" fo:color="#000000"/>
    </style:style>
    <style:style style:name="T288" style:family="text">
      <style:text-properties fo:font-size="11.00pt" fo:font-weight="bold" fo:font-family="Arial" style:font-family-asian="Arial" style:font-family-complex="Arial" fo:background-color="transparent" fo:color="#000000"/>
    </style:style>
    <style:style style:name="T289" style:family="text">
      <style:text-properties fo:font-size="11.00pt" fo:font-weight="normal" fo:font-family="Arial" style:font-family-asian="Arial" style:font-family-complex="Arial" fo:background-color="transparent" fo:color="#000000"/>
    </style:style>
    <style:style style:name="T290" style:family="text">
      <style:text-properties fo:font-size="11.00pt" fo:font-weight="bold" fo:font-family="Arial" style:font-family-asian="Arial" style:font-family-complex="Arial" fo:background-color="transparent" fo:color="#000000"/>
    </style:style>
    <style:style style:name="T291" style:family="text">
      <style:text-properties fo:font-size="11.00pt" fo:font-weight="normal" fo:font-family="Arial" style:font-family-asian="Arial" style:font-family-complex="Arial" fo:background-color="transparent" fo:color="#000000"/>
    </style:style>
    <style:style style:name="T292" style:family="text">
      <style:text-properties fo:font-size="11.00pt" fo:font-weight="bold" fo:font-family="Arial" style:font-family-asian="Arial" style:font-family-complex="Arial" fo:background-color="transparent" fo:color="#000000"/>
    </style:style>
    <style:style style:name="T293" style:family="text">
      <style:text-properties fo:font-size="11.00pt" fo:font-weight="normal" fo:font-family="Arial" style:font-family-asian="Arial" style:font-family-complex="Arial" fo:background-color="transparent" fo:color="#000000"/>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Arial" style:font-family-asian="Arial" style:font-family-complex="Arial" fo:background-color="transparent" fo:color="#000000"/>
    </style:style>
    <style:style style:name="T296" style:family="text">
      <style:text-properties fo:font-size="11.00pt" fo:font-weight="bold" fo:font-family="Arial" style:font-family-asian="Arial" style:font-family-complex="Arial" fo:background-color="transparent" fo:color="#000000"/>
    </style:style>
    <style:style style:name="T297" style:family="text">
      <style:text-properties fo:font-size="11.00pt" fo:font-weight="normal" fo:font-family="Arial" style:font-family-asian="Arial" style:font-family-complex="Arial" fo:background-color="transparent" fo:color="#000000"/>
    </style:style>
    <style:style style:name="T298" style:family="text">
      <style:text-properties fo:font-size="11.00pt" fo:font-weight="bold" fo:font-family="Arial" style:font-family-asian="Arial" style:font-family-complex="Arial" fo:background-color="transparent" fo:color="#000000"/>
    </style:style>
    <style:style style:name="T299" style:family="text">
      <style:text-properties fo:font-size="11.00pt" fo:font-weight="normal" fo:font-family="Arial" style:font-family-asian="Arial" style:font-family-complex="Arial" fo:background-color="transparent" fo:color="#000000"/>
    </style:style>
    <style:style style:name="T300" style:family="text">
      <style:text-properties fo:font-size="11.00pt" fo:font-weight="bold" fo:font-family="Arial" style:font-family-asian="Arial" style:font-family-complex="Arial" fo:background-color="transparent" fo:color="#000000"/>
    </style:style>
    <style:style style:name="T301" style:family="text">
      <style:text-properties fo:font-size="11.00pt" fo:font-weight="normal" fo:font-family="Arial" style:font-family-asian="Arial" style:font-family-complex="Arial" fo:background-color="transparent" fo:color="#000000"/>
    </style:style>
    <style:style style:name="T302" style:family="text">
      <style:text-properties fo:font-size="11.00pt" fo:font-weight="bold" fo:font-family="Arial" style:font-family-asian="Arial" style:font-family-complex="Arial" fo:background-color="transparent" fo:color="#000000"/>
    </style:style>
    <style:style style:name="T303" style:family="text">
      <style:text-properties fo:font-size="11.00pt" fo:font-weight="normal" fo:font-family="Arial" style:font-family-asian="Arial" style:font-family-complex="Arial" fo:background-color="transparent" fo:color="#000000"/>
    </style:style>
    <style:style style:name="T304" style:family="text">
      <style:text-properties fo:font-size="14.00pt" fo:font-weight="normal" fo:font-family="Arial" style:font-family-asian="Arial" style:font-family-complex="Arial" fo:background-color="transparent" fo:color="#434343"/>
    </style:style>
    <style:style style:name="T305" style:family="text">
      <style:text-properties fo:font-size="11.00pt" fo:font-weight="normal" fo:font-family="Arial" style:font-family-asian="Arial" style:font-family-complex="Arial" fo:background-color="transparent" fo:color="#000000"/>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bold" fo:font-family="Arial" style:font-family-asian="Arial" style:font-family-complex="Arial" fo:background-color="transparent" fo:color="#000000"/>
    </style:style>
    <style:style style:name="T308" style:family="text">
      <style:text-properties fo:font-size="11.00pt" fo:font-weight="normal" fo:font-family="Arial" style:font-family-asian="Arial" style:font-family-complex="Arial" fo:background-color="transparent" fo:color="#000000"/>
    </style:style>
    <style:style style:name="T309" style:family="text">
      <style:text-properties fo:font-size="11.00pt" fo:font-weight="bold" fo:font-family="Arial" style:font-family-asian="Arial" style:font-family-complex="Arial" fo:background-color="transparent" fo:color="#000000"/>
    </style:style>
    <style:style style:name="T310" style:family="text">
      <style:text-properties fo:font-size="11.00pt" fo:font-weight="normal" fo:font-family="Arial" style:font-family-asian="Arial" style:font-family-complex="Arial" fo:background-color="transparent" fo:color="#000000"/>
    </style:style>
    <style:style style:name="T3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12" style:family="text">
      <style:text-properties fo:font-size="11.00pt" fo:font-weight="normal" fo:font-family="Arial" style:font-family-asian="Arial" style:font-family-complex="Arial" fo:background-color="transparent" fo:color="#000000"/>
    </style:style>
    <style:style style:name="T313" style:family="text">
      <style:text-properties fo:font-size="11.00pt" fo:font-weight="bold" fo:font-family="Arial" style:font-family-asian="Arial" style:font-family-complex="Arial" fo:background-color="transparent" fo:color="#000000"/>
    </style:style>
    <style:style style:name="T314" style:family="text">
      <style:text-properties fo:font-size="11.00pt" fo:font-weight="normal" fo:font-family="Arial" style:font-family-asian="Arial" style:font-family-complex="Arial" fo:background-color="transparent" fo:color="#000000"/>
    </style:style>
    <style:style style:name="T3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16" style:family="text">
      <style:text-properties fo:font-size="11.00pt" fo:font-weight="normal" fo:font-family="Arial" style:font-family-asian="Arial" style:font-family-complex="Arial" fo:background-color="transparent" fo:color="#000000"/>
    </style:style>
    <style:style style:name="T317" style:family="text">
      <style:text-properties fo:font-size="11.00pt" fo:font-weight="bold" fo:font-family="Arial" style:font-family-asian="Arial" style:font-family-complex="Arial" fo:background-color="transparent" fo:color="#000000"/>
    </style:style>
    <style:style style:name="T318" style:family="text">
      <style:text-properties fo:font-size="11.00pt" fo:font-weight="normal" fo:font-family="Arial" style:font-family-asian="Arial" style:font-family-complex="Arial" fo:background-color="transparent" fo:color="#000000"/>
    </style:style>
    <style:style style:name="T31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20" style:family="text">
      <style:text-properties fo:font-size="11.00pt" fo:font-weight="normal" fo:font-family="Arial" style:font-family-asian="Arial" style:font-family-complex="Arial" fo:background-color="transparent" fo:color="#000000"/>
    </style:style>
    <style:style style:name="T321" style:family="text">
      <style:text-properties fo:font-size="12.00pt" fo:font-weight="normal" fo:font-family="Arial" style:font-family-asian="Arial" style:font-family-complex="Arial" fo:background-color="transparent" fo:color="#666666"/>
    </style:style>
    <style:style style:name="T32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24" style:family="text">
      <style:text-properties fo:font-size="11.00pt" fo:font-weight="bold" fo:font-family="Arial" style:font-family-asian="Arial" style:font-family-complex="Arial" fo:background-color="transparent" fo:color="#000000"/>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7" style:family="text">
      <style:text-properties fo:font-size="11.00pt" fo:font-weight="bold" fo:font-family="Arial" style:font-family-asian="Arial" style:font-family-complex="Arial" fo:background-color="transparent" fo:color="#000000"/>
    </style:style>
    <style:style style:name="T3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9" style:family="text">
      <style:text-properties fo:font-size="11.00pt" fo:font-weight="bold" fo:font-family="Arial" style:font-family-asian="Arial" style:font-family-complex="Arial" fo:background-color="transparent" fo:color="#000000"/>
    </style:style>
    <style:style style:name="T33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1" style:family="text">
      <style:text-properties fo:font-size="11.00pt" fo:font-weight="normal" fo:font-family="Arial" style:font-family-asian="Arial" style:font-family-complex="Arial" fo:background-color="transparent" fo:color="#000000"/>
    </style:style>
    <style:style style:name="T33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3" style:family="text">
      <style:text-properties fo:font-size="11.00pt" fo:font-weight="bold" fo:font-family="Arial" style:font-family-asian="Arial" style:font-family-complex="Arial" fo:background-color="transparent" fo:color="#000000"/>
    </style:style>
    <style:style style:name="T3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5" style:family="text">
      <style:text-properties fo:font-size="11.00pt" fo:font-weight="normal" fo:font-family="Arial" style:font-family-asian="Arial" style:font-family-complex="Arial" fo:background-color="transparent" fo:color="#000000"/>
    </style:style>
    <style:style style:name="T3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7" style:family="text">
      <style:text-properties fo:font-size="11.00pt" fo:font-weight="bold" fo:font-family="Arial" style:font-family-asian="Arial" style:font-family-complex="Arial" fo:background-color="transparent" fo:color="#000000"/>
    </style:style>
    <style:style style:name="T33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9" style:family="text">
      <style:text-properties fo:font-size="11.00pt" fo:font-weight="normal" fo:font-family="Arial" style:font-family-asian="Arial" style:font-family-complex="Arial" fo:background-color="transparent" fo:color="#000000"/>
    </style:style>
    <style:style style:name="T34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41" style:family="text">
      <style:text-properties fo:font-size="11.00pt" fo:font-weight="bold" fo:font-family="Arial" style:font-family-asian="Arial" style:font-family-complex="Arial" fo:background-color="transparent" fo:color="#000000"/>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Arial" style:font-family-asian="Arial" style:font-family-complex="Arial" fo:background-color="transparent" fo:color="#000000"/>
    </style:style>
    <style:style style:name="T344" style:family="text">
      <style:text-properties fo:font-size="14.00pt" fo:font-weight="normal" fo:font-family="Arial" style:font-family-asian="Arial" style:font-family-complex="Arial" fo:background-color="transparent" fo:color="#434343"/>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Arial" style:font-family-asian="Arial" style:font-family-complex="Arial" fo:background-color="transparent" fo:color="#000000"/>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2.00pt" fo:font-weight="normal" fo:font-family="Arial" style:font-family-asian="Arial" style:font-family-complex="Arial" fo:background-color="transparent" fo:color="#666666"/>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Arial" style:font-family-asian="Arial" style:font-family-complex="Arial"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normal" fo:font-family="Arial" style:font-family-asian="Arial" style:font-family-complex="Arial" fo:background-color="transparent" fo:color="#666666" fo:font-style="italic"/>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9.00pt" fo:font-weight="bold" fo:font-family="Arial" style:font-family-asian="Arial" style:font-family-complex="Arial" fo:background-color="transparent" fo:color="#783f04"/>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4.00pt" fo:font-weight="bold" fo:font-family="Arial" style:font-family-asian="Arial" style:font-family-complex="Arial" fo:background-color="#fff2cc" fo:color="#b45f06"/>
    </style:style>
    <style:style style:name="T357" style:family="text">
      <style:text-properties fo:font-size="14.00pt" fo:font-weight="bold" fo:font-family="'Cambria Math'" style:font-family-asian="'Cambria Math'" style:font-family-complex="'Cambria Math'" fo:background-color="#fff2cc" fo:color="#b45f06"/>
    </style:style>
    <style:style style:name="T358" style:family="text">
      <style:text-properties fo:font-size="11.00pt" fo:font-weight="normal" fo:font-family="Arial" style:font-family-asian="Arial" style:font-family-complex="Arial" fo:background-color="#fff2cc" fo:color="#b45f06"/>
    </style:style>
    <style:style style:name="T359" style:family="text">
      <style:text-properties fo:font-size="11.00pt" fo:font-weight="normal" fo:font-family="Arial" style:font-family-asian="Arial" style:font-family-complex="Arial" fo:background-color="transparent" fo:color="#666666" fo:font-style="italic"/>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9.00pt" fo:font-weight="bold" fo:font-family="Arial" style:font-family-asian="Arial" style:font-family-complex="Arial" fo:background-color="transparent" fo:color="#783f04"/>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4.00pt" fo:font-weight="normal" fo:font-family="Arial" style:font-family-asian="Arial" style:font-family-complex="Arial" fo:background-color="transparent" fo:color="#434343"/>
    </style:style>
    <style:style style:name="T364" style:family="text">
      <style:text-properties fo:font-size="11.00pt" fo:font-weight="normal" fo:font-family="Arial" style:font-family-asian="Arial" style:font-family-complex="Arial" fo:background-color="transparent" fo:color="#000000"/>
    </style:style>
    <style:style style:name="T36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66" style:family="text">
      <style:text-properties fo:font-size="11.00pt" fo:font-weight="normal" fo:font-family="Arial" style:font-family-asian="Arial" style:font-family-complex="Arial" fo:background-color="transparent" fo:color="#00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9.00pt" fo:font-weight="bold" fo:font-family="Arial" style:font-family-asian="Arial" style:font-family-complex="Arial" fo:background-color="transparent" fo:color="#783f04"/>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normal" fo:font-family="Arial" style:font-family-asian="Arial" style:font-family-complex="Arial" fo:background-color="transparent" fo:color="#666666"/>
    </style:style>
    <style:style style:name="T371" style:family="text">
      <style:text-properties fo:font-size="11.00pt" fo:font-weight="normal" fo:font-family="Arial" style:font-family-asian="Arial" style:font-family-complex="Arial"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2.00pt" fo:font-weight="normal" fo:font-family="Arial" style:font-family-asian="Arial" style:font-family-complex="Arial" fo:background-color="transparent" fo:color="#666666"/>
    </style:style>
    <style:style style:name="T374" style:family="text">
      <style:text-properties fo:font-size="11.00pt" fo:font-weight="normal" fo:font-family="Arial" style:font-family-asian="Arial" style:font-family-complex="Arial" fo:background-color="transparent" fo:color="#000000"/>
    </style:style>
    <style:style style:name="T375" style:family="text">
      <style:text-properties fo:font-size="16.00pt" fo:font-weight="normal" fo:font-family="Arial" style:font-family-asian="Arial" style:font-family-complex="Arial" fo:background-color="transparent" fo:color="#000000"/>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normal" fo:font-family="Arial" style:font-family-asian="Arial" style:font-family-complex="Arial" fo:background-color="transparent" fo:color="#000000"/>
    </style:style>
    <style:style style:name="T378" style:family="text">
      <style:text-properties fo:font-size="11.00pt" fo:font-weight="bold" fo:font-family="Arial" style:font-family-asian="Arial" style:font-family-complex="Arial" fo:background-color="transparent" fo:color="#000000"/>
    </style:style>
    <style:style style:name="T379" style:family="text">
      <style:text-properties fo:font-size="11.00pt" fo:font-weight="normal" fo:font-family="Arial" style:font-family-asian="Arial" style:font-family-complex="Arial" fo:background-color="transparent" fo:color="#000000"/>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26.00pt" fo:font-weight="normal" fo:font-family="Arial" style:font-family-asian="Arial" style:font-family-complex="Arial" fo:background-color="transparent" fo:color="#000000"/>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normal" fo:font-family="Arial" style:font-family-asian="Arial" style:font-family-complex="Arial" fo:background-color="transparent" fo:color="#000000"/>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20.00pt" fo:font-weight="normal" fo:font-family="Arial" style:font-family-asian="Arial" style:font-family-complex="Arial" fo:background-color="transparent" fo:color="#000000"/>
    </style:style>
    <style:style style:name="T386" style:family="text">
      <style:text-properties fo:font-size="11.00pt" fo:font-weight="normal" fo:font-family="Arial" style:font-family-asian="Arial" style:font-family-complex="Arial" fo:background-color="transparent" fo:color="#000000"/>
    </style:style>
    <style:style style:name="T38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434343"/>
    </style:style>
    <style:style style:name="T388" style:family="text">
      <style:text-properties fo:font-size="11.00pt" fo:font-weight="bold" fo:font-family="Arial" style:font-family-asian="Arial" style:font-family-complex="Arial" fo:background-color="transparent" fo:color="#000000"/>
    </style:style>
    <style:style style:name="T389" style:family="text">
      <style:text-properties fo:font-size="11.00pt" fo:font-weight="normal" fo:font-family="Arial" style:font-family-asian="Arial" style:font-family-complex="Arial" fo:background-color="transparent" fo:color="#000000"/>
    </style:style>
    <style:style style:name="T390" style:family="text">
      <style:text-properties fo:font-size="11.00pt" fo:font-weight="bold" fo:font-family="Arial" style:font-family-asian="Arial" style:font-family-complex="Arial" fo:background-color="transparent" fo:color="#274e13"/>
    </style:style>
    <style:style style:name="T391" style:family="text">
      <style:text-properties fo:font-size="11.00pt" fo:font-weight="bold" fo:font-family="Arial" style:font-family-asian="Arial" style:font-family-complex="Arial" fo:background-color="transparent" fo:color="#000000"/>
    </style:style>
    <style:style style:name="T392" style:family="text">
      <style:text-properties fo:font-size="11.00pt" fo:font-weight="bold" fo:font-family="Arial" style:font-family-asian="Arial" style:font-family-complex="Arial" fo:background-color="transparent" fo:color="#ff0000"/>
    </style:style>
    <style:style style:name="T393" style:family="text">
      <style:text-properties fo:font-size="11.00pt" fo:font-weight="bold" fo:font-family="Arial" style:font-family-asian="Arial" style:font-family-complex="Arial" fo:background-color="transparent" fo:color="#000000"/>
    </style:style>
    <style:style style:name="T394" style:family="text">
      <style:text-properties fo:font-size="11.00pt" fo:font-weight="normal" fo:font-family="Arial" style:font-family-asian="Arial" style:font-family-complex="Arial" fo:background-color="transparent" fo:color="#000000"/>
    </style:style>
    <style:style style:name="T395" style:family="text">
      <style:text-properties fo:font-size="20.00pt" fo:font-weight="normal" fo:font-family="Arial" style:font-family-asian="Arial" style:font-family-complex="Arial" fo:background-color="transparent" fo:color="#000000"/>
    </style:style>
    <style:style style:name="T396" style:family="text">
      <style:text-properties fo:font-size="11.00pt" fo:font-weight="normal" fo:font-family="Arial" style:font-family-asian="Arial" style:font-family-complex="Arial" fo:background-color="transparent" fo:color="#000000"/>
    </style:style>
    <style:style style:name="T397" style:family="text">
      <style:text-properties fo:font-size="11.00pt" fo:font-weight="bold" fo:font-family="Arial" style:font-family-asian="Arial" style:font-family-complex="Arial" fo:background-color="transparent" fo:color="#ff0000"/>
    </style:style>
    <style:style style:name="T398" style:family="text">
      <style:text-properties fo:font-size="11.00pt" fo:font-weight="normal" fo:font-family="Arial" style:font-family-asian="Arial" style:font-family-complex="Arial" fo:background-color="transparent" fo:color="#000000"/>
    </style:style>
    <style:style style:name="T399" style:family="text">
      <style:text-properties fo:font-size="20.00pt" fo:font-weight="normal" fo:font-family="Arial" style:font-family-asian="Arial" style:font-family-complex="Arial" fo:background-color="transparent" fo:color="#00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02" style:family="text">
      <style:text-properties fo:font-size="15.00pt" fo:font-weight="normal" fo:font-family="Arial" style:font-family-asian="Arial" style:font-family-complex="Arial" fo:background-color="transparent" fo:color="#666666"/>
    </style:style>
    <style:style style:name="T403" style:family="text">
      <style:text-properties fo:font-size="12.00pt" fo:font-weight="normal" fo:font-family="Consolas" style:font-family-asian="Consolas" style:font-family-complex="Consolas" fo:background-color="transparent" fo:color="#999999" fo:font-style="italic"/>
    </style:style>
    <style:style style:name="T404" style:family="text">
      <style:text-properties fo:font-size="15.00pt" fo:font-weight="normal" fo:font-family="Arial" style:font-family-asian="Arial" style:font-family-complex="Arial" fo:background-color="transparent" fo:color="#666666"/>
    </style:style>
    <style:style style:name="T405" style:family="text">
      <style:text-properties fo:font-size="11.00pt" fo:font-weight="normal" fo:font-family="Arial" style:font-family-asian="Arial" style:font-family-complex="Arial" fo:background-color="transparent" fo:color="#000000"/>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Arial" style:font-family-asian="Arial" style:font-family-complex="Arial" fo:background-color="transparent" fo:color="#000000"/>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10" style:family="text">
      <style:text-properties fo:font-size="15.00pt" fo:font-weight="normal" fo:font-family="Arial" style:font-family-asian="Arial" style:font-family-complex="Arial" fo:background-color="transparent" fo:color="#666666"/>
    </style:style>
    <style:style style:name="T411" style:family="text">
      <style:text-properties fo:font-size="15.00pt" fo:font-weight="bold" fo:font-family="Arial" style:font-family-asian="Arial" style:font-family-complex="Arial" fo:background-color="transparent" fo:color="#666666"/>
    </style:style>
    <style:style style:name="T412" style:family="text">
      <style:text-properties fo:font-size="12.00pt" fo:font-weight="normal" fo:font-family="Consolas" style:font-family-asian="Consolas" style:font-family-complex="Consolas" fo:background-color="transparent" fo:color="#999999" fo:font-style="italic"/>
    </style:style>
    <style:style style:name="T413" style:family="text">
      <style:text-properties fo:font-size="15.00pt" fo:font-weight="normal" fo:font-family="Arial" style:font-family-asian="Arial" style:font-family-complex="Arial" fo:background-color="transparent" fo:color="#666666"/>
    </style:style>
    <style:style style:name="T414" style:family="text">
      <style:text-properties fo:font-size="11.00pt" fo:font-weight="normal" fo:font-family="Arial" style:font-family-asian="Arial" style:font-family-complex="Arial" fo:background-color="transparent" fo:color="#000000"/>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normal" fo:font-family="Arial" style:font-family-asian="Arial" style:font-family-complex="Arial" fo:background-color="transparent" fo:color="#000000"/>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19" style:family="text">
      <style:text-properties fo:font-size="15.00pt" fo:font-weight="normal" fo:font-family="Arial" style:font-family-asian="Arial" style:font-family-complex="Arial" fo:background-color="transparent" fo:color="#666666"/>
    </style:style>
    <style:style style:name="T420" style:family="text">
      <style:text-properties fo:font-size="12.00pt" fo:font-weight="normal" fo:font-family="Consolas" style:font-family-asian="Consolas" style:font-family-complex="Consolas" fo:background-color="transparent" fo:color="#999999" fo:font-style="italic"/>
    </style:style>
    <style:style style:name="T421" style:family="text">
      <style:text-properties fo:font-size="15.00pt" fo:font-weight="normal" fo:font-family="Arial" style:font-family-asian="Arial" style:font-family-complex="Arial" fo:background-color="transparent" fo:color="#666666"/>
    </style:style>
    <style:style style:name="T422" style:family="text">
      <style:text-properties fo:font-size="11.00pt" fo:font-weight="normal" fo:font-family="Arial" style:font-family-asian="Arial" style:font-family-complex="Arial" fo:background-color="transparent" fo:color="#000000"/>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normal" fo:font-family="Arial" style:font-family-asian="Arial" style:font-family-complex="Arial" fo:background-color="transparent" fo:color="#000000"/>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27" style:family="text">
      <style:text-properties fo:font-size="15.00pt" fo:font-weight="normal" fo:font-family="Arial" style:font-family-asian="Arial" style:font-family-complex="Arial" fo:background-color="transparent" fo:color="#666666"/>
    </style:style>
    <style:style style:name="T428" style:family="text">
      <style:text-properties fo:font-size="12.00pt" fo:font-weight="normal" fo:font-family="Consolas" style:font-family-asian="Consolas" style:font-family-complex="Consolas" fo:background-color="transparent" fo:color="#999999" fo:font-style="italic"/>
    </style:style>
    <style:style style:name="T429" style:family="text">
      <style:text-properties fo:font-size="15.00pt" fo:font-weight="normal" fo:font-family="Arial" style:font-family-asian="Arial" style:font-family-complex="Arial" fo:background-color="transparent" fo:color="#666666"/>
    </style:style>
    <style:style style:name="T430" style:family="text">
      <style:text-properties fo:font-size="11.00pt" fo:font-weight="normal" fo:font-family="Arial" style:font-family-asian="Arial" style:font-family-complex="Arial"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6.00pt" fo:font-weight="bold" fo:font-family="Verdana" style:font-family-asian="Verdana" style:font-family-complex="Verdana" fo:background-color="transparent" fo:color="#000000"/>
    </style:style>
    <style:style style:name="T433" style:family="text">
      <style:text-properties fo:font-size="16.00pt" fo:font-weight="normal" fo:font-family="Verdana" style:font-family-asian="Verdana" style:font-family-complex="Verdana" fo:background-color="transparent" fo:color="#000000"/>
    </style:style>
    <style:style style:name="T434" style:family="text">
      <style:text-properties fo:font-size="16.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35" style:family="text">
      <style:text-properties fo:font-size="16.00pt" fo:font-weight="normal" fo:font-family="Verdana" style:font-family-asian="Verdana" style:font-family-complex="Verdana" fo:background-color="transparent" fo:color="#000000"/>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21.00pt" fo:font-weight="normal" fo:font-family="'Trebuchet MS'" style:font-family-asian="'Trebuchet MS'" style:font-family-complex="'Trebuchet MS'" fo:background-color="transparent" fo:color="#000000"/>
    </style:style>
    <style:style style:name="T438" style:family="text">
      <style:text-properties fo:font-size="14.00pt" fo:font-weight="bold" fo:font-family="Arial" style:font-family-asian="Arial" style:font-family-complex="Arial" fo:background-color="transparent" fo:color="#000000"/>
    </style:style>
    <style:style style:name="T439" style:family="text">
      <style:text-properties fo:font-size="11.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4.00pt" fo:font-weight="bold" fo:font-family="Arial" style:font-family-asian="Arial" style:font-family-complex="Arial" fo:background-color="transparent" fo:color="#000000"/>
    </style:style>
    <style:style style:name="T442" style:family="text">
      <style:text-properties fo:font-size="11.00pt" fo:font-weight="normal" fo:font-family="Arial" style:font-family-asian="Arial" style:font-family-complex="Arial" fo:background-color="transparent" fo:color="#000000"/>
    </style:style>
    <style:style style:name="T443"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44" style:family="text">
      <style:text-properties fo:font-size="11.00pt" fo:font-weight="normal" fo:font-family="Arial" style:font-family-asian="Arial" style:font-family-complex="Arial" fo:background-color="transparent" fo:color="#000000"/>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47" style:family="text">
      <style:text-properties fo:font-size="11.00pt" fo:font-weight="normal" fo:font-family="Arial" style:font-family-asian="Arial" style:font-family-complex="Arial" fo:background-color="transparent" fo:color="#000000"/>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1.00pt" fo:font-weight="bold"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6" style:family="text">
      <style:text-properties fo:font-size="14.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9" style:family="text">
      <style:text-properties fo:font-size="14.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4.00pt" fo:font-weight="bold" fo:font-family="Arial" style:font-family-asian="Arial" style:font-family-complex="Arial" fo:background-color="transparent" fo:color="#000000"/>
    </style:style>
    <style:style style:name="T472" style:family="text">
      <style:text-properties fo:font-size="12.00pt" fo:font-weight="normal" fo:font-family="Verdana" style:font-family-asian="Verdana" style:font-family-complex="Verdana" fo:background-color="transparent" fo:color="#cc0000" fo:font-style="italic"/>
    </style:style>
    <style:style style:name="T4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74" style:family="text">
      <style:text-properties fo:font-size="12.00pt" fo:font-weight="normal" fo:font-family="Verdana" style:font-family-asian="Verdana" style:font-family-complex="Verdana" fo:background-color="transparent" fo:color="#cc0000" fo:font-style="italic"/>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4.00pt" fo:font-weight="bold" fo:font-family="Arial" style:font-family-asian="Arial" style:font-family-complex="Arial" fo:background-color="transparent" fo:color="#000000"/>
    </style:style>
    <style:style style:name="T477" style:family="text">
      <style:text-properties fo:font-size="12.00pt" fo:font-weight="normal" fo:font-family="Verdana" style:font-family-asian="Verdana" style:font-family-complex="Verdana" fo:background-color="transparent" fo:color="#cc0000" fo:font-style="italic"/>
    </style:style>
    <style:style style:name="T4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79" style:family="text">
      <style:text-properties fo:font-size="12.00pt" fo:font-weight="normal" fo:font-family="Verdana" style:font-family-asian="Verdana" style:font-family-complex="Verdana" fo:background-color="transparent" fo:color="#cc0000" fo:font-style="italic"/>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4.00pt" fo:font-weight="bold" fo:font-family="Arial" style:font-family-asian="Arial" style:font-family-complex="Arial" fo:background-color="transparent" fo:color="#000000"/>
    </style:style>
    <style:style style:name="T482" style:family="text">
      <style:text-properties fo:font-size="12.00pt" fo:font-weight="normal" fo:font-family="Verdana" style:font-family-asian="Verdana" style:font-family-complex="Verdana" fo:background-color="transparent" fo:color="#cc0000" fo:font-style="italic"/>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4.00pt" fo:font-weight="bold" fo:font-family="Arial" style:font-family-asian="Arial" style:font-family-complex="Arial" fo:background-color="transparent" fo:color="#000000"/>
    </style:style>
    <style:style style:name="T485" style:family="text">
      <style:text-properties fo:font-size="12.00pt" fo:font-weight="normal" fo:font-family="Verdana" style:font-family-asian="Verdana" style:font-family-complex="Verdana" fo:background-color="transparent" fo:color="#cc0000" fo:font-style="italic"/>
    </style:style>
    <style:style style:name="T486" style:family="text">
      <style:text-properties fo:font-size="14.00pt" fo:font-weight="bold" fo:font-family="Arial" style:font-family-asian="Arial" style:font-family-complex="Arial" fo:background-color="transparent" fo:color="#000000"/>
    </style:style>
    <style:style style:name="T487" style:family="text">
      <style:text-properties fo:font-size="12.00pt" fo:font-weight="normal" fo:font-family="Verdana" style:font-family-asian="Verdana" style:font-family-complex="Verdana" fo:background-color="transparent" fo:color="#cc0000" fo:font-style="italic"/>
    </style:style>
    <style:style style:name="T488" style:family="text">
      <style:text-properties fo:font-size="12.00pt" fo:font-weight="bold"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89" style:family="text">
      <style:text-properties fo:font-size="12.00pt" fo:font-weight="bold" fo:font-family="Verdana" style:font-family-asian="Verdana" style:font-family-complex="Verdana" fo:background-color="transparent" fo:color="#cc0000" fo:font-style="italic"/>
    </style:style>
    <style:style style:name="T490" style:family="text">
      <style:text-properties fo:font-size="12.00pt" fo:font-weight="normal" fo:font-family="Verdana" style:font-family-asian="Verdana" style:font-family-complex="Verdana" fo:background-color="transparent" fo:color="#cc0000" fo:font-style="italic"/>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4.00pt" fo:font-weight="bold" fo:font-family="Arial" style:font-family-asian="Arial" style:font-family-complex="Arial" fo:background-color="transparent" fo:color="#000000"/>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8.00pt" fo:font-weight="bold" fo:font-family="Arial" style:font-family-asian="Arial" style:font-family-complex="Arial" fo:background-color="transparent" fo:color="#000000"/>
    </style:style>
    <style:style style:name="T513" style:family="text">
      <style:text-properties fo:font-size="12.00pt" fo:font-weight="normal" fo:font-family="Verdana" style:font-family-asian="Verdana" style:font-family-complex="Verdana" fo:background-color="transparent" fo:color="#000000"/>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4.00pt" fo:font-weight="bold" fo:font-family="Arial" style:font-family-asian="Arial" style:font-family-complex="Arial" fo:background-color="transparent" fo:color="#000000"/>
    </style:style>
    <style:style style:name="T516" style:family="text">
      <style:text-properties fo:font-size="10.00pt" fo:font-weight="bold" fo:font-family="Verdana" style:font-family-asian="Verdana" style:font-family-complex="Verdana" fo:background-color="transparent" fo:color="#000000"/>
    </style:style>
    <style:style style:name="T517" style:family="text">
      <style:text-properties fo:font-size="10.00pt" fo:font-weight="normal" fo:font-family="Verdana" style:font-family-asian="Verdana" style:font-family-complex="Verdana" fo:background-color="transparent" fo:color="#000000"/>
    </style:style>
    <style:style style:name="T518" style:family="text">
      <style:text-properties fo:font-size="10.00pt" fo:font-weight="bold" fo:font-family="Verdana" style:font-family-asian="Verdana" style:font-family-complex="Verdana" fo:background-color="transparent" fo:color="#000000"/>
    </style:style>
    <style:style style:name="T519" style:family="text">
      <style:text-properties fo:font-size="10.00pt" fo:font-weight="normal" fo:font-family="Verdana" style:font-family-asian="Verdana" style:font-family-complex="Verdana" fo:background-color="transparent" fo:color="#000000"/>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4.00pt" fo:font-weight="bold" fo:font-family="Arial" style:font-family-asian="Arial" style:font-family-complex="Arial" fo:background-color="transparent" fo:color="#000000"/>
    </style:style>
    <style:style style:name="T522" style:family="text">
      <style:text-properties fo:font-size="10.00pt" fo:font-weight="bold" fo:font-family="Verdana" style:font-family-asian="Verdana" style:font-family-complex="Verdana" fo:background-color="transparent" fo:color="#000000"/>
    </style:style>
    <style:style style:name="T523" style:family="text">
      <style:text-properties fo:font-size="10.00pt" fo:font-weight="normal" fo:font-family="Verdana" style:font-family-asian="Verdana" style:font-family-complex="Verdana" fo:background-color="transparent" fo:color="#000000"/>
    </style:style>
    <style:style style:name="T524" style:family="text">
      <style:text-properties fo:font-size="10.00pt" fo:font-weight="bold" fo:font-family="Verdana" style:font-family-asian="Verdana" style:font-family-complex="Verdana" fo:background-color="transparent" fo:color="#000000"/>
    </style:style>
    <style:style style:name="T525" style:family="text">
      <style:text-properties fo:font-size="10.00pt" fo:font-weight="normal" fo:font-family="Verdana" style:font-family-asian="Verdana" style:font-family-complex="Verdana" fo:background-color="transparent" fo:color="#000000"/>
    </style:style>
    <style:style style:name="T526" style:family="text">
      <style:text-properties fo:font-size="10.00pt" fo:font-weight="bold" fo:font-family="Verdana" style:font-family-asian="Verdana" style:font-family-complex="Verdana" fo:background-color="transparent" fo:color="#000000"/>
    </style:style>
    <style:style style:name="T527" style:family="text">
      <style:text-properties fo:font-size="10.00pt" fo:font-weight="normal" fo:font-family="Verdana" style:font-family-asian="Verdana" style:font-family-complex="Verdana" fo:background-color="transparent" fo:color="#000000"/>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8.00pt" fo:font-weight="bold" fo:font-family="Arial" style:font-family-asian="Arial" style:font-family-complex="Arial" fo:background-color="transparent" fo:color="#000000"/>
    </style:style>
    <style:style style:name="T530" style:family="text">
      <style:text-properties fo:font-size="10.00pt" fo:font-weight="bold" fo:font-family="Verdana" style:font-family-asian="Verdana" style:font-family-complex="Verdana" fo:background-color="transparent" fo:color="#000000"/>
    </style:style>
    <style:style style:name="T531" style:family="text">
      <style:text-properties fo:font-size="10.00pt" fo:font-weight="normal" fo:font-family="Verdana" style:font-family-asian="Verdana" style:font-family-complex="Verdana" fo:background-color="transparent" fo:color="#000000"/>
    </style:style>
    <style:style style:name="T5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00.00%" fo:text-align="center" fo:margin-bottom="6.00pt"/>
    </style:style>
    <style:style style:name="P5" style:family="paragraph">
      <style:paragraph-properties fo:line-height="100.00%" fo:text-align="left" fo:margin-bottom="6.00pt"/>
    </style:style>
    <style:style style:name="P6"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7" style:family="paragraph">
      <style:paragraph-properties fo:line-height="100.00%" fo:text-align="center"/>
    </style:style>
    <style:style style:name="P8"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9"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8" style:family="paragraph">
      <style:paragraph-properties fo:line-height="100.00%" fo:text-align="left" fo:margin-bottom="6.00pt"/>
    </style:style>
    <style:style style:name="P19" style:family="paragraph">
      <style:paragraph-properties fo:line-height="100.00%" fo:text-align="left"/>
    </style:style>
    <style:style style:name="P20" style:family="paragraph">
      <style:paragraph-properties fo:line-height="115.00%" fo:text-align="left"/>
    </style:style>
    <style:style style:name="P21" style:family="paragraph">
      <style:paragraph-properties fo:line-height="115.00%" fo:text-align="left" fo:margin-top="24.00pt" fo:margin-bottom="6.00pt"/>
    </style:style>
    <style:style style:name="P22" style:family="paragraph">
      <style:paragraph-properties fo:line-height="115.00%" fo:text-align="left" fo:margin-bottom="3.00pt"/>
    </style:style>
    <style:style style:name="P23" style:family="paragraph">
      <style:paragraph-properties fo:line-height="115.00%" fo:text-align="left" fo:margin-top="20.00pt" fo:margin-bottom="6.00pt"/>
    </style:style>
    <style:style style:name="P24" style:family="paragraph">
      <style:paragraph-properties fo:line-height="115.00%" fo:text-align="left"/>
    </style:style>
    <style:style style:name="P25" style:family="paragraph">
      <style:paragraph-properties fo:line-height="100.00%" fo:text-align="justify"/>
    </style:style>
    <style:style style:name="P26" style:family="paragraph">
      <style:paragraph-properties fo:line-height="115.00%" fo:text-align="left" fo:margin-top="20.00pt" fo:margin-bottom="6.00pt"/>
    </style:style>
    <style:style style:name="P27" style:family="paragraph">
      <style:paragraph-properties fo:line-height="115.00%" fo:text-align="left"/>
    </style:style>
    <style:style style:name="P28" style:family="paragraph">
      <style:paragraph-properties fo:line-height="115.00%" fo:text-align="left" fo:margin-bottom="3.00pt"/>
    </style:style>
    <style:style style:name="P29" style:family="paragraph">
      <style:paragraph-properties fo:line-height="115.00%" fo:text-align="justify"/>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15.00%" fo:text-align="justify"/>
    </style:style>
    <style:style style:name="P31" style:family="paragraph">
      <style:paragraph-properties fo:line-height="115.00%" fo:text-align="justify"/>
    </style:style>
    <style:style style:name="P32" style:family="paragraph">
      <style:paragraph-properties fo:line-height="115.00%" fo:text-align="justify" fo:margin-top="16.00pt" fo:margin-bottom="4.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justify"/>
    </style:style>
    <style:style style:name="P34" style:family="paragraph">
      <style:paragraph-properties fo:line-height="115.00%" fo:text-align="justify" fo:margin-left="72.00pt" fo:text-indent="-36.00pt"/>
    </style:style>
    <style:style style:name="P3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center"/>
    </style:style>
    <style:style style:name="P3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3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center"/>
    </style:style>
    <style:style style:name="P42" style:family="paragraph">
      <style:paragraph-properties fo:line-height="100.00%" fo:text-align="left"/>
    </style:style>
    <style:style style:name="P4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44" style:family="paragraph">
      <style:paragraph-properties fo:line-height="100.00%" fo:text-align="left"/>
    </style:style>
    <style:style style:name="P45" style:family="paragraph">
      <style:paragraph-properties fo:line-height="100.00%" fo:text-align="center"/>
    </style:style>
    <style:style style:name="P4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47" style:family="paragraph">
      <style:paragraph-properties fo:line-height="100.00%" fo:text-align="left"/>
    </style:style>
    <style:style style:name="P48" style:family="paragraph">
      <style:paragraph-properties fo:line-height="100.00%" fo:text-align="center"/>
    </style:style>
    <style:style style:name="P4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50" style:family="paragraph">
      <style:paragraph-properties fo:line-height="100.00%" fo:text-align="left"/>
    </style:style>
    <style:style style:name="P51" style:family="paragraph">
      <style:paragraph-properties fo:line-height="100.00%" fo:text-align="center"/>
    </style:style>
    <style:style style:name="P5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53" style:family="paragraph">
      <style:paragraph-properties fo:line-height="115.00%" fo:text-align="justify" fo:margin-left="72.00pt" fo:text-indent="-36.00p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15.00%" fo:text-align="justify"/>
    </style:style>
    <style:style style:name="P55" style:family="paragraph">
      <style:paragraph-properties fo:line-height="115.00%" fo:text-align="justify"/>
    </style:style>
    <style:style style:name="P5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57" style:family="paragraph">
      <style:paragraph-properties fo:line-height="115.00%" fo:text-align="justify"/>
    </style:style>
    <style:style style:name="P58" style:family="paragraph">
      <style:paragraph-properties fo:line-height="100.00%" fo:text-align="center"/>
    </style:style>
    <style:style style:name="P5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1" style:family="paragraph">
      <style:paragraph-properties fo:line-height="100.00%" fo:text-align="left"/>
    </style:style>
    <style:style style:name="P62" style:family="paragraph">
      <style:paragraph-properties fo:line-height="100.00%" fo:text-align="center"/>
    </style:style>
    <style:style style:name="P63" style:family="paragraph">
      <style:paragraph-properties fo:line-height="100.00%" fo:text-align="left"/>
    </style:style>
    <style:style style:name="P6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5" style:family="paragraph">
      <style:paragraph-properties fo:line-height="100.00%" fo:text-align="left"/>
    </style:style>
    <style:style style:name="P66" style:family="paragraph">
      <style:paragraph-properties fo:line-height="100.00%" fo:text-align="center"/>
    </style:style>
    <style:style style:name="P6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8" style:family="paragraph">
      <style:paragraph-properties fo:line-height="100.00%" fo:text-align="left"/>
    </style:style>
    <style:style style:name="P69" style:family="paragraph">
      <style:paragraph-properties fo:line-height="100.00%" fo:text-align="center"/>
    </style:style>
    <style:style style:name="P7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71" style:family="paragraph">
      <style:paragraph-properties fo:line-height="100.00%" fo:text-align="left"/>
    </style:style>
    <style:style style:name="P72" style:family="paragraph">
      <style:paragraph-properties fo:line-height="100.00%" fo:text-align="center"/>
    </style:style>
    <style:style style:name="P7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74" style:family="paragraph">
      <style:paragraph-properties fo:line-height="115.00%" fo:text-align="justify"/>
    </style:style>
    <text:list-style style:name="L75">
      <text:list-level-style-bullet text:level="1" text:bullet-char="•">
        <style:list-level-properties text:space-before="18.00pt" text:min-label-width="18.00pt"/>
        <style:text-properties fo:font-family="Symbol"/>
      </text:list-level-style-bullet>
    </text:list-style>
    <style:style style:name="P75" style:family="paragraph">
      <style:paragraph-properties fo:line-height="115.00%" fo:text-align="justify"/>
    </style:style>
    <style:style style:name="P76" style:family="paragraph">
      <style:paragraph-properties fo:line-height="115.00%" fo:text-align="justify"/>
    </style:style>
    <style:style style:name="P7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78" style:family="paragraph">
      <style:paragraph-properties fo:line-height="115.00%" fo:text-align="justify"/>
    </style:style>
    <style:style style:name="P79" style:family="paragraph">
      <style:paragraph-properties fo:line-height="100.00%" fo:text-align="center"/>
    </style:style>
    <style:style style:name="P8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2" style:family="paragraph">
      <style:paragraph-properties fo:line-height="100.00%" fo:text-align="left"/>
    </style:style>
    <style:style style:name="P83" style:family="paragraph">
      <style:paragraph-properties fo:line-height="100.00%" fo:text-align="center"/>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00.00%" fo:text-align="left"/>
    </style:style>
    <style:style style:name="P8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6" style:family="paragraph">
      <style:paragraph-properties fo:line-height="100.00%" fo:text-align="left"/>
    </style:style>
    <style:style style:name="P87" style:family="paragraph">
      <style:paragraph-properties fo:line-height="100.00%" fo:text-align="center"/>
    </style:style>
    <style:style style:name="P8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9" style:family="paragraph">
      <style:paragraph-properties fo:line-height="100.00%" fo:text-align="left"/>
    </style:style>
    <style:style style:name="P90" style:family="paragraph">
      <style:paragraph-properties fo:line-height="100.00%" fo:text-align="center"/>
    </style:style>
    <style:style style:name="P9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92" style:family="paragraph">
      <style:paragraph-properties fo:line-height="100.00%" fo:text-align="left"/>
    </style:style>
    <style:style style:name="P93" style:family="paragraph">
      <style:paragraph-properties fo:line-height="100.00%" fo:text-align="center"/>
    </style:style>
    <style:style style:name="P9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95" style:family="paragraph">
      <style:paragraph-properties fo:line-height="115.00%" fo:text-align="justify"/>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15.00%" fo:text-align="justify"/>
    </style:style>
    <style:style style:name="P97" style:family="paragraph">
      <style:paragraph-properties fo:line-height="115.00%" fo:text-align="justify"/>
    </style:style>
    <style:style style:name="P9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99" style:family="paragraph">
      <style:paragraph-properties fo:line-height="115.00%" fo:text-align="justify"/>
    </style:style>
    <style:style style:name="P100" style:family="paragraph">
      <style:paragraph-properties fo:line-height="100.00%" fo:text-align="center"/>
    </style:style>
    <style:style style:name="P101" style:family="paragraph">
      <style:paragraph-properties fo:line-height="100.00%" fo:text-align="left"/>
    </style:style>
    <style:style style:name="P10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0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04" style:family="paragraph">
      <style:paragraph-properties fo:line-height="100.00%" fo:text-align="left"/>
    </style:style>
    <style:style style:name="P105" style:family="paragraph">
      <style:paragraph-properties fo:line-height="100.00%" fo:text-align="center"/>
    </style:style>
    <style:style style:name="P106" style:family="paragraph">
      <style:paragraph-properties fo:line-height="100.00%" fo:text-align="left"/>
    </style:style>
    <style:style style:name="P10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08" style:family="paragraph">
      <style:paragraph-properties fo:line-height="100.00%" fo:text-align="left"/>
    </style:style>
    <style:style style:name="P109" style:family="paragraph">
      <style:paragraph-properties fo:line-height="100.00%" fo:text-align="center"/>
    </style:style>
    <style:style style:name="P110" style:family="paragraph">
      <style:paragraph-properties fo:line-height="100.00%" fo:text-align="left"/>
    </style:style>
    <style:style style:name="P11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12" style:family="paragraph">
      <style:paragraph-properties fo:line-height="100.00%" fo:text-align="left"/>
    </style:style>
    <style:style style:name="P113" style:family="paragraph">
      <style:paragraph-properties fo:line-height="100.00%" fo:text-align="center"/>
    </style:style>
    <style:style style:name="P11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15" style:family="paragraph">
      <style:paragraph-properties fo:line-height="100.00%" fo:text-align="left"/>
    </style:style>
    <style:style style:name="P116" style:family="paragraph">
      <style:paragraph-properties fo:line-height="100.00%" fo:text-align="center"/>
    </style:style>
    <style:style style:name="P117" style:family="paragraph">
      <style:paragraph-properties fo:line-height="100.00%" fo:text-align="left"/>
    </style:style>
    <style:style style:name="P11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19" style:family="paragraph">
      <style:paragraph-properties fo:line-height="115.00%" fo:text-align="justify" fo:margin-top="16.00pt" fo:margin-bottom="4.00pt"/>
    </style:style>
    <text:list-style style:name="L120">
      <text:list-level-style-bullet text:level="1" text:bullet-char="•">
        <style:list-level-properties text:space-before="18.00pt" text:min-label-width="18.00pt"/>
        <style:text-properties fo:font-family="Symbol"/>
      </text:list-level-style-bullet>
    </text:list-style>
    <style:style style:name="P120" style:family="paragraph">
      <style:paragraph-properties fo:line-height="115.00%" fo:text-align="justify"/>
    </style:style>
    <style:style style:name="P121" style:family="paragraph">
      <style:paragraph-properties fo:line-height="115.00%" fo:text-align="justify"/>
    </style:style>
    <style:style style:name="P12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23" style:family="paragraph">
      <style:paragraph-properties fo:line-height="115.00%" fo:text-align="justify"/>
    </style:style>
    <style:style style:name="P124" style:family="paragraph">
      <style:paragraph-properties fo:line-height="100.00%" fo:text-align="center"/>
    </style:style>
    <style:style style:name="P12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2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27" style:family="paragraph">
      <style:paragraph-properties fo:line-height="100.00%" fo:text-align="left"/>
    </style:style>
    <style:style style:name="P128" style:family="paragraph">
      <style:paragraph-properties fo:line-height="100.00%" fo:text-align="center"/>
    </style:style>
    <style:style style:name="P129" style:family="paragraph">
      <style:paragraph-properties fo:line-height="100.00%" fo:text-align="left"/>
    </style:style>
    <style:style style:name="P13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31" style:family="paragraph">
      <style:paragraph-properties fo:line-height="100.00%" fo:text-align="left"/>
    </style:style>
    <style:style style:name="P132" style:family="paragraph">
      <style:paragraph-properties fo:line-height="100.00%" fo:text-align="center"/>
    </style:style>
    <style:style style:name="P13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34" style:family="paragraph">
      <style:paragraph-properties fo:line-height="100.00%" fo:text-align="left"/>
    </style:style>
    <style:style style:name="P135" style:family="paragraph">
      <style:paragraph-properties fo:line-height="100.00%" fo:text-align="center"/>
    </style:style>
    <style:style style:name="P13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37" style:family="paragraph">
      <style:paragraph-properties fo:line-height="100.00%" fo:text-align="left"/>
    </style:style>
    <style:style style:name="P138" style:family="paragraph">
      <style:paragraph-properties fo:line-height="100.00%" fo:text-align="center"/>
    </style:style>
    <style:style style:name="P13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0" style:family="paragraph">
      <style:paragraph-properties fo:line-height="115.00%" fo:text-align="justify"/>
    </style:style>
    <text:list-style style:name="L141">
      <text:list-level-style-bullet text:level="1" text:bullet-char="•">
        <style:list-level-properties text:space-before="18.00pt" text:min-label-width="18.00pt"/>
        <style:text-properties fo:font-family="Symbol"/>
      </text:list-level-style-bullet>
    </text:list-style>
    <style:style style:name="P141" style:family="paragraph">
      <style:paragraph-properties fo:line-height="115.00%" fo:text-align="justify"/>
    </style:style>
    <style:style style:name="P142" style:family="paragraph">
      <style:paragraph-properties fo:line-height="115.00%" fo:text-align="justify"/>
    </style:style>
    <style:style style:name="P14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4" style:family="paragraph">
      <style:paragraph-properties fo:line-height="115.00%" fo:text-align="justify"/>
    </style:style>
    <style:style style:name="P145" style:family="paragraph">
      <style:paragraph-properties fo:line-height="100.00%" fo:text-align="center"/>
    </style:style>
    <style:style style:name="P14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8" style:family="paragraph">
      <style:paragraph-properties fo:line-height="100.00%" fo:text-align="left"/>
    </style:style>
    <style:style style:name="P149" style:family="paragraph">
      <style:paragraph-properties fo:line-height="100.00%" fo:text-align="center"/>
    </style:style>
    <style:style style:name="P150" style:family="paragraph">
      <style:paragraph-properties fo:line-height="100.00%" fo:text-align="left"/>
    </style:style>
    <style:style style:name="P15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52" style:family="paragraph">
      <style:paragraph-properties fo:line-height="100.00%" fo:text-align="left"/>
    </style:style>
    <style:style style:name="P153" style:family="paragraph">
      <style:paragraph-properties fo:line-height="100.00%" fo:text-align="center"/>
    </style:style>
    <style:style style:name="P15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55" style:family="paragraph">
      <style:paragraph-properties fo:line-height="100.00%" fo:text-align="left"/>
    </style:style>
    <style:style style:name="P156" style:family="paragraph">
      <style:paragraph-properties fo:line-height="100.00%" fo:text-align="center"/>
    </style:style>
    <style:style style:name="P15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58" style:family="paragraph">
      <style:paragraph-properties fo:line-height="100.00%" fo:text-align="left"/>
    </style:style>
    <style:style style:name="P159" style:family="paragraph">
      <style:paragraph-properties fo:line-height="100.00%" fo:text-align="center"/>
    </style:style>
    <style:style style:name="P16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1" style:family="paragraph">
      <style:paragraph-properties fo:line-height="115.00%" fo:text-align="justify"/>
    </style:style>
    <text:list-style style:name="L162">
      <text:list-level-style-bullet text:level="1" text:bullet-char="•">
        <style:list-level-properties text:space-before="18.00pt" text:min-label-width="18.00pt"/>
        <style:text-properties fo:font-family="Symbol"/>
      </text:list-level-style-bullet>
    </text:list-style>
    <style:style style:name="P162" style:family="paragraph">
      <style:paragraph-properties fo:line-height="115.00%" fo:text-align="justify"/>
    </style:style>
    <style:style style:name="P163" style:family="paragraph">
      <style:paragraph-properties fo:line-height="115.00%" fo:text-align="justify"/>
    </style:style>
    <style:style style:name="P16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5" style:family="paragraph">
      <style:paragraph-properties fo:line-height="115.00%" fo:text-align="justify"/>
    </style:style>
    <style:style style:name="P166" style:family="paragraph">
      <style:paragraph-properties fo:line-height="100.00%" fo:text-align="center"/>
    </style:style>
    <style:style style:name="P16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9" style:family="paragraph">
      <style:paragraph-properties fo:line-height="100.00%" fo:text-align="left"/>
    </style:style>
    <style:style style:name="P170" style:family="paragraph">
      <style:paragraph-properties fo:line-height="100.00%" fo:text-align="center"/>
    </style:style>
    <text:list-style style:name="L171">
      <text:list-level-style-bullet text:level="1" text:bullet-char="•">
        <style:list-level-properties text:space-before="18.00pt" text:min-label-width="18.00pt"/>
        <style:text-properties fo:font-family="Symbol"/>
      </text:list-level-style-bullet>
    </text:list-style>
    <style:style style:name="P171" style:family="paragraph">
      <style:paragraph-properties fo:line-height="100.00%" fo:text-align="left"/>
    </style:style>
    <style:style style:name="P17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73" style:family="paragraph">
      <style:paragraph-properties fo:line-height="100.00%" fo:text-align="left"/>
    </style:style>
    <style:style style:name="P174" style:family="paragraph">
      <style:paragraph-properties fo:line-height="100.00%" fo:text-align="center"/>
    </style:style>
    <style:style style:name="P17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76" style:family="paragraph">
      <style:paragraph-properties fo:line-height="100.00%" fo:text-align="left"/>
    </style:style>
    <style:style style:name="P177" style:family="paragraph">
      <style:paragraph-properties fo:line-height="100.00%" fo:text-align="center"/>
    </style:style>
    <style:style style:name="P17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79" style:family="paragraph">
      <style:paragraph-properties fo:line-height="100.00%" fo:text-align="left"/>
    </style:style>
    <style:style style:name="P180" style:family="paragraph">
      <style:paragraph-properties fo:line-height="100.00%" fo:text-align="center"/>
    </style:style>
    <style:style style:name="P18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82" style:family="paragraph">
      <style:paragraph-properties fo:line-height="115.00%" fo:text-align="justify"/>
    </style:style>
    <text:list-style style:name="L183">
      <text:list-level-style-bullet text:level="1" text:bullet-char="•">
        <style:list-level-properties text:space-before="18.00pt" text:min-label-width="18.00pt"/>
        <style:text-properties fo:font-family="Symbol"/>
      </text:list-level-style-bullet>
    </text:list-style>
    <style:style style:name="P183" style:family="paragraph">
      <style:paragraph-properties fo:line-height="115.00%" fo:text-align="justify"/>
    </style:style>
    <style:style style:name="P184" style:family="paragraph">
      <style:paragraph-properties fo:line-height="115.00%" fo:text-align="justify"/>
    </style:style>
    <style:style style:name="P18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86" style:family="paragraph">
      <style:paragraph-properties fo:line-height="115.00%" fo:text-align="justify"/>
    </style:style>
    <style:style style:name="P187" style:family="paragraph">
      <style:paragraph-properties fo:line-height="100.00%" fo:text-align="center"/>
    </style:style>
    <style:style style:name="P188" style:family="paragraph">
      <style:paragraph-properties fo:line-height="100.00%" fo:text-align="left"/>
    </style:style>
    <style:style style:name="P18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1" style:family="paragraph">
      <style:paragraph-properties fo:line-height="100.00%" fo:text-align="left"/>
    </style:style>
    <style:style style:name="P192" style:family="paragraph">
      <style:paragraph-properties fo:line-height="100.00%" fo:text-align="center"/>
    </style:style>
    <style:style style:name="P193" style:family="paragraph">
      <style:paragraph-properties fo:line-height="100.00%" fo:text-align="left"/>
    </style:style>
    <style:style style:name="P19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5" style:family="paragraph">
      <style:paragraph-properties fo:line-height="100.00%" fo:text-align="left"/>
    </style:style>
    <style:style style:name="P196" style:family="paragraph">
      <style:paragraph-properties fo:line-height="100.00%" fo:text-align="center"/>
    </style:style>
    <style:style style:name="P197" style:family="paragraph">
      <style:paragraph-properties fo:line-height="100.00%" fo:text-align="left"/>
    </style:style>
    <style:style style:name="P19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9" style:family="paragraph">
      <style:paragraph-properties fo:line-height="100.00%" fo:text-align="left"/>
    </style:style>
    <style:style style:name="P200" style:family="paragraph">
      <style:paragraph-properties fo:line-height="100.00%" fo:text-align="center"/>
    </style:style>
    <style:style style:name="P201" style:family="paragraph">
      <style:paragraph-properties fo:line-height="100.00%" fo:text-align="left"/>
    </style:style>
    <style:style style:name="P20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203" style:family="paragraph">
      <style:paragraph-properties fo:line-height="100.00%" fo:text-align="left"/>
    </style:style>
    <style:style style:name="P204" style:family="paragraph">
      <style:paragraph-properties fo:line-height="100.00%" fo:text-align="center"/>
    </style:style>
    <style:style style:name="P205" style:family="paragraph">
      <style:paragraph-properties fo:line-height="100.00%" fo:text-align="left"/>
    </style:style>
    <style:style style:name="P20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207" style:family="paragraph">
      <style:paragraph-properties fo:line-height="115.00%" fo:text-align="justify" fo:margin-top="16.00pt" fo:margin-bottom="4.00pt"/>
    </style:style>
    <style:style style:name="P208" style:family="paragraph">
      <style:paragraph-properties fo:line-height="115.00%" fo:text-align="justify"/>
    </style:style>
    <style:style style:name="P209"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301550.20pt" style:char="." style:type="char"/>
        </style:tab-stops>
      </style:paragraph-properties>
    </style:style>
    <style:style style:name="P210" style:family="paragraph">
      <style:paragraph-properties fo:line-height="115.00%" fo:text-align="justify"/>
    </style:style>
    <style:style style:name="P211" style:family="paragraph">
      <style:paragraph-properties fo:line-height="100.00%" fo:text-align="justify"/>
    </style:style>
    <style:style style:name="P212"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301550.20pt" style:char="." style:type="char"/>
        </style:tab-stops>
      </style:paragraph-properties>
    </style:style>
    <style:style style:name="P213"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5.00pt"/>
        </style:tab-stops>
      </style:paragraph-properties>
    </style:style>
    <style:style style:name="P214" style:family="paragraph">
      <style:paragraph-properties fo:line-height="115.00%" fo:text-align="center"/>
    </style:style>
    <style:style style:name="P215"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5.00pt"/>
        </style:tab-stops>
      </style:paragraph-properties>
    </style:style>
    <style:style style:name="P216" style:family="paragraph">
      <style:paragraph-properties fo:line-height="115.00%" fo:text-align="justify"/>
    </style:style>
    <style:style style:name="P217" style:family="paragraph">
      <style:paragraph-properties fo:line-height="115.00%" fo:text-align="center"/>
    </style:style>
    <style:style style:name="P218"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19" style:family="paragraph">
      <style:paragraph-properties fo:line-height="100.00%" fo:text-align="left"/>
    </style:style>
    <style:style style:name="P22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2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2" style:family="paragraph">
      <style:paragraph-properties fo:line-height="100.00%" fo:text-align="left"/>
    </style:style>
    <style:style style:name="P22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4" style:family="paragraph">
      <style:paragraph-properties fo:line-height="100.00%" fo:text-align="left"/>
    </style:style>
    <style:style style:name="P225"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6" style:family="paragraph">
      <style:paragraph-properties fo:line-height="100.00%" fo:text-align="left"/>
    </style:style>
    <style:style style:name="P227" style:family="paragraph">
      <style:paragraph-properties fo:line-height="100.00%" fo:text-align="center"/>
    </style:style>
    <style:style style:name="P228" style:family="paragraph">
      <style:paragraph-properties fo:line-height="100.00%" fo:text-align="left"/>
    </style:style>
    <style:style style:name="P229"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0" style:family="paragraph">
      <style:paragraph-properties fo:line-height="100.00%" fo:text-align="left"/>
    </style:style>
    <style:style style:name="P23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2" style:family="paragraph">
      <style:paragraph-properties fo:line-height="100.00%" fo:text-align="left"/>
    </style:style>
    <style:style style:name="P23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35" style:family="paragraph">
      <style:paragraph-properties fo:line-height="100.00%" fo:text-align="left"/>
    </style:style>
    <style:style style:name="P236"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37" style:family="paragraph">
      <style:paragraph-properties fo:line-height="115.00%" fo:text-align="center"/>
    </style:style>
    <style:style style:name="P238" style:family="paragraph">
      <style:paragraph-properties fo:line-height="115.00%" fo:text-align="justify" fo:margin-top="16.00pt" fo:margin-bottom="4.00pt"/>
    </style:style>
    <style:style style:name="P239" style:family="paragraph">
      <style:paragraph-properties fo:line-height="115.00%" fo:text-align="justify"/>
    </style:style>
    <text:list-style style:name="L240">
      <text:list-level-style-bullet text:level="1" text:bullet-char="•">
        <style:list-level-properties text:space-before="18.00pt" text:min-label-width="18.00pt"/>
        <style:text-properties fo:font-family="Symbol"/>
      </text:list-level-style-bullet>
    </text:list-style>
    <style:style style:name="P240" style:family="paragraph">
      <style:paragraph-properties fo:line-height="115.00%" fo:text-align="justify"/>
    </style:style>
    <style:style style:name="P241" style:family="paragraph">
      <style:paragraph-properties fo:line-height="115.00%" fo:text-align="justify"/>
    </style:style>
    <text:list-style style:name="L242">
      <text:list-level-style-bullet text:level="1" text:bullet-char="•">
        <style:list-level-properties text:space-before="18.00pt" text:min-label-width="18.00pt"/>
        <style:text-properties fo:font-family="Symbol"/>
      </text:list-level-style-bullet>
    </text:list-style>
    <style:style style:name="P242" style:family="paragraph">
      <style:paragraph-properties fo:line-height="115.00%" fo:text-align="justify"/>
    </style:style>
    <style:style style:name="P243" style:family="paragraph">
      <style:paragraph-properties fo:line-height="115.00%" fo:text-align="justify" fo:margin-top="16.00pt" fo:margin-bottom="4.00pt"/>
    </style:style>
    <style:style style:name="P244" style:family="paragraph">
      <style:paragraph-properties fo:line-height="115.00%" fo:text-align="left"/>
    </style:style>
    <text:list-style style:name="L245">
      <text:list-level-style-bullet text:level="1" text:bullet-char="•">
        <style:list-level-properties text:space-before="18.00pt" text:min-label-width="18.00pt"/>
        <style:text-properties fo:font-family="Symbol"/>
      </text:list-level-style-bullet>
    </text:list-style>
    <style:style style:name="P245" style:family="paragraph">
      <style:paragraph-properties fo:line-height="115.00%" fo:text-align="left"/>
    </style:style>
    <style:style style:name="P246" style:family="paragraph">
      <style:paragraph-properties fo:line-height="115.00%" fo:text-align="left" fo:margin-top="14.00pt" fo:margin-bottom="4.00pt"/>
    </style:style>
    <style:style style:name="P247" style:family="paragraph">
      <style:paragraph-properties fo:line-height="115.00%" fo:text-align="left"/>
    </style:style>
    <style:style style:name="P248" style:family="paragraph">
      <style:paragraph-properties fo:line-height="115.00%" fo:text-align="left" fo:margin-left="0.00pt" fo:text-indent="36.00pt"/>
    </style:style>
    <style:style style:name="P249" style:family="paragraph">
      <style:paragraph-properties fo:line-height="115.00%" fo:text-align="left"/>
    </style:style>
    <style:style style:name="P250" style:family="paragraph">
      <style:paragraph-properties fo:line-height="115.00%" fo:text-align="left" fo:margin-left="0.00pt" fo:text-indent="36.00pt"/>
    </style:style>
    <style:style style:name="P251" style:family="paragraph">
      <style:paragraph-properties fo:line-height="115.00%" fo:text-align="left"/>
    </style:style>
    <style:style style:name="P252" style:family="paragraph">
      <style:paragraph-properties fo:line-height="115.00%" fo:text-align="left" fo:margin-left="0.00pt" fo:text-indent="36.00pt"/>
    </style:style>
    <style:style style:name="P253" style:family="paragraph">
      <style:paragraph-properties fo:line-height="115.00%" fo:text-align="left"/>
    </style:style>
    <style:style style:name="P254" style:family="paragraph">
      <style:paragraph-properties fo:line-height="115.00%" fo:text-align="left" fo:margin-left="0.00pt" fo:text-indent="36.00pt"/>
    </style:style>
    <style:style style:name="P255" style:family="paragraph">
      <style:paragraph-properties fo:line-height="115.00%" fo:text-align="left"/>
    </style:style>
    <style:style style:name="P256" style:family="paragraph">
      <style:paragraph-properties fo:line-height="115.00%" fo:text-align="left" fo:margin-left="0.00pt" fo:text-indent="36.00pt"/>
    </style:style>
    <style:style style:name="P257" style:family="paragraph">
      <style:paragraph-properties fo:line-height="115.00%" fo:text-align="left"/>
    </style:style>
    <style:style style:name="P258" style:family="paragraph">
      <style:paragraph-properties fo:line-height="115.00%" fo:text-align="left" fo:margin-left="0.00pt" fo:text-indent="36.00pt"/>
    </style:style>
    <style:style style:name="P259" style:family="paragraph">
      <style:paragraph-properties fo:line-height="115.00%" fo:text-align="left"/>
    </style:style>
    <style:style style:name="P260" style:family="paragraph">
      <style:paragraph-properties fo:line-height="115.00%" fo:text-align="left" fo:margin-left="0.00pt" fo:text-indent="36.00pt"/>
    </style:style>
    <style:style style:name="P261" style:family="paragraph">
      <style:paragraph-properties fo:line-height="115.00%" fo:text-align="left"/>
    </style:style>
    <style:style style:name="P262" style:family="paragraph">
      <style:paragraph-properties fo:line-height="115.00%" fo:text-align="left" fo:margin-left="0.00pt" fo:text-indent="36.00pt"/>
    </style:style>
    <style:style style:name="P263" style:family="paragraph">
      <style:paragraph-properties fo:line-height="115.00%" fo:text-align="left"/>
    </style:style>
    <style:style style:name="P264" style:family="paragraph">
      <style:paragraph-properties fo:line-height="115.00%" fo:text-align="left" fo:margin-left="0.00pt" fo:text-indent="36.00pt"/>
    </style:style>
    <style:style style:name="P265" style:family="paragraph">
      <style:paragraph-properties fo:line-height="115.00%" fo:text-align="left"/>
    </style:style>
    <style:style style:name="P266" style:family="paragraph">
      <style:paragraph-properties fo:line-height="115.00%" fo:text-align="justify" fo:margin-top="16.00pt" fo:margin-bottom="4.00pt"/>
    </style:style>
    <style:style style:name="P267" style:family="paragraph">
      <style:paragraph-properties fo:line-height="115.00%" fo:text-align="justify"/>
    </style:style>
    <style:style style:name="P268" style:family="paragraph">
      <style:paragraph-properties fo:line-height="115.00%" fo:text-align="justify" fo:margin-top="14.00pt" fo:margin-bottom="4.00pt"/>
    </style:style>
    <style:style style:name="P269" style:family="paragraph">
      <style:paragraph-properties fo:line-height="115.00%" fo:text-align="justify"/>
    </style:style>
    <style:style style:name="P270" style:family="paragraph">
      <style:paragraph-properties fo:line-height="115.00%" fo:text-align="center"/>
    </style:style>
    <style:style style:name="P271"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72" style:family="paragraph">
      <style:paragraph-properties fo:line-height="100.00%" fo:text-align="left"/>
    </style:style>
    <style:style style:name="P273"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74"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75" style:family="paragraph">
      <style:paragraph-properties fo:line-height="100.00%" fo:text-align="center"/>
    </style:style>
    <style:style style:name="P276" style:family="paragraph">
      <style:paragraph-properties fo:line-height="100.00%" fo:text-align="left"/>
    </style:style>
    <style:style style:name="P277" style:family="paragraph">
      <style:paragraph-properties fo:line-height="100.00%" fo:text-align="center"/>
    </style:style>
    <style:style style:name="P278" style:family="paragraph">
      <style:paragraph-properties fo:line-height="100.00%" fo:text-align="left"/>
    </style:style>
    <style:style style:name="P279"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80" style:family="paragraph">
      <style:paragraph-properties fo:line-height="100.00%" fo:text-align="left"/>
    </style:style>
    <style:style style:name="P281"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82" style:family="paragraph">
      <style:paragraph-properties fo:line-height="115.00%" fo:text-align="center"/>
    </style:style>
    <style:style style:name="P283" style:family="paragraph">
      <style:paragraph-properties fo:line-height="115.00%" fo:text-align="justify"/>
    </style:style>
    <style:style style:name="P284" style:family="paragraph">
      <style:paragraph-properties fo:line-height="115.00%" fo:text-align="center"/>
    </style:style>
    <style:style style:name="P285"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86" style:family="paragraph">
      <style:paragraph-properties fo:line-height="100.00%" fo:text-align="left"/>
    </style:style>
    <style:style style:name="P287"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88"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89" style:family="paragraph">
      <style:paragraph-properties fo:line-height="100.00%" fo:text-align="center"/>
    </style:style>
    <style:style style:name="P290" style:family="paragraph">
      <style:paragraph-properties fo:line-height="100.00%" fo:text-align="left"/>
    </style:style>
    <style:style style:name="P291" style:family="paragraph">
      <style:paragraph-properties fo:line-height="100.00%" fo:text-align="center"/>
    </style:style>
    <style:style style:name="P292" style:family="paragraph">
      <style:paragraph-properties fo:line-height="100.00%" fo:text-align="left"/>
    </style:style>
    <style:style style:name="P293" style:family="paragraph">
      <style:paragraph-properties fo:line-height="100.00%" fo:text-align="center"/>
    </style:style>
    <style:style style:name="P294"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95" style:family="paragraph">
      <style:paragraph-properties fo:line-height="100.00%" fo:text-align="left"/>
    </style:style>
    <style:style style:name="P296"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97" style:family="paragraph">
      <style:paragraph-properties fo:line-height="115.00%" fo:text-align="center"/>
    </style:style>
    <style:style style:name="P298" style:family="paragraph">
      <style:paragraph-properties fo:line-height="115.00%" fo:text-align="left" fo:margin-top="16.00pt" fo:margin-bottom="4.00pt"/>
    </style:style>
    <style:style style:name="P299" style:family="paragraph">
      <style:paragraph-properties fo:line-height="115.00%" fo:text-align="left"/>
    </style:style>
    <style:style style:name="P300" style:family="paragraph">
      <style:paragraph-properties fo:line-height="115.00%" fo:text-align="center"/>
    </style:style>
    <style:style style:name="P30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301550.20pt" style:char="." style:type="char"/>
          <style:tab-stop style:position="63.85pt"/>
          <style:tab-stop style:position="3284.65pt" style:type="center"/>
          <style:tab-stop style:position="54115.05pt" style:char="." style:type="char"/>
        </style:tab-stops>
      </style:paragraph-properties>
    </style:style>
    <style:style style:name="P302" style:family="paragraph">
      <style:paragraph-properties fo:line-height="100.00%" fo:text-align="left"/>
    </style:style>
    <style:style style:name="P30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301550.20pt" style:char="." style:type="char"/>
          <style:tab-stop style:position="63.85pt"/>
          <style:tab-stop style:position="3284.65pt" style:type="center"/>
          <style:tab-stop style:position="54115.05pt" style:char="." style:type="char"/>
        </style:tab-stops>
      </style:paragraph-properties>
    </style:style>
    <style:style style:name="P30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5" style:family="paragraph">
      <style:paragraph-properties fo:line-height="100.00%" fo:text-align="left"/>
    </style:style>
    <style:style style:name="P306"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7"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8" style:family="paragraph">
      <style:paragraph-properties fo:line-height="100.00%" fo:text-align="left"/>
    </style:style>
    <style:style style:name="P309"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1" style:family="paragraph">
      <style:paragraph-properties fo:line-height="100.00%" fo:text-align="left"/>
    </style:style>
    <style:style style:name="P312" style:family="paragraph">
      <style:paragraph-properties fo:line-height="100.00%" fo:text-align="center"/>
    </style:style>
    <style:style style:name="P313" style:family="paragraph">
      <style:paragraph-properties fo:line-height="100.00%" fo:text-align="left"/>
    </style:style>
    <style:style style:name="P31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5"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6" style:family="paragraph">
      <style:paragraph-properties fo:line-height="100.00%" fo:text-align="left"/>
    </style:style>
    <style:style style:name="P317"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8"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9" style:family="paragraph">
      <style:paragraph-properties fo:line-height="100.00%" fo:text-align="left"/>
    </style:style>
    <style:style style:name="P32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21" style:family="paragraph">
      <style:paragraph-properties fo:line-height="100.00%" fo:text-align="left"/>
    </style:style>
    <style:style style:name="P322"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23" style:family="paragraph">
      <style:paragraph-properties fo:line-height="115.00%" fo:text-align="center"/>
    </style:style>
    <style:style style:name="P324" style:family="paragraph">
      <style:paragraph-properties fo:line-height="115.00%" fo:text-align="justify"/>
    </style:style>
    <style:style style:name="P325" style:family="paragraph">
      <style:paragraph-properties fo:line-height="115.00%" fo:text-align="justify" fo:margin-top="18.00pt" fo:margin-bottom="6.00pt"/>
    </style:style>
    <style:style style:name="P326" style:family="paragraph">
      <style:paragraph-properties fo:line-height="115.00%" fo:text-align="justify"/>
    </style:style>
    <style:style style:name="P327" style:family="paragraph">
      <style:paragraph-properties fo:line-height="115.00%" fo:text-align="left" fo:margin-bottom="3.00pt"/>
    </style:style>
    <style:style style:name="P328" style:family="paragraph">
      <style:paragraph-properties fo:line-height="115.00%" fo:text-align="left"/>
    </style:style>
    <text:list-style style:name="L329">
      <text:list-level-style-bullet text:level="1" text:bullet-char="•">
        <style:list-level-properties text:space-before="18.00pt" text:min-label-width="18.00pt"/>
        <style:text-properties fo:font-family="Symbol"/>
      </text:list-level-style-bullet>
    </text:list-style>
    <style:style style:name="P329" style:family="paragraph">
      <style:paragraph-properties fo:line-height="100.00%" fo:text-align="justify"/>
    </style:style>
    <style:style style:name="P330" style:family="paragraph">
      <style:paragraph-properties fo:line-height="100.00%" fo:text-align="left"/>
    </style:style>
    <style:style style:name="P331" style:family="paragraph">
      <style:paragraph-properties fo:line-height="100.00%" fo:text-align="left" fo:margin-bottom="6.00pt"/>
    </style:style>
    <style:style style:name="P332" style:family="paragraph">
      <style:paragraph-properties fo:line-height="115.00%" fo:text-align="left" fo:margin-top="20.00pt" fo:margin-bottom="4.00pt"/>
    </style:style>
    <style:style style:name="P333" style:family="paragraph">
      <style:paragraph-properties fo:line-height="115.00%" fo:text-align="left" fo:margin-bottom="4.00pt"/>
    </style:style>
    <style:style style:name="P334" style:family="paragraph">
      <style:paragraph-properties fo:line-height="100.00%" fo:text-align="justify" fo:margin-bottom="6.00pt"/>
    </style:style>
    <style:style style:name="P335" style:family="paragraph">
      <style:paragraph-properties fo:line-height="100.00%" fo:text-align="justify" fo:margin-top="20.00pt" fo:margin-bottom="6.00pt"/>
    </style:style>
    <style:style style:name="P336" style:family="paragraph">
      <style:paragraph-properties fo:line-height="115.00%" fo:text-align="justify"/>
    </style:style>
    <style:style style:name="P337" style:family="paragraph">
      <style:paragraph-properties fo:line-height="115.00%" fo:text-align="left" fo:margin-top="20.00pt" fo:margin-bottom="4.00pt"/>
    </style:style>
    <style:style style:name="P338" style:family="paragraph">
      <style:paragraph-properties fo:line-height="100.00%" fo:text-align="justify" fo:margin-bottom="6.00pt"/>
    </style:style>
    <style:style style:name="P339" style:family="paragraph">
      <style:paragraph-properties fo:line-height="100.00%" fo:text-align="left" fo:margin-bottom="6.00pt"/>
    </style:style>
    <style:style style:name="P340" style:family="paragraph">
      <style:paragraph-properties fo:line-height="115.00%" fo:text-align="left"/>
    </style:style>
    <text:list-style style:name="L341">
      <text:list-level-style-bullet text:level="1" text:bullet-char="•">
        <style:list-level-properties text:space-before="18.00pt" text:min-label-width="18.00pt"/>
        <style:text-properties fo:font-family="Symbol"/>
      </text:list-level-style-bullet>
    </text:list-style>
    <style:style style:name="P341" style:family="paragraph">
      <style:paragraph-properties fo:line-height="115.00%" fo:text-align="left"/>
    </style:style>
    <style:style style:name="P342" style:family="paragraph">
      <style:paragraph-properties fo:line-height="115.00%" fo:text-align="left"/>
    </style:style>
    <style:style style:name="P343" style:family="paragraph">
      <style:paragraph-properties fo:line-height="100.00%" fo:text-align="left" fo:margin-bottom="6.00pt"/>
    </style:style>
    <style:style style:name="P344" style:family="paragraph">
      <style:paragraph-properties fo:line-height="115.00%" fo:text-align="left"/>
    </style:style>
    <text:list-style style:name="L345">
      <text:list-level-style-bullet text:level="1" text:bullet-char="•">
        <style:list-level-properties text:space-before="18.00pt" text:min-label-width="18.00pt"/>
        <style:text-properties fo:font-family="Symbol"/>
      </text:list-level-style-bullet>
    </text:list-style>
    <style:style style:name="P345" style:family="paragraph">
      <style:paragraph-properties fo:line-height="115.00%" fo:text-align="left"/>
    </style:style>
    <style:style style:name="P346" style:family="paragraph">
      <style:paragraph-properties fo:line-height="115.00%" fo:text-align="left"/>
    </style:style>
    <style:style style:name="P347" style:family="paragraph">
      <style:paragraph-properties fo:line-height="100.00%" fo:text-align="left" fo:margin-bottom="6.00pt"/>
    </style:style>
    <style:style style:name="P348" style:family="paragraph">
      <style:paragraph-properties fo:line-height="115.00%" fo:text-align="left"/>
    </style:style>
    <text:list-style style:name="L349">
      <text:list-level-style-bullet text:level="1" text:bullet-char="•">
        <style:list-level-properties text:space-before="18.00pt" text:min-label-width="18.00pt"/>
        <style:text-properties fo:font-family="Symbol"/>
      </text:list-level-style-bullet>
    </text:list-style>
    <style:style style:name="P349" style:family="paragraph">
      <style:paragraph-properties fo:line-height="115.00%" fo:text-align="left"/>
    </style:style>
    <style:style style:name="P350" style:family="paragraph">
      <style:paragraph-properties fo:line-height="115.00%" fo:text-align="left" fo:margin-left="36.00pt" fo:text-indent="0.00pt"/>
    </style:style>
    <style:style style:name="P351" style:family="paragraph">
      <style:paragraph-properties fo:line-height="115.00%" fo:text-align="left"/>
    </style:style>
    <style:style style:name="P352" style:family="paragraph">
      <style:paragraph-properties fo:line-height="115.00%" fo:text-align="left" fo:margin-left="36.00pt" fo:text-indent="0.00pt"/>
    </style:style>
    <style:style style:name="P353" style:family="paragraph">
      <style:paragraph-properties fo:line-height="115.00%" fo:text-align="left"/>
    </style:style>
    <style:style style:name="P354" style:family="paragraph">
      <style:paragraph-properties fo:line-height="115.00%" fo:text-align="left" fo:margin-left="36.00pt" fo:text-indent="0.00pt"/>
    </style:style>
    <style:style style:name="P355" style:family="paragraph">
      <style:paragraph-properties fo:line-height="115.00%" fo:text-align="left"/>
    </style:style>
    <style:style style:name="P356" style:family="paragraph">
      <style:paragraph-properties fo:line-height="115.00%" fo:text-align="left"/>
    </style:style>
    <style:style style:name="P357" style:family="paragraph">
      <style:paragraph-properties fo:line-height="100.00%" fo:text-align="left" fo:margin-bottom="6.00pt"/>
    </style:style>
    <style:style style:name="P358" style:family="paragraph">
      <style:paragraph-properties fo:line-height="100.00%" fo:text-align="left" fo:margin-left="5.00pt" fo:text-indent="-5.00pt">
        <style:tab-stops>
          <style:tab-stop style:position="476.90pt"/>
        </style:tab-stops>
      </style:paragraph-properties>
    </style:style>
    <style:style style:name="P359" style:family="paragraph">
      <style:paragraph-properties fo:line-height="100.00%" fo:text-align="center" fo:margin-bottom="6.00pt"/>
    </style:style>
    <style:style style:name="P360" style:family="paragraph">
      <style:paragraph-properties fo:line-height="100.00%" fo:text-align="left" fo:margin-left="5.00pt" fo:text-indent="-5.00pt">
        <style:tab-stops>
          <style:tab-stop style:position="476.90pt"/>
        </style:tab-stops>
      </style:paragraph-properties>
    </style:style>
    <style:style style:name="P361" style:family="paragraph">
      <style:paragraph-properties fo:line-height="115.00%" fo:text-align="left"/>
    </style:style>
    <style:style style:name="P362" style:family="paragraph">
      <style:paragraph-properties fo:line-height="115.00%" fo:text-align="center" fo:margin-bottom="3.00pt"/>
    </style:style>
    <style:style style:name="P363" style:family="paragraph">
      <style:paragraph-properties fo:line-height="100.00%" fo:text-align="left" fo:margin-top="12.00pt" fo:margin-bottom="6.00pt"/>
    </style:style>
    <text:list-style style:name="L364">
      <text:list-level-style-bullet text:level="1" text:bullet-char="•">
        <style:list-level-properties text:space-before="18.00pt" text:min-label-width="18.00pt"/>
        <style:text-properties fo:font-family="Symbol"/>
      </text:list-level-style-bullet>
    </text:list-style>
    <style:style style:name="P364" style:family="paragraph">
      <style:paragraph-properties fo:line-height="100.00%" fo:text-align="left" fo:margin-top="12.00pt" fo:margin-bottom="6.00pt"/>
    </style:style>
    <style:style style:name="P365" style:family="paragraph">
      <style:paragraph-properties fo:line-height="100.00%" fo:text-align="left"/>
    </style:style>
    <style:style style:name="P366" style:family="paragraph">
      <style:paragraph-properties fo:line-height="100.00%" fo:text-align="left" fo:margin-top="12.00pt" fo:margin-bottom="4.00pt"/>
    </style:style>
    <text:list-style style:name="L367">
      <text:list-level-style-bullet text:level="1" text:bullet-char="•">
        <style:list-level-properties text:space-before="18.00pt" text:min-label-width="18.00pt"/>
        <style:text-properties fo:font-family="Symbol"/>
      </text:list-level-style-bullet>
    </text:list-style>
    <style:style style:name="P367" style:family="paragraph">
      <style:paragraph-properties fo:line-height="100.00%" fo:text-align="left" fo:margin-top="12.00pt" fo:margin-bottom="4.00pt"/>
    </style:style>
    <style:style style:name="P368" style:family="paragraph">
      <style:paragraph-properties fo:line-height="100.00%" fo:text-align="left" fo:margin-top="12.00pt" fo:margin-bottom="4.00pt"/>
    </style:style>
    <text:list-style style:name="L369">
      <text:list-level-style-bullet text:level="1" text:bullet-char="•">
        <style:list-level-properties text:space-before="18.00pt" text:min-label-width="18.00pt"/>
        <style:text-properties fo:font-family="Symbol"/>
      </text:list-level-style-bullet>
    </text:list-style>
    <style:style style:name="P369" style:family="paragraph">
      <style:paragraph-properties fo:line-height="100.00%" fo:text-align="left" fo:margin-top="12.00pt" fo:margin-bottom="4.00pt"/>
    </style:style>
    <style:style style:name="P370" style:family="paragraph">
      <style:paragraph-properties fo:line-height="100.00%" fo:text-align="left" fo:margin-top="12.00pt" fo:margin-bottom="4.00pt"/>
    </style:style>
    <text:list-style style:name="L371">
      <text:list-level-style-bullet text:level="1" text:bullet-char="•">
        <style:list-level-properties text:space-before="18.00pt" text:min-label-width="18.00pt"/>
        <style:text-properties fo:font-family="Symbol"/>
      </text:list-level-style-bullet>
    </text:list-style>
    <style:style style:name="P371" style:family="paragraph">
      <style:paragraph-properties fo:line-height="100.00%" fo:text-align="left" fo:margin-top="12.00pt" fo:margin-bottom="4.00pt"/>
    </style:style>
    <style:style style:name="P372" style:family="paragraph">
      <style:paragraph-properties fo:line-height="100.00%" fo:text-align="left" fo:margin-bottom="6.00pt"/>
    </style:style>
    <text:list-style style:name="L373">
      <text:list-level-style-bullet text:level="1" text:bullet-char="•">
        <style:list-level-properties text:space-before="18.00pt" text:min-label-width="18.00pt"/>
        <style:text-properties fo:font-family="Symbol"/>
      </text:list-level-style-bullet>
    </text:list-style>
    <style:style style:name="P373" style:family="paragraph">
      <style:paragraph-properties fo:line-height="100.00%" fo:text-align="left" fo:margin-bottom="6.00pt"/>
    </style:style>
    <style:style style:name="P374" style:family="paragraph">
      <style:paragraph-properties fo:line-height="100.00%" fo:text-align="left" fo:margin-bottom="6.00pt"/>
    </style:style>
    <style:style style:name="P375" style:family="paragraph">
      <style:paragraph-properties fo:line-height="115.00%" fo:text-align="left" fo:margin-top="18.00pt" fo:margin-bottom="4.00pt"/>
    </style:style>
    <style:style style:name="P376" style:family="paragraph">
      <style:paragraph-properties fo:line-height="100.00%" fo:text-align="justify" fo:margin-bottom="6.00pt"/>
    </style:style>
    <style:style style:name="P377" style:family="paragraph">
      <style:paragraph-properties fo:line-height="115.00%" fo:text-align="left" fo:margin-top="18.00pt" fo:margin-bottom="4.00pt"/>
    </style:style>
    <style:style style:name="P378" style:family="paragraph">
      <style:paragraph-properties fo:line-height="100.00%" fo:text-align="justify" fo:margin-bottom="6.00pt"/>
    </style:style>
    <style:style style:name="P379" style:family="paragraph">
      <style:paragraph-properties fo:line-height="115.00%" fo:text-align="left" fo:margin-top="18.00pt" fo:margin-bottom="4.00pt"/>
    </style:style>
    <style:style style:name="P380" style:family="paragraph">
      <style:paragraph-properties fo:line-height="100.00%" fo:text-align="justify" fo:margin-bottom="6.00pt"/>
    </style:style>
    <style:style style:name="P381" style:family="paragraph">
      <style:paragraph-properties fo:line-height="115.00%" fo:text-align="left" fo:margin-top="18.00pt" fo:margin-bottom="4.00pt"/>
    </style:style>
    <style:style style:name="P382" style:family="paragraph">
      <style:paragraph-properties fo:line-height="100.00%" fo:text-align="justify" fo:margin-bottom="6.00pt"/>
    </style:style>
    <style:style style:name="P383" style:family="paragraph">
      <style:paragraph-properties fo:line-height="115.00%" fo:text-align="left" fo:margin-top="18.00pt" fo:margin-bottom="4.00pt"/>
    </style:style>
    <style:style style:name="P384" style:family="paragraph">
      <style:paragraph-properties fo:line-height="100.00%" fo:text-align="left" fo:margin-bottom="6.00pt"/>
    </style:style>
    <style:style style:name="P385" style:family="paragraph">
      <style:paragraph-properties fo:line-height="100.00%" fo:text-align="justify" fo:margin-bottom="6.00pt"/>
    </style:style>
    <style:style style:name="P386" style:family="paragraph">
      <style:paragraph-properties fo:line-height="115.00%" fo:text-align="left" fo:margin-top="18.00pt" fo:margin-bottom="4.00pt"/>
    </style:style>
    <style:style style:name="P387" style:family="paragraph">
      <style:paragraph-properties fo:line-height="100.00%" fo:text-align="left" fo:margin-bottom="6.00pt"/>
    </style:style>
    <style:style style:name="P388" style:family="paragraph">
      <style:paragraph-properties fo:line-height="115.00%" fo:text-align="left" fo:margin-top="24.00pt" fo:margin-bottom="6.00pt"/>
    </style:style>
    <style:style style:name="P389" style:family="paragraph">
      <style:paragraph-properties fo:line-height="100.00%" fo:text-align="left" fo:margin-bottom="6.00pt"/>
    </style:style>
    <style:style style:name="P390" style:family="paragraph">
      <style:paragraph-properties fo:line-height="100.00%" fo:text-align="left" fo:margin-top="18.00pt" fo:margin-bottom="6.00pt"/>
    </style:style>
    <style:style style:name="P391" style:family="paragraph">
      <style:paragraph-properties fo:line-height="100.00%" fo:text-align="left" fo:margin-bottom="6.00pt"/>
    </style:style>
    <text:list-style style:name="L392">
      <text:list-level-style-bullet text:level="1" text:bullet-char="•">
        <style:list-level-properties text:space-before="18.00pt" text:min-label-width="18.00pt"/>
        <style:text-properties fo:font-family="Symbol"/>
      </text:list-level-style-bullet>
    </text:list-style>
    <style:style style:name="P392" style:family="paragraph">
      <style:paragraph-properties fo:line-height="100.00%" fo:text-align="left" fo:margin-left="-18.00pt" fo:text-indent="18.00pt"/>
    </style:style>
    <style:style style:name="P393" style:family="paragraph">
      <style:paragraph-properties fo:line-height="100.00%" fo:text-align="left" fo:margin-bottom="6.00pt"/>
    </style:style>
    <text:list-style style:name="L394">
      <text:list-level-style-bullet text:level="1" text:bullet-char="•">
        <style:list-level-properties text:space-before="18.00pt" text:min-label-width="18.00pt"/>
        <style:text-properties fo:font-family="Symbol"/>
      </text:list-level-style-bullet>
    </text:list-style>
    <style:style style:name="P394" style:family="paragraph">
      <style:paragraph-properties fo:line-height="100.00%" fo:text-align="left" fo:margin-left="-18.00pt" fo:text-indent="18.00pt"/>
    </style:style>
    <style:style style:name="P395" style:family="paragraph">
      <style:paragraph-properties fo:line-height="100.00%" fo:text-align="left" fo:margin-bottom="6.00pt"/>
    </style:style>
    <style:style style:name="P396" style:family="paragraph">
      <style:paragraph-properties fo:line-height="100.00%" fo:text-align="left" fo:margin-top="18.00pt" fo:margin-bottom="6.00pt"/>
    </style:style>
    <style:style style:name="P397" style:family="paragraph">
      <style:paragraph-properties fo:line-height="100.00%" fo:text-align="left" fo:margin-bottom="6.00pt"/>
    </style:style>
    <text:list-style style:name="L398">
      <text:list-level-style-bullet text:level="1" text:bullet-char="•">
        <style:list-level-properties text:space-before="18.00pt" text:min-label-width="18.00pt"/>
        <style:text-properties fo:font-family="Symbol"/>
      </text:list-level-style-bullet>
    </text:list-style>
    <style:style style:name="P398" style:family="paragraph">
      <style:paragraph-properties fo:line-height="100.00%" fo:text-align="left" fo:margin-left="-18.00pt" fo:text-indent="18.00pt"/>
    </style:style>
    <style:style style:name="P399" style:family="paragraph">
      <style:paragraph-properties fo:line-height="100.00%" fo:text-align="left" fo:margin-bottom="6.00pt"/>
    </style:style>
    <text:list-style style:name="L400">
      <text:list-level-style-bullet text:level="1" text:bullet-char="•">
        <style:list-level-properties text:space-before="18.00pt" text:min-label-width="18.00pt"/>
        <style:text-properties fo:font-family="Symbol"/>
      </text:list-level-style-bullet>
    </text:list-style>
    <style:style style:name="P400" style:family="paragraph">
      <style:paragraph-properties fo:line-height="100.00%" fo:text-align="left" fo:margin-left="-18.00pt" fo:text-indent="18.00pt"/>
    </style:style>
    <style:style style:name="P401" style:family="paragraph">
      <style:paragraph-properties fo:line-height="100.00%" fo:text-align="left" fo:margin-bottom="6.00pt"/>
    </style:style>
    <text:list-style style:name="L402">
      <text:list-level-style-bullet text:level="1" text:bullet-char="•">
        <style:list-level-properties text:space-before="18.00pt" text:min-label-width="18.00pt"/>
        <style:text-properties fo:font-family="Symbol"/>
      </text:list-level-style-bullet>
    </text:list-style>
    <style:style style:name="P402" style:family="paragraph">
      <style:paragraph-properties fo:line-height="100.00%" fo:text-align="left" fo:margin-left="-18.00pt" fo:text-indent="18.00pt"/>
    </style:style>
    <style:style style:name="P403" style:family="paragraph">
      <style:paragraph-properties fo:line-height="100.00%" fo:text-align="left"/>
    </style:style>
    <style:style style:name="P404" style:family="paragraph">
      <style:paragraph-properties fo:line-height="100.00%" fo:text-align="left" fo:margin-top="12.00pt" fo:margin-bottom="6.00pt"/>
    </style:style>
    <style:style style:name="P405" style:family="paragraph">
      <style:paragraph-properties fo:line-height="100.00%" fo:text-align="left" fo:margin-bottom="6.00pt"/>
    </style:style>
    <text:list-style style:name="L406">
      <text:list-level-style-bullet text:level="1" text:bullet-char="•">
        <style:list-level-properties text:space-before="18.00pt" text:min-label-width="18.00pt"/>
        <style:text-properties fo:font-family="Symbol"/>
      </text:list-level-style-bullet>
    </text:list-style>
    <style:style style:name="P406" style:family="paragraph">
      <style:paragraph-properties fo:line-height="100.00%" fo:text-align="left" fo:margin-left="-18.00pt" fo:text-indent="18.00pt"/>
    </style:style>
    <style:style style:name="P407" style:family="paragraph">
      <style:paragraph-properties fo:line-height="115.00%" fo:text-align="left"/>
    </style:style>
    <style:style style:name="TableColumn0100" style:family="table-column">
      <style:table-column-properties style:column-width="2.833333in"/>
    </style:style>
    <style:style style:name="TableColumn0101" style:family="table-column">
      <style:table-column-properties style:column-width="0.781250in"/>
    </style:style>
    <style:style style:name="TableColumn0102" style:family="table-column">
      <style:table-column-properties style:column-width="2.885417in"/>
    </style:style>
    <style:style style:name="Table01" style:family="table">
      <style:table-properties style:width="6.5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2.064583in"/>
    </style:style>
    <style:style style:name="TableColumn0201" style:family="table-column">
      <style:table-column-properties style:column-width="2.064583in"/>
    </style:style>
    <style:style style:name="TableColumn0202" style:family="table-column">
      <style:table-column-properties style:column-width="2.064583in"/>
    </style:style>
    <style:style style:name="Table02" style:family="table">
      <style:table-properties style:width="6.193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300" style:family="table-column">
      <style:table-column-properties style:column-width="2.064583in"/>
    </style:style>
    <style:style style:name="TableColumn0301" style:family="table-column">
      <style:table-column-properties style:column-width="2.064583in"/>
    </style:style>
    <style:style style:name="TableColumn0302" style:family="table-column">
      <style:table-column-properties style:column-width="2.064583in"/>
    </style:style>
    <style:style style:name="Table03" style:family="table">
      <style:table-properties style:width="6.19375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400" style:family="table-column">
      <style:table-column-properties style:column-width="2.064583in"/>
    </style:style>
    <style:style style:name="TableColumn0401" style:family="table-column">
      <style:table-column-properties style:column-width="2.064583in"/>
    </style:style>
    <style:style style:name="TableColumn0402" style:family="table-column">
      <style:table-column-properties style:column-width="2.064583in"/>
    </style:style>
    <style:style style:name="Table04" style:family="table">
      <style:table-properties style:width="6.19375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500" style:family="table-column">
      <style:table-column-properties style:column-width="2.064583in"/>
    </style:style>
    <style:style style:name="TableColumn0501" style:family="table-column">
      <style:table-column-properties style:column-width="2.064583in"/>
    </style:style>
    <style:style style:name="TableColumn0502" style:family="table-column">
      <style:table-column-properties style:column-width="2.064583in"/>
    </style:style>
    <style:style style:name="Table05" style:family="table">
      <style:table-properties style:width="6.19375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3" style:family="table-row">
      <style:table-row-properties/>
    </style:style>
    <style:style style:name="TableCell05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4" style:family="table-row">
      <style:table-row-properties/>
    </style:style>
    <style:style style:name="TableCell05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600" style:family="table-column">
      <style:table-column-properties style:column-width="2.064583in"/>
    </style:style>
    <style:style style:name="TableColumn0601" style:family="table-column">
      <style:table-column-properties style:column-width="2.064583in"/>
    </style:style>
    <style:style style:name="TableColumn0602" style:family="table-column">
      <style:table-column-properties style:column-width="2.064583in"/>
    </style:style>
    <style:style style:name="Table06" style:family="table">
      <style:table-properties style:width="6.19375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2" style:family="table-row">
      <style:table-row-properties/>
    </style:style>
    <style:style style:name="TableCell06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3" style:family="table-row">
      <style:table-row-properties/>
    </style:style>
    <style:style style:name="TableCell06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4" style:family="table-row">
      <style:table-row-properties/>
    </style:style>
    <style:style style:name="TableCell06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700" style:family="table-column">
      <style:table-column-properties style:column-width="2.064583in"/>
    </style:style>
    <style:style style:name="TableColumn0701" style:family="table-column">
      <style:table-column-properties style:column-width="2.064583in"/>
    </style:style>
    <style:style style:name="TableColumn0702" style:family="table-column">
      <style:table-column-properties style:column-width="2.064583in"/>
    </style:style>
    <style:style style:name="Table07" style:family="table">
      <style:table-properties style:width="6.19375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2" style:family="table-row">
      <style:table-row-properties/>
    </style:style>
    <style:style style:name="TableCell07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3" style:family="table-row">
      <style:table-row-properties/>
    </style:style>
    <style:style style:name="TableCell07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4" style:family="table-row">
      <style:table-row-properties/>
    </style:style>
    <style:style style:name="TableCell07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800" style:family="table-column">
      <style:table-column-properties style:column-width="2.064583in"/>
    </style:style>
    <style:style style:name="TableColumn0801" style:family="table-column">
      <style:table-column-properties style:column-width="2.064583in"/>
    </style:style>
    <style:style style:name="TableColumn0802" style:family="table-column">
      <style:table-column-properties style:column-width="2.064583in"/>
    </style:style>
    <style:style style:name="Table08" style:family="table">
      <style:table-properties style:width="6.193750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1" style:family="table-row">
      <style:table-row-properties/>
    </style:style>
    <style:style style:name="TableCell08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2" style:family="table-row">
      <style:table-row-properties/>
    </style:style>
    <style:style style:name="TableCell08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3" style:family="table-row">
      <style:table-row-properties/>
    </style:style>
    <style:style style:name="TableCell08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4" style:family="table-row">
      <style:table-row-properties/>
    </style:style>
    <style:style style:name="TableCell08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900" style:family="table-column">
      <style:table-column-properties style:column-width="2.064583in"/>
    </style:style>
    <style:style style:name="TableColumn0901" style:family="table-column">
      <style:table-column-properties style:column-width="2.064583in"/>
    </style:style>
    <style:style style:name="TableColumn0902" style:family="table-column">
      <style:table-column-properties style:column-width="2.064583in"/>
    </style:style>
    <style:style style:name="Table09" style:family="table">
      <style:table-properties style:width="6.193750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1" style:family="table-row">
      <style:table-row-properties/>
    </style:style>
    <style:style style:name="TableCell09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2" style:family="table-row">
      <style:table-row-properties/>
    </style:style>
    <style:style style:name="TableCell09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3" style:family="table-row">
      <style:table-row-properties/>
    </style:style>
    <style:style style:name="TableCell09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4" style:family="table-row">
      <style:table-row-properties/>
    </style:style>
    <style:style style:name="TableCell09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1000" style:family="table-column">
      <style:table-column-properties style:column-width="1.672917in"/>
    </style:style>
    <style:style style:name="TableColumn1001" style:family="table-column">
      <style:table-column-properties style:column-width="1.672917in"/>
    </style:style>
    <style:style style:name="TableColumn1002" style:family="table-column">
      <style:table-column-properties style:column-width="1.672917in"/>
    </style:style>
    <style:style style:name="TableColumn1003" style:family="table-column">
      <style:table-column-properties style:column-width="1.672917in"/>
    </style:style>
    <style:style style:name="Table10" style:family="table">
      <style:table-properties style:width="6.691667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1001" style:family="table-row">
      <style:table-row-properties/>
    </style:style>
    <style:style style:name="TableCell10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1100" style:family="table-column">
      <style:table-column-properties style:column-width="0.956250in"/>
    </style:style>
    <style:style style:name="TableColumn1101" style:family="table-column">
      <style:table-column-properties style:column-width="0.956250in"/>
    </style:style>
    <style:style style:name="TableColumn1102" style:family="table-column">
      <style:table-column-properties style:column-width="0.956250in"/>
    </style:style>
    <style:style style:name="TableColumn1103" style:family="table-column">
      <style:table-column-properties style:column-width="0.956250in"/>
    </style:style>
    <style:style style:name="TableColumn1104" style:family="table-column">
      <style:table-column-properties style:column-width="0.956250in"/>
    </style:style>
    <style:style style:name="TableColumn1105" style:family="table-column">
      <style:table-column-properties style:column-width="0.956250in"/>
    </style:style>
    <style:style style:name="TableColumn1106" style:family="table-column">
      <style:table-column-properties style:column-width="0.956250in"/>
    </style:style>
    <style:style style:name="Table11" style:family="table">
      <style:table-properties style:width="6.693750in" fo:margin-left="0.000000in" style:writing-mode="lr" table:align="center" style:may-break-between-rows="true"/>
    </style:style>
    <style:style style:name="TableRow1100" style:family="table-row">
      <style:table-row-properties/>
    </style:style>
    <style:style style:name="TableCell1100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1"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2"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3"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4"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5"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1" style:family="table-row">
      <style:table-row-properties/>
    </style:style>
    <style:style style:name="TableCell1101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1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2" style:family="table-row">
      <style:table-row-properties/>
    </style:style>
    <style:style style:name="TableCell1102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2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3" style:family="table-row">
      <style:table-row-properties/>
    </style:style>
    <style:style style:name="TableCell1103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3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4" style:family="table-row">
      <style:table-row-properties/>
    </style:style>
    <style:style style:name="TableCell1104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4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5" style:family="table-row">
      <style:table-row-properties/>
    </style:style>
    <style:style style:name="TableCell1105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5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6" style:family="table-row">
      <style:table-row-properties/>
    </style:style>
    <style:style style:name="TableCell1106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1"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2"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3"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4"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5"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olumn1200" style:family="table-column">
      <style:table-column-properties style:column-width="1.115278in"/>
    </style:style>
    <style:style style:name="TableColumn1201" style:family="table-column">
      <style:table-column-properties style:column-width="1.115278in"/>
    </style:style>
    <style:style style:name="TableColumn1202" style:family="table-column">
      <style:table-column-properties style:column-width="1.115278in"/>
    </style:style>
    <style:style style:name="TableColumn1203" style:family="table-column">
      <style:table-column-properties style:column-width="1.115278in"/>
    </style:style>
    <style:style style:name="TableColumn1204" style:family="table-column">
      <style:table-column-properties style:column-width="1.115278in"/>
    </style:style>
    <style:style style:name="TableColumn1205" style:family="table-column">
      <style:table-column-properties style:column-width="1.115278in"/>
    </style:style>
    <style:style style:name="Table12" style:family="table">
      <style:table-properties style:width="6.691667in" fo:margin-left="0.000000in" style:writing-mode="lr" table:align="center" style:may-break-between-rows="true"/>
    </style:style>
    <style:style style:name="TableRow1200" style:family="table-row">
      <style:table-row-properties/>
    </style:style>
    <style:style style:name="TableCell12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201" style:family="table-row">
      <style:table-row-properties/>
    </style:style>
    <style:style style:name="TableCell12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202" style:family="table-row">
      <style:table-row-properties/>
    </style:style>
    <style:style style:name="TableCell12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300" style:family="table-column">
      <style:table-column-properties style:column-width="1.115278in"/>
    </style:style>
    <style:style style:name="TableColumn1301" style:family="table-column">
      <style:table-column-properties style:column-width="1.115278in"/>
    </style:style>
    <style:style style:name="TableColumn1302" style:family="table-column">
      <style:table-column-properties style:column-width="1.115278in"/>
    </style:style>
    <style:style style:name="TableColumn1303" style:family="table-column">
      <style:table-column-properties style:column-width="1.115278in"/>
    </style:style>
    <style:style style:name="TableColumn1304" style:family="table-column">
      <style:table-column-properties style:column-width="1.115278in"/>
    </style:style>
    <style:style style:name="TableColumn1305" style:family="table-column">
      <style:table-column-properties style:column-width="1.115278in"/>
    </style:style>
    <style:style style:name="Table13" style:family="table">
      <style:table-properties style:width="6.691667in" fo:margin-left="0.000000in" style:writing-mode="lr" table:align="center" style:may-break-between-rows="true"/>
    </style:style>
    <style:style style:name="TableRow1300" style:family="table-row">
      <style:table-row-properties/>
    </style:style>
    <style:style style:name="TableCell13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301" style:family="table-row">
      <style:table-row-properties/>
    </style:style>
    <style:style style:name="TableCell13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302" style:family="table-row">
      <style:table-row-properties/>
    </style:style>
    <style:style style:name="TableCell13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400" style:family="table-column">
      <style:table-column-properties style:column-width="0.956250in"/>
    </style:style>
    <style:style style:name="TableColumn1401" style:family="table-column">
      <style:table-column-properties style:column-width="0.956250in"/>
    </style:style>
    <style:style style:name="TableColumn1402" style:family="table-column">
      <style:table-column-properties style:column-width="0.956250in"/>
    </style:style>
    <style:style style:name="TableColumn1403" style:family="table-column">
      <style:table-column-properties style:column-width="0.956250in"/>
    </style:style>
    <style:style style:name="TableColumn1404" style:family="table-column">
      <style:table-column-properties style:column-width="0.956250in"/>
    </style:style>
    <style:style style:name="TableColumn1405" style:family="table-column">
      <style:table-column-properties style:column-width="0.956250in"/>
    </style:style>
    <style:style style:name="TableColumn1406" style:family="table-column">
      <style:table-column-properties style:column-width="0.956250in"/>
    </style:style>
    <style:style style:name="Table14" style:family="table">
      <style:table-properties style:width="6.693750in" fo:margin-left="0.000000in" style:writing-mode="lr" table:align="center" style:may-break-between-rows="true"/>
    </style:style>
    <style:style style:name="TableRow1400" style:family="table-row">
      <style:table-row-properties/>
    </style:style>
    <style:style style:name="TableCell14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1" style:family="table-row">
      <style:table-row-properties/>
    </style:style>
    <style:style style:name="TableCell14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2" style:family="table-row">
      <style:table-row-properties/>
    </style:style>
    <style:style style:name="TableCell14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3" style:family="table-row">
      <style:table-row-properties/>
    </style:style>
    <style:style style:name="TableCell1403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3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3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4" style:family="table-row">
      <style:table-row-properties/>
    </style:style>
    <style:style style:name="TableCell1404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5" style:family="table-row">
      <style:table-row-properties/>
    </style:style>
    <style:style style:name="TableCell1405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6" style:family="table-row">
      <style:table-row-properties/>
    </style:style>
    <style:style style:name="TableCell1406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500" style:family="table-column">
      <style:table-column-properties style:column-width="6.693056in"/>
    </style:style>
    <style:style style:name="Table15" style:family="table">
      <style:table-properties style:width="6.693056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office:automatic-styles>
  <office:body>
    <office:text>
      <text:p text:style-name="P1"><text:span text:style-name="T1"><text:s/></text:span></text:p>
      <text:p text:style-name="P2"><text:span text:style-name="T2">FIUBA - 75.07</text:span></text:p>
      <text:p text:style-name="P2"><text:span text:style-name="T2">Algoritmos y programación III</text:span></text:p>
      <text:p text:style-name="P3"><text:span text:style-name="T3">Trabajo práctico 2: AlgoFormers</text:span></text:p>
      <text:p text:style-name="P4"><text:span text:style-name="T4">1er cuatrimestre, 2016</text:span></text:p>
      <text:p text:style-name="P4"><text:span text:style-name="T4">(trabajo grupal de 4 integrantes)</text:span></text:p>
      <text:p text:style-name="P5"><text:span text:style-name="T4">Alumnos:</text:span></text:p>
      <text:p text:style-name="P5"><text:span text:style-name="T5"/></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7"><text:span text:style-name="T6">Nombre</text:span><text:span text:style-name="T7"/></text:p>
          </table:table-cell>
          <table:table-cell table:style-name="TableCell010001">
            <text:p text:style-name="P7"><text:span text:style-name="T8">Padrón</text:span><text:span text:style-name="T9"/></text:p>
          </table:table-cell>
          <table:table-cell table:style-name="TableCell010002">
            <text:p text:style-name="P7"><text:span text:style-name="T10">Mail</text:span><text:span text:style-name="T11"/></text:p>
          </table:table-cell>
        </table:table-row>
        <table:table-row table:style-name="TableRow0101">
          <table:table-cell table:style-name="TableCell010100">
            <text:p text:style-name="P10"><text:span text:style-name="T11"/></text:p>
          </table:table-cell>
          <table:table-cell table:style-name="TableCell010101">
            <text:p text:style-name="P10"><text:span text:style-name="T11"/></text:p>
          </table:table-cell>
          <table:table-cell table:style-name="TableCell010102">
            <text:p text:style-name="P10"><text:span text:style-name="T11"/></text:p>
          </table:table-cell>
        </table:table-row>
        <table:table-row table:style-name="TableRow0102">
          <table:table-cell table:style-name="TableCell010200">
            <text:p text:style-name="P12"><text:span text:style-name="T11"/></text:p>
          </table:table-cell>
          <table:table-cell table:style-name="TableCell010201">
            <text:p text:style-name="P12"><text:span text:style-name="T11"/></text:p>
          </table:table-cell>
          <table:table-cell table:style-name="TableCell010202">
            <text:p text:style-name="P12"><text:span text:style-name="T11"/></text:p>
          </table:table-cell>
        </table:table-row>
        <table:table-row table:style-name="TableRow0103">
          <table:table-cell table:style-name="TableCell010300">
            <text:p text:style-name="P14"><text:span text:style-name="T11"/></text:p>
          </table:table-cell>
          <table:table-cell table:style-name="TableCell010301">
            <text:p text:style-name="P14"><text:span text:style-name="T11"/></text:p>
          </table:table-cell>
          <table:table-cell table:style-name="TableCell010302">
            <text:p text:style-name="P14"><text:span text:style-name="T11"/></text:p>
          </table:table-cell>
        </table:table-row>
        <table:table-row table:style-name="TableRow0104">
          <table:table-cell table:style-name="TableCell010400">
            <text:p text:style-name="P16"><text:span text:style-name="T11"/></text:p>
          </table:table-cell>
          <table:table-cell table:style-name="TableCell010401">
            <text:p text:style-name="P16"><text:span text:style-name="T11"/></text:p>
          </table:table-cell>
          <table:table-cell table:style-name="TableCell010402">
            <text:p text:style-name="P16"><text:span text:style-name="T11"/></text:p>
          </table:table-cell>
        </table:table-row>
      </table:table>
      <text:p text:style-name="P18"><text:span text:style-name="T11"/></text:p>
      <text:p text:style-name="P18"><text:span text:style-name="T11"/></text:p>
      <text:p text:style-name="P18"><text:span text:style-name="T12">Fecha de entrega final</text:span><text:span text:style-name="T13">: Jueves 23/06/2016 - acordar con ayudantes.</text:span></text:p>
      <text:p text:style-name="P18"><text:span text:style-name="T14"/></text:p>
      <text:p text:style-name="P18"><text:span text:style-name="T15">Tutor</text:span><text:span text:style-name="T16">:</text:span></text:p>
      <text:p text:style-name="P18"><text:span text:style-name="T17"/></text:p>
      <text:p text:style-name="P18"><text:span text:style-name="T18">Comentarios</text:span><text:span text:style-name="T19">:</text:span></text:p>
      <text:p text:style-name="P18"><text:span text:style-name="T20"/></text:p>
      <text:p text:style-name="P18"><text:span text:style-name="T20"/></text:p>
      <text:p text:style-name="P19"><text:span text:style-name="T20"/></text:p>
      <text:p text:style-name="P20"><text:span text:style-name="T20"/></text:p>
      <text:p text:style-name="P21"><text:span text:style-name="T20"/></text:p>
      <text:p text:style-name="P22"><text:span text:style-name="T21">Introducción</text:span></text:p>
      <text:p text:style-name="P23"><text:span text:style-name="T22">Objetivo del trabajo</text:span></text:p>
      <text:p text:style-name="P24"><text:span text:style-name="T23"/></text:p>
      <text:p text:style-name="P24"><text:span text:style-name="T24">Aplicar los conceptos enseñados en la materia a la resolución de un problema, trabajando en forma grupal y utilizando un lenguaje de tipado estático (Java)</text:span></text:p>
      <text:p text:style-name="P25"><text:span text:style-name="T25"/></text:p>
      <text:p text:style-name="P26"><text:span text:style-name="T26">Consigna general</text:span></text:p>
      <text:p text:style-name="P27"><text:span text:style-name="T27"/></text:p>
      <text:p text:style-name="P27"><text:span text:style-name="T28">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27"><text:span text:style-name="T29"/></text:p>
      <text:p text:style-name="P27"><text:span text:style-name="T29"/></text:p>
      <text:p text:style-name="P28"><text:span text:style-name="T30">Descripción de la aplicación a desarrollar</text:span></text:p>
      <text:p text:style-name="P29"><text:span text:style-name="T31">Se deberá desarrollar una aplicación que implemente un juego relacionado con el clásico cómic de los Transformers.<text:s text:c="2"/>Todos los algoformers presentan las siguientes características en cualquiera de sus modos:</text:span></text:p>
      <text:p text:style-name="P29"><text:span text:style-name="T32"/></text:p>
      <text:list text:style-name="L30">
        <text:list-item>
          <text:p text:style-name="P30"><text:span text:style-name="T33">Nombre</text:span></text:p>
        </text:list-item>
        <text:list-item>
          <text:p text:style-name="P30"><text:span text:style-name="T33">Puntos de vida</text:span></text:p>
        </text:list-item>
        <text:list-item>
          <text:p text:style-name="P30"><text:span text:style-name="T33">Ataque</text:span></text:p>
        </text:list-item>
        <text:list-item>
          <text:p text:style-name="P30"><text:span text:style-name="T33">Distancia de ataque</text:span></text:p>
        </text:list-item>
        <text:list-item>
          <text:p text:style-name="P30"><text:span text:style-name="T33">Velocidad de desplazamiento</text:span></text:p>
        </text:list-item>
      </text:list>
      <text:p text:style-name="P31"><text:span text:style-name="T34"/></text:p>
      <text:p text:style-name="P31"><text:span text:style-name="T35">Todos los algoformers tienen un modo humanoide (que siempre es terrestre) y su modo alterno, que será distinto para cada uno.</text:span></text:p>
      <text:p text:style-name="P32"><text:span text:style-name="T36">Autobots</text:span></text:p>
      <text:list text:style-name="L33">
        <text:list-item>
          <text:p text:style-name="P33"><text:span text:style-name="T37">Optimus Prime, líder de los Autobots. Su modo alterno es un Peterbilt 379 azul con llamas rojas (unidad terrestre)</text:span></text:p>
        </text:list-item>
      </text:list>
      <text:p text:style-name="P34"><text:span text:style-name="T38"/></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36"><text:span text:style-name="T39">OPTIMUS</text:span><text:span text:style-name="T40"/></text:p>
          </table:table-cell>
          <table:table-cell table:style-name="TableCell020001">
            <text:p text:style-name="P37"><text:span text:style-name="T41">Humanoide</text:span><text:span text:style-name="T42"/></text:p>
          </table:table-cell>
          <table:table-cell table:style-name="TableCell020002">
            <text:p text:style-name="P37"><text:span text:style-name="T43">Alterno</text:span><text:span text:style-name="T44"/></text:p>
          </table:table-cell>
        </table:table-row>
        <table:table-row table:style-name="TableRow0201">
          <table:table-cell table:style-name="TableCell020100">
            <text:p text:style-name="P40"><text:span text:style-name="T45">Ptos de Vida</text:span><text:span text:style-name="T46"/></text:p>
          </table:table-cell>
          <table:table-cell table:style-name="TableCell020101">
            <text:p text:style-name="P41"><text:span text:style-name="T47">500</text:span><text:span text:style-name="T48"/></text:p>
          </table:table-cell>
          <table:table-cell table:style-name="TableCell020102">
            <text:p text:style-name="P42"><text:span text:style-name="T48"/></text:p>
          </table:table-cell>
        </table:table-row>
        <table:table-row table:style-name="TableRow0202">
          <table:table-cell table:style-name="TableCell020200">
            <text:p text:style-name="P44"><text:span text:style-name="T49">Ataque</text:span><text:span text:style-name="T50"/></text:p>
          </table:table-cell>
          <table:table-cell table:style-name="TableCell020201">
            <text:p text:style-name="P45"><text:span text:style-name="T51">50</text:span><text:span text:style-name="T52"/></text:p>
          </table:table-cell>
          <table:table-cell table:style-name="TableCell020202">
            <text:p text:style-name="P45"><text:span text:style-name="T53">15</text:span><text:span text:style-name="T54"/></text:p>
          </table:table-cell>
        </table:table-row>
        <table:table-row table:style-name="TableRow0203">
          <table:table-cell table:style-name="TableCell020300">
            <text:p text:style-name="P47"><text:span text:style-name="T55">Distancia de ataque</text:span><text:span text:style-name="T56"/></text:p>
          </table:table-cell>
          <table:table-cell table:style-name="TableCell020301">
            <text:p text:style-name="P48"><text:span text:style-name="T57">2</text:span><text:span text:style-name="T58"/></text:p>
          </table:table-cell>
          <table:table-cell table:style-name="TableCell020302">
            <text:p text:style-name="P48"><text:span text:style-name="T59">4</text:span><text:span text:style-name="T60"/></text:p>
          </table:table-cell>
        </table:table-row>
        <table:table-row table:style-name="TableRow0204">
          <table:table-cell table:style-name="TableCell020400">
            <text:p text:style-name="P50"><text:span text:style-name="T61">Velocidad</text:span><text:span text:style-name="T62"/></text:p>
          </table:table-cell>
          <table:table-cell table:style-name="TableCell020401">
            <text:p text:style-name="P51"><text:span text:style-name="T63">2</text:span><text:span text:style-name="T64"/></text:p>
          </table:table-cell>
          <table:table-cell table:style-name="TableCell020402">
            <text:p text:style-name="P51"><text:span text:style-name="T65">5</text:span><text:span text:style-name="T66"/></text:p>
          </table:table-cell>
        </table:table-row>
      </table:table>
      <text:p text:style-name="P53"><text:span text:style-name="T66"/></text:p>
      <text:list text:style-name="L54">
        <text:list-item>
          <text:p text:style-name="P54"><text:span text:style-name="T67">Bumblebee, el joven explorador de los Autobots y guardián de Sam. Su modo alterno es un reluciente Chevrolet Camaro Concept de 2006. (unidad terrestre)</text:span></text:p>
        </text:list-item>
      </text:list>
      <text:p text:style-name="P55"><text:span text:style-name="T68"/></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57"><text:span text:style-name="T69">Bumblebee</text:span><text:span text:style-name="T70"/></text:p>
          </table:table-cell>
          <table:table-cell table:style-name="TableCell030001">
            <text:p text:style-name="P58"><text:span text:style-name="T71">Humanoide</text:span><text:span text:style-name="T72"/></text:p>
          </table:table-cell>
          <table:table-cell table:style-name="TableCell030002">
            <text:p text:style-name="P58"><text:span text:style-name="T73">Alterno</text:span><text:span text:style-name="T74"/></text:p>
          </table:table-cell>
        </table:table-row>
        <table:table-row table:style-name="TableRow0301">
          <table:table-cell table:style-name="TableCell030100">
            <text:p text:style-name="P61"><text:span text:style-name="T75">Ptos de Vida</text:span><text:span text:style-name="T76"/></text:p>
          </table:table-cell>
          <table:table-cell table:style-name="TableCell030101">
            <text:p text:style-name="P62"><text:span text:style-name="T77">350</text:span><text:span text:style-name="T78"/></text:p>
          </table:table-cell>
          <table:table-cell table:style-name="TableCell030102">
            <text:p text:style-name="P63"><text:span text:style-name="T78"/></text:p>
          </table:table-cell>
        </table:table-row>
        <table:table-row table:style-name="TableRow0302">
          <table:table-cell table:style-name="TableCell030200">
            <text:p text:style-name="P65"><text:span text:style-name="T79">Ataque</text:span><text:span text:style-name="T80"/></text:p>
          </table:table-cell>
          <table:table-cell table:style-name="TableCell030201">
            <text:p text:style-name="P66"><text:span text:style-name="T81">40</text:span><text:span text:style-name="T82"/></text:p>
          </table:table-cell>
          <table:table-cell table:style-name="TableCell030202">
            <text:p text:style-name="P66"><text:span text:style-name="T83">20</text:span><text:span text:style-name="T84"/></text:p>
          </table:table-cell>
        </table:table-row>
        <table:table-row table:style-name="TableRow0303">
          <table:table-cell table:style-name="TableCell030300">
            <text:p text:style-name="P68"><text:span text:style-name="T85">Distancia de ataque</text:span><text:span text:style-name="T86"/></text:p>
          </table:table-cell>
          <table:table-cell table:style-name="TableCell030301">
            <text:p text:style-name="P69"><text:span text:style-name="T87">1</text:span><text:span text:style-name="T88"/></text:p>
          </table:table-cell>
          <table:table-cell table:style-name="TableCell030302">
            <text:p text:style-name="P69"><text:span text:style-name="T89">3</text:span><text:span text:style-name="T90"/></text:p>
          </table:table-cell>
        </table:table-row>
        <table:table-row table:style-name="TableRow0304">
          <table:table-cell table:style-name="TableCell030400">
            <text:p text:style-name="P71"><text:span text:style-name="T91">Velocidad</text:span><text:span text:style-name="T92"/></text:p>
          </table:table-cell>
          <table:table-cell table:style-name="TableCell030401">
            <text:p text:style-name="P72"><text:span text:style-name="T93">2</text:span><text:span text:style-name="T94"/></text:p>
          </table:table-cell>
          <table:table-cell table:style-name="TableCell030402">
            <text:p text:style-name="P72"><text:span text:style-name="T95">5</text:span><text:span text:style-name="T96"/></text:p>
          </table:table-cell>
        </table:table-row>
      </table:table>
      <text:p text:style-name="P74"><text:span text:style-name="T96"/></text:p>
      <text:list text:style-name="L75">
        <text:list-item>
          <text:p text:style-name="P75"><text:span text:style-name="T97">Ratchet,<text:s text:c="2"/>Su modo alterno es un F22 raptor (unidad aérea)</text:span></text:p>
        </text:list-item>
      </text:list>
      <text:p text:style-name="P76"><text:span text:style-name="T98"/></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78"><text:span text:style-name="T99">Ratchet</text:span><text:span text:style-name="T100"/></text:p>
          </table:table-cell>
          <table:table-cell table:style-name="TableCell040001">
            <text:p text:style-name="P79"><text:span text:style-name="T101">Humanoide</text:span><text:span text:style-name="T102"/></text:p>
          </table:table-cell>
          <table:table-cell table:style-name="TableCell040002">
            <text:p text:style-name="P79"><text:span text:style-name="T103">Alterno</text:span><text:span text:style-name="T104"/></text:p>
          </table:table-cell>
        </table:table-row>
        <table:table-row table:style-name="TableRow0401">
          <table:table-cell table:style-name="TableCell040100">
            <text:p text:style-name="P82"><text:span text:style-name="T105">Ptos de Vida</text:span><text:span text:style-name="T106"/></text:p>
          </table:table-cell>
          <table:table-cell table:style-name="TableCell040101">
            <text:p text:style-name="P83"><text:span text:style-name="T107">150</text:span><text:span text:style-name="T108"/></text:p>
          </table:table-cell>
          <table:table-cell table:style-name="TableCell040102">
            <text:list text:style-name="L84">
              <text:list-item>
                <text:p text:style-name="P84"><text:span text:style-name="T108"/></text:p>
              </text:list-item>
            </text:list>
          </table:table-cell>
        </table:table-row>
        <table:table-row table:style-name="TableRow0402">
          <table:table-cell table:style-name="TableCell040200">
            <text:p text:style-name="P86"><text:span text:style-name="T109">Ataque</text:span><text:span text:style-name="T110"/></text:p>
          </table:table-cell>
          <table:table-cell table:style-name="TableCell040201">
            <text:p text:style-name="P87"><text:span text:style-name="T111">5</text:span><text:span text:style-name="T112"/></text:p>
          </table:table-cell>
          <table:table-cell table:style-name="TableCell040202">
            <text:p text:style-name="P87"><text:span text:style-name="T113">35</text:span><text:span text:style-name="T114"/></text:p>
          </table:table-cell>
        </table:table-row>
        <table:table-row table:style-name="TableRow0403">
          <table:table-cell table:style-name="TableCell040300">
            <text:p text:style-name="P89"><text:span text:style-name="T115">Distancia de ataque</text:span><text:span text:style-name="T116"/></text:p>
          </table:table-cell>
          <table:table-cell table:style-name="TableCell040301">
            <text:p text:style-name="P90"><text:span text:style-name="T117">5</text:span><text:span text:style-name="T118"/></text:p>
          </table:table-cell>
          <table:table-cell table:style-name="TableCell040302">
            <text:p text:style-name="P90"><text:span text:style-name="T119">2</text:span><text:span text:style-name="T120"/></text:p>
          </table:table-cell>
        </table:table-row>
        <table:table-row table:style-name="TableRow0404">
          <table:table-cell table:style-name="TableCell040400">
            <text:p text:style-name="P92"><text:span text:style-name="T121">Velocidad</text:span><text:span text:style-name="T122"/></text:p>
          </table:table-cell>
          <table:table-cell table:style-name="TableCell040401">
            <text:p text:style-name="P93"><text:span text:style-name="T123">1</text:span><text:span text:style-name="T124"/></text:p>
          </table:table-cell>
          <table:table-cell table:style-name="TableCell040402">
            <text:p text:style-name="P93"><text:span text:style-name="T125">8</text:span><text:span text:style-name="T126"/></text:p>
          </table:table-cell>
        </table:table-row>
      </table:table>
      <text:p text:style-name="P95"><text:span text:style-name="T126"/></text:p>
      <text:list text:style-name="L96">
        <text:list-item>
          <text:p text:style-name="P96"><text:span text:style-name="T127">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97"><text:span text:style-name="T128"/></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99"><text:span text:style-name="T129">SUPERION</text:span><text:span text:style-name="T130"/></text:p>
          </table:table-cell>
          <table:table-cell table:style-name="TableCell050001">
            <text:p text:style-name="P100"><text:span text:style-name="T131">modo único</text:span><text:span text:style-name="T132"/></text:p>
          </table:table-cell>
          <table:table-cell table:style-name="TableCell050002">
            <text:p text:style-name="P101"><text:span text:style-name="T132"/></text:p>
          </table:table-cell>
        </table:table-row>
        <table:table-row table:style-name="TableRow0501">
          <table:table-cell table:style-name="TableCell050100">
            <text:p text:style-name="P104"><text:span text:style-name="T133">Ptos de Vida</text:span><text:span text:style-name="T134"/></text:p>
          </table:table-cell>
          <table:table-cell table:style-name="TableCell050101">
            <text:p text:style-name="P105"><text:span text:style-name="T135">⅀</text:span><text:span text:style-name="T136"><text:s/>Ptos de vida de los algoformers que lo forman</text:span><text:span text:style-name="T137"/></text:p>
          </table:table-cell>
          <table:table-cell table:style-name="TableCell050102">
            <text:p text:style-name="P106"><text:span text:style-name="T137"/></text:p>
          </table:table-cell>
        </table:table-row>
        <table:table-row table:style-name="TableRow0502">
          <table:table-cell table:style-name="TableCell050200">
            <text:p text:style-name="P108"><text:span text:style-name="T138">Ataque</text:span><text:span text:style-name="T139"/></text:p>
          </table:table-cell>
          <table:table-cell table:style-name="TableCell050201">
            <text:p text:style-name="P109"><text:span text:style-name="T140">100</text:span><text:span text:style-name="T141"/></text:p>
          </table:table-cell>
          <table:table-cell table:style-name="TableCell050202">
            <text:p text:style-name="P110"><text:span text:style-name="T141"/></text:p>
          </table:table-cell>
        </table:table-row>
        <table:table-row table:style-name="TableRow0503">
          <table:table-cell table:style-name="TableCell050300">
            <text:p text:style-name="P112"><text:span text:style-name="T142">Distancia de ataque</text:span><text:span text:style-name="T143"/></text:p>
          </table:table-cell>
          <table:table-cell table:style-name="TableCell050301">
            <text:p text:style-name="P113"><text:span text:style-name="T144">2</text:span><text:span text:style-name="T145"/></text:p>
          </table:table-cell>
          <table:table-cell table:style-name="TableCell050302">
            <text:p text:style-name="P113"><text:span text:style-name="T145"/></text:p>
          </table:table-cell>
        </table:table-row>
        <table:table-row table:style-name="TableRow0504">
          <table:table-cell table:style-name="TableCell050400">
            <text:p text:style-name="P115"><text:span text:style-name="T146">Velocidad</text:span><text:span text:style-name="T147"/></text:p>
          </table:table-cell>
          <table:table-cell table:style-name="TableCell050401">
            <text:p text:style-name="P116"><text:span text:style-name="T148">3</text:span><text:span text:style-name="T149"/></text:p>
          </table:table-cell>
          <table:table-cell table:style-name="TableCell050402">
            <text:p text:style-name="P117"><text:span text:style-name="T149"/></text:p>
          </table:table-cell>
        </table:table-row>
      </table:table>
      <text:p text:style-name="P119"><text:span text:style-name="T149"/></text:p>
      <text:p text:style-name="P119"><text:span text:style-name="T150">Decepticons</text:span></text:p>
      <text:list text:style-name="L120">
        <text:list-item>
          <text:p text:style-name="P120"><text:span text:style-name="T151">Megatron, líder de los Decepticons. Su modo alterno es un jet cibertroniano. (unidad aérea)</text:span></text:p>
        </text:list-item>
      </text:list>
      <text:p text:style-name="P121"><text:span text:style-name="T152"/></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123"><text:span text:style-name="T153">MEGATRON</text:span><text:span text:style-name="T154"/></text:p>
          </table:table-cell>
          <table:table-cell table:style-name="TableCell060001">
            <text:p text:style-name="P124"><text:span text:style-name="T155">Humanoide</text:span><text:span text:style-name="T156"/></text:p>
          </table:table-cell>
          <table:table-cell table:style-name="TableCell060002">
            <text:p text:style-name="P124"><text:span text:style-name="T157">Alterno</text:span><text:span text:style-name="T158"/></text:p>
          </table:table-cell>
        </table:table-row>
        <table:table-row table:style-name="TableRow0601">
          <table:table-cell table:style-name="TableCell060100">
            <text:p text:style-name="P127"><text:span text:style-name="T159">Ptos de Vida</text:span><text:span text:style-name="T160"/></text:p>
          </table:table-cell>
          <table:table-cell table:style-name="TableCell060101">
            <text:p text:style-name="P128"><text:span text:style-name="T161">550</text:span><text:span text:style-name="T162"/></text:p>
          </table:table-cell>
          <table:table-cell table:style-name="TableCell060102">
            <text:p text:style-name="P129"><text:span text:style-name="T162"/></text:p>
          </table:table-cell>
        </table:table-row>
        <table:table-row table:style-name="TableRow0602">
          <table:table-cell table:style-name="TableCell060200">
            <text:p text:style-name="P131"><text:span text:style-name="T163">Ataque</text:span><text:span text:style-name="T164"/></text:p>
          </table:table-cell>
          <table:table-cell table:style-name="TableCell060201">
            <text:p text:style-name="P132"><text:span text:style-name="T165">10</text:span><text:span text:style-name="T166"/></text:p>
          </table:table-cell>
          <table:table-cell table:style-name="TableCell060202">
            <text:p text:style-name="P132"><text:span text:style-name="T167">55</text:span><text:span text:style-name="T168"/></text:p>
          </table:table-cell>
        </table:table-row>
        <table:table-row table:style-name="TableRow0603">
          <table:table-cell table:style-name="TableCell060300">
            <text:p text:style-name="P134"><text:span text:style-name="T169">Distancia de ataque</text:span><text:span text:style-name="T170"/></text:p>
          </table:table-cell>
          <table:table-cell table:style-name="TableCell060301">
            <text:p text:style-name="P135"><text:span text:style-name="T171">3</text:span><text:span text:style-name="T172"/></text:p>
          </table:table-cell>
          <table:table-cell table:style-name="TableCell060302">
            <text:p text:style-name="P135"><text:span text:style-name="T173">2</text:span><text:span text:style-name="T174"/></text:p>
          </table:table-cell>
        </table:table-row>
        <table:table-row table:style-name="TableRow0604">
          <table:table-cell table:style-name="TableCell060400">
            <text:p text:style-name="P137"><text:span text:style-name="T175">Velocidad</text:span><text:span text:style-name="T176"/></text:p>
          </table:table-cell>
          <table:table-cell table:style-name="TableCell060401">
            <text:p text:style-name="P138"><text:span text:style-name="T177">1</text:span><text:span text:style-name="T178"/></text:p>
          </table:table-cell>
          <table:table-cell table:style-name="TableCell060402">
            <text:p text:style-name="P138"><text:span text:style-name="T179">8</text:span><text:span text:style-name="T180"/></text:p>
          </table:table-cell>
        </table:table-row>
      </table:table>
      <text:p text:style-name="P140"><text:span text:style-name="T180"/></text:p>
      <text:list text:style-name="L141">
        <text:list-item>
          <text:p text:style-name="P141"><text:span text:style-name="T181">Bonecrusher, el desbocado buscaminas de los Decepticons. Su modo alterno es un vehículo blindado Force Protection Industries Buffalo HMPCV buscaminas. (unidad terrestre)</text:span></text:p>
        </text:list-item>
      </text:list>
      <text:p text:style-name="P142"><text:span text:style-name="T182"/></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144"><text:span text:style-name="T183">Bonecrusher</text:span><text:span text:style-name="T184"/></text:p>
          </table:table-cell>
          <table:table-cell table:style-name="TableCell070001">
            <text:p text:style-name="P145"><text:span text:style-name="T185">Humanoide</text:span><text:span text:style-name="T186"/></text:p>
          </table:table-cell>
          <table:table-cell table:style-name="TableCell070002">
            <text:p text:style-name="P145"><text:span text:style-name="T187">Alterno</text:span><text:span text:style-name="T188"/></text:p>
          </table:table-cell>
        </table:table-row>
        <table:table-row table:style-name="TableRow0701">
          <table:table-cell table:style-name="TableCell070100">
            <text:p text:style-name="P148"><text:span text:style-name="T189">Ptos de Vida</text:span><text:span text:style-name="T190"/></text:p>
          </table:table-cell>
          <table:table-cell table:style-name="TableCell070101">
            <text:p text:style-name="P149"><text:span text:style-name="T191">200</text:span><text:span text:style-name="T192"/></text:p>
          </table:table-cell>
          <table:table-cell table:style-name="TableCell070102">
            <text:p text:style-name="P150"><text:span text:style-name="T192"/></text:p>
          </table:table-cell>
        </table:table-row>
        <table:table-row table:style-name="TableRow0702">
          <table:table-cell table:style-name="TableCell070200">
            <text:p text:style-name="P152"><text:span text:style-name="T193">Ataque</text:span><text:span text:style-name="T194"/></text:p>
          </table:table-cell>
          <table:table-cell table:style-name="TableCell070201">
            <text:p text:style-name="P153"><text:span text:style-name="T195">30</text:span><text:span text:style-name="T196"/></text:p>
          </table:table-cell>
          <table:table-cell table:style-name="TableCell070202">
            <text:p text:style-name="P153"><text:span text:style-name="T197">30</text:span><text:span text:style-name="T198"/></text:p>
          </table:table-cell>
        </table:table-row>
        <table:table-row table:style-name="TableRow0703">
          <table:table-cell table:style-name="TableCell070300">
            <text:p text:style-name="P155"><text:span text:style-name="T199">Distancia de ataque</text:span><text:span text:style-name="T200"/></text:p>
          </table:table-cell>
          <table:table-cell table:style-name="TableCell070301">
            <text:p text:style-name="P156"><text:span text:style-name="T201">3</text:span><text:span text:style-name="T202"/></text:p>
          </table:table-cell>
          <table:table-cell table:style-name="TableCell070302">
            <text:p text:style-name="P156"><text:span text:style-name="T203">3</text:span><text:span text:style-name="T204"/></text:p>
          </table:table-cell>
        </table:table-row>
        <table:table-row table:style-name="TableRow0704">
          <table:table-cell table:style-name="TableCell070400">
            <text:p text:style-name="P158"><text:span text:style-name="T205">Velocidad</text:span><text:span text:style-name="T206"/></text:p>
          </table:table-cell>
          <table:table-cell table:style-name="TableCell070401">
            <text:p text:style-name="P159"><text:span text:style-name="T207">1</text:span><text:span text:style-name="T208"/></text:p>
          </table:table-cell>
          <table:table-cell table:style-name="TableCell070402">
            <text:p text:style-name="P159"><text:span text:style-name="T209">8</text:span><text:span text:style-name="T210"/></text:p>
          </table:table-cell>
        </table:table-row>
      </table:table>
      <text:p text:style-name="P161"><text:span text:style-name="T210"/></text:p>
      <text:list text:style-name="L162">
        <text:list-item>
          <text:p text:style-name="P162"><text:span text:style-name="T211">Frenzy, un pirata informático de los Decepticons. Su modo alterno es una Renault Duster. (unidad terrestre)</text:span></text:p>
        </text:list-item>
      </text:list>
      <text:p text:style-name="P163"><text:span text:style-name="T212"/></text:p>
      <table:table table:style-name="Table08">
        <table:table-column table:style-name="TableColumn0800"/>
        <table:table-column table:style-name="TableColumn0801"/>
        <table:table-column table:style-name="TableColumn0802"/>
        <table:table-row table:style-name="TableRow0800">
          <table:table-cell table:style-name="TableCell080000">
            <text:p text:style-name="P165"><text:span text:style-name="T213">Frenzy</text:span><text:span text:style-name="T214"/></text:p>
          </table:table-cell>
          <table:table-cell table:style-name="TableCell080001">
            <text:p text:style-name="P166"><text:span text:style-name="T215">Humanoide</text:span><text:span text:style-name="T216"/></text:p>
          </table:table-cell>
          <table:table-cell table:style-name="TableCell080002">
            <text:p text:style-name="P166"><text:span text:style-name="T217">Alterno</text:span><text:span text:style-name="T218"/></text:p>
          </table:table-cell>
        </table:table-row>
        <table:table-row table:style-name="TableRow0801">
          <table:table-cell table:style-name="TableCell080100">
            <text:p text:style-name="P169"><text:span text:style-name="T219">Ptos de Vida</text:span><text:span text:style-name="T220"/></text:p>
          </table:table-cell>
          <table:table-cell table:style-name="TableCell080101">
            <text:p text:style-name="P170"><text:span text:style-name="T221">400</text:span><text:span text:style-name="T222"/></text:p>
          </table:table-cell>
          <table:table-cell table:style-name="TableCell080102">
            <text:list text:style-name="L171">
              <text:list-item>
                <text:p text:style-name="P171"><text:span text:style-name="T222"/></text:p>
              </text:list-item>
            </text:list>
          </table:table-cell>
        </table:table-row>
        <table:table-row table:style-name="TableRow0802">
          <table:table-cell table:style-name="TableCell080200">
            <text:p text:style-name="P173"><text:span text:style-name="T223">Ataque</text:span><text:span text:style-name="T224"/></text:p>
          </table:table-cell>
          <table:table-cell table:style-name="TableCell080201">
            <text:p text:style-name="P174"><text:span text:style-name="T225">10</text:span><text:span text:style-name="T226"/></text:p>
          </table:table-cell>
          <table:table-cell table:style-name="TableCell080202">
            <text:p text:style-name="P174"><text:span text:style-name="T227">25</text:span><text:span text:style-name="T228"/></text:p>
          </table:table-cell>
        </table:table-row>
        <table:table-row table:style-name="TableRow0803">
          <table:table-cell table:style-name="TableCell080300">
            <text:p text:style-name="P176"><text:span text:style-name="T229">Distancia de ataque</text:span><text:span text:style-name="T230"/></text:p>
          </table:table-cell>
          <table:table-cell table:style-name="TableCell080301">
            <text:p text:style-name="P177"><text:span text:style-name="T231">5</text:span><text:span text:style-name="T232"/></text:p>
          </table:table-cell>
          <table:table-cell table:style-name="TableCell080302">
            <text:p text:style-name="P177"><text:span text:style-name="T233">2</text:span><text:span text:style-name="T234"/></text:p>
          </table:table-cell>
        </table:table-row>
        <table:table-row table:style-name="TableRow0804">
          <table:table-cell table:style-name="TableCell080400">
            <text:p text:style-name="P179"><text:span text:style-name="T235">Velocidad</text:span><text:span text:style-name="T236"/></text:p>
          </table:table-cell>
          <table:table-cell table:style-name="TableCell080401">
            <text:p text:style-name="P180"><text:span text:style-name="T237">2</text:span><text:span text:style-name="T238"/></text:p>
          </table:table-cell>
          <table:table-cell table:style-name="TableCell080402">
            <text:p text:style-name="P180"><text:span text:style-name="T239">6</text:span><text:span text:style-name="T240"/></text:p>
          </table:table-cell>
        </table:table-row>
      </table:table>
      <text:p text:style-name="P182"><text:span text:style-name="T240"/></text:p>
      <text:list text:style-name="L183">
        <text:list-item>
          <text:p text:style-name="P183"><text:span text:style-name="T241">Los 3 combinados forman un Menasor (unidad terrestre),<text:s text:c="2"/>la transformación dura 2 turnos hasta completarse. Queda a criterio del grupo definir la distancia mínima a la que tienen que estar los algoformers entre sí para formar un Menasor.</text:span></text:p>
        </text:list-item>
      </text:list>
      <text:p text:style-name="P184"><text:span text:style-name="T242"/></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186"><text:span text:style-name="T243">MENASOR</text:span><text:span text:style-name="T244"/></text:p>
          </table:table-cell>
          <table:table-cell table:style-name="TableCell090001">
            <text:p text:style-name="P187"><text:span text:style-name="T245">modo único</text:span><text:span text:style-name="T246"/></text:p>
          </table:table-cell>
          <table:table-cell table:style-name="TableCell090002">
            <text:p text:style-name="P188"><text:span text:style-name="T246"/></text:p>
          </table:table-cell>
        </table:table-row>
        <table:table-row table:style-name="TableRow0901">
          <table:table-cell table:style-name="TableCell090100">
            <text:p text:style-name="P191"><text:span text:style-name="T247">Ptos de Vida</text:span><text:span text:style-name="T248"/></text:p>
          </table:table-cell>
          <table:table-cell table:style-name="TableCell090101">
            <text:p text:style-name="P192"><text:span text:style-name="T249">⅀</text:span><text:span text:style-name="T250"><text:s/>Ptos de vida de los algoformers que lo forman</text:span><text:span text:style-name="T251"/></text:p>
          </table:table-cell>
          <table:table-cell table:style-name="TableCell090102">
            <text:p text:style-name="P193"><text:span text:style-name="T251"/></text:p>
          </table:table-cell>
        </table:table-row>
        <table:table-row table:style-name="TableRow0902">
          <table:table-cell table:style-name="TableCell090200">
            <text:p text:style-name="P195"><text:span text:style-name="T252">Ataque</text:span><text:span text:style-name="T253"/></text:p>
          </table:table-cell>
          <table:table-cell table:style-name="TableCell090201">
            <text:p text:style-name="P196"><text:span text:style-name="T254">115</text:span><text:span text:style-name="T255"/></text:p>
          </table:table-cell>
          <table:table-cell table:style-name="TableCell090202">
            <text:p text:style-name="P197"><text:span text:style-name="T255"/></text:p>
          </table:table-cell>
        </table:table-row>
        <table:table-row table:style-name="TableRow0903">
          <table:table-cell table:style-name="TableCell090300">
            <text:p text:style-name="P199"><text:span text:style-name="T256">Distancia de ataque</text:span><text:span text:style-name="T257"/></text:p>
          </table:table-cell>
          <table:table-cell table:style-name="TableCell090301">
            <text:p text:style-name="P200"><text:span text:style-name="T258">2</text:span><text:span text:style-name="T259"/></text:p>
          </table:table-cell>
          <table:table-cell table:style-name="TableCell090302">
            <text:p text:style-name="P201"><text:span text:style-name="T259"/></text:p>
          </table:table-cell>
        </table:table-row>
        <table:table-row table:style-name="TableRow0904">
          <table:table-cell table:style-name="TableCell090400">
            <text:p text:style-name="P203"><text:span text:style-name="T260">Velocidad</text:span><text:span text:style-name="T261"/></text:p>
          </table:table-cell>
          <table:table-cell table:style-name="TableCell090401">
            <text:p text:style-name="P204"><text:span text:style-name="T262">2</text:span><text:span text:style-name="T263"/></text:p>
          </table:table-cell>
          <table:table-cell table:style-name="TableCell090402">
            <text:p text:style-name="P205"><text:span text:style-name="T263"/></text:p>
          </table:table-cell>
        </table:table-row>
      </table:table>
      <text:p text:style-name="P207"><text:span text:style-name="T264">Ataques y distancia de ataques</text:span></text:p>
      <text:p text:style-name="P208"><text:span text:style-name="T265"/></text:p>
      <text:p text:style-name="P208"><text:span text:style-name="T266">Los algoformers de un mismo equipo<text:s/></text:span><text:span text:style-name="T267">no</text:span><text:span text:style-name="T268"><text:s/>pueden atacarse entre ellos.</text:span></text:p>
      <text:p text:style-name="P208"><text:span text:style-name="T269"/></text:p>
      <table:table table:style-name="Table10">
        <table:table-column table:style-name="TableColumn1000"/>
        <table:table-column table:style-name="TableColumn1001"/>
        <table:table-column table:style-name="TableColumn1002"/>
        <table:table-column table:style-name="TableColumn1003"/>
        <table:table-row table:style-name="TableRow1000">
          <table:table-cell table:style-name="TableCell100000">
            <text:p text:style-name="P210"><text:span text:style-name="T270">SIMPLIFICACIÓN</text:span><text:span text:style-name="T271">: Los algoformers pueden atacar en cualquiera de las formas, es todo igual:</text:span><text:span text:style-name="T272"/></text:p>
          </table:table-cell>
          <table:table-cell table:style-name="TableCell100001">
            <text:p text:style-name="P211"><text:span text:style-name="T272"/></text:p>
          </table:table-cell>
          <table:table-cell table:style-name="TableCell100002">
            <text:p text:style-name="P211"><text:span text:style-name="T272"/></text:p>
          </table:table-cell>
          <table:table-cell table:style-name="TableCell100003">
            <text:p text:style-name="P211"><text:span text:style-name="T272"/></text:p>
          </table:table-cell>
        </table:table-row>
        <table:table-row table:style-name="TableRow1001">
          <table:table-cell table:style-name="TableCell100100">
            <text:p text:style-name="P214"><text:span text:style-name="T273">tierra-tierra</text:span><text:span text:style-name="T274"/></text:p>
          </table:table-cell>
          <table:table-cell table:style-name="TableCell100101">
            <text:p text:style-name="P214"><text:span text:style-name="T275">tierra-aire</text:span><text:span text:style-name="T276"/></text:p>
          </table:table-cell>
          <table:table-cell table:style-name="TableCell100102">
            <text:p text:style-name="P214"><text:span text:style-name="T277">aire-tierra</text:span><text:span text:style-name="T278"/></text:p>
          </table:table-cell>
          <table:table-cell table:style-name="TableCell100103">
            <text:p text:style-name="P214"><text:span text:style-name="T279">aire-aire</text:span><text:span text:style-name="T280"/></text:p>
          </table:table-cell>
        </table:table-row>
      </table:table>
      <text:p text:style-name="P216"><text:span text:style-name="T280"/></text:p>
      <text:p text:style-name="P216"><text:span text:style-name="T281">La distancia de ataque se mide en casilleros. Por ejemplo OPTIMUS en modo humanoide posee distancia de ataque = 2 significa que podrá atacar a cualquier otro algoformer que se encuentre en un casillero verde, no así en los celestes.</text:span></text:p>
      <text:p text:style-name="P216"><text:span text:style-name="T282"/></text:p>
      <text:p text:style-name="P217"><text:span text:style-name="T282"/></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 table:style-name="TableColumn1106"/>
        <table:table-row table:style-name="TableRow1100">
          <table:table-cell table:style-name="TableCell110000">
            <text:p text:style-name="P219"><text:span text:style-name="T282"/></text:p>
          </table:table-cell>
          <table:table-cell table:style-name="TableCell110001">
            <text:p text:style-name="P219"><text:span text:style-name="T282"/></text:p>
          </table:table-cell>
          <table:table-cell table:style-name="TableCell110002">
            <text:p text:style-name="P219"><text:span text:style-name="T282"/></text:p>
          </table:table-cell>
          <table:table-cell table:style-name="TableCell110003">
            <text:p text:style-name="P219"><text:span text:style-name="T282"/></text:p>
          </table:table-cell>
          <table:table-cell table:style-name="TableCell110004">
            <text:p text:style-name="P219"><text:span text:style-name="T282"/></text:p>
          </table:table-cell>
          <table:table-cell table:style-name="TableCell110005">
            <text:p text:style-name="P219"><text:span text:style-name="T282"/></text:p>
          </table:table-cell>
          <table:table-cell table:style-name="TableCell110006">
            <text:p text:style-name="P219"><text:span text:style-name="T282"/></text:p>
          </table:table-cell>
        </table:table-row>
        <table:table-row table:style-name="TableRow1101">
          <table:table-cell table:style-name="TableCell110100">
            <text:p text:style-name="P222"><text:span text:style-name="T282"/></text:p>
          </table:table-cell>
          <table:table-cell table:style-name="TableCell110101">
            <text:p text:style-name="P222"><text:span text:style-name="T282"/></text:p>
          </table:table-cell>
          <table:table-cell table:style-name="TableCell110102">
            <text:p text:style-name="P222"><text:span text:style-name="T282"/></text:p>
          </table:table-cell>
          <table:table-cell table:style-name="TableCell110103">
            <text:p text:style-name="P222"><text:span text:style-name="T282"/></text:p>
          </table:table-cell>
          <table:table-cell table:style-name="TableCell110104">
            <text:p text:style-name="P222"><text:span text:style-name="T282"/></text:p>
          </table:table-cell>
          <table:table-cell table:style-name="TableCell110105">
            <text:p text:style-name="P222"><text:span text:style-name="T282"/></text:p>
          </table:table-cell>
          <table:table-cell table:style-name="TableCell110106">
            <text:p text:style-name="P222"><text:span text:style-name="T282"/></text:p>
          </table:table-cell>
        </table:table-row>
        <table:table-row table:style-name="TableRow1102">
          <table:table-cell table:style-name="TableCell110200">
            <text:p text:style-name="P224"><text:span text:style-name="T282"/></text:p>
          </table:table-cell>
          <table:table-cell table:style-name="TableCell110201">
            <text:p text:style-name="P224"><text:span text:style-name="T282"/></text:p>
          </table:table-cell>
          <table:table-cell table:style-name="TableCell110202">
            <text:p text:style-name="P224"><text:span text:style-name="T282"/></text:p>
          </table:table-cell>
          <table:table-cell table:style-name="TableCell110203">
            <text:p text:style-name="P224"><text:span text:style-name="T282"/></text:p>
          </table:table-cell>
          <table:table-cell table:style-name="TableCell110204">
            <text:p text:style-name="P224"><text:span text:style-name="T282"/></text:p>
          </table:table-cell>
          <table:table-cell table:style-name="TableCell110205">
            <text:p text:style-name="P224"><text:span text:style-name="T282"/></text:p>
          </table:table-cell>
          <table:table-cell table:style-name="TableCell110206">
            <text:p text:style-name="P224"><text:span text:style-name="T282"/></text:p>
          </table:table-cell>
        </table:table-row>
        <table:table-row table:style-name="TableRow1103">
          <table:table-cell table:style-name="TableCell110300">
            <text:p text:style-name="P226"><text:span text:style-name="T282"/></text:p>
          </table:table-cell>
          <table:table-cell table:style-name="TableCell110301">
            <text:p text:style-name="P226"><text:span text:style-name="T282"/></text:p>
          </table:table-cell>
          <table:table-cell table:style-name="TableCell110302">
            <text:p text:style-name="P226"><text:span text:style-name="T282"/></text:p>
          </table:table-cell>
          <table:table-cell table:style-name="TableCell110303">
            <text:p text:style-name="P227"><text:span text:style-name="T283">OPTIMUS</text:span><text:span text:style-name="T284"/></text:p>
          </table:table-cell>
          <table:table-cell table:style-name="TableCell110304">
            <text:p text:style-name="P228"><text:span text:style-name="T284"/></text:p>
          </table:table-cell>
          <table:table-cell table:style-name="TableCell110305">
            <text:p text:style-name="P228"><text:span text:style-name="T284"/></text:p>
          </table:table-cell>
          <table:table-cell table:style-name="TableCell110306">
            <text:p text:style-name="P228"><text:span text:style-name="T284"/></text:p>
          </table:table-cell>
        </table:table-row>
        <table:table-row table:style-name="TableRow1104">
          <table:table-cell table:style-name="TableCell110400">
            <text:p text:style-name="P230"><text:span text:style-name="T284"/></text:p>
          </table:table-cell>
          <table:table-cell table:style-name="TableCell110401">
            <text:p text:style-name="P230"><text:span text:style-name="T284"/></text:p>
          </table:table-cell>
          <table:table-cell table:style-name="TableCell110402">
            <text:p text:style-name="P230"><text:span text:style-name="T284"/></text:p>
          </table:table-cell>
          <table:table-cell table:style-name="TableCell110403">
            <text:p text:style-name="P230"><text:span text:style-name="T284"/></text:p>
          </table:table-cell>
          <table:table-cell table:style-name="TableCell110404">
            <text:p text:style-name="P230"><text:span text:style-name="T284"/></text:p>
          </table:table-cell>
          <table:table-cell table:style-name="TableCell110405">
            <text:p text:style-name="P230"><text:span text:style-name="T284"/></text:p>
          </table:table-cell>
          <table:table-cell table:style-name="TableCell110406">
            <text:p text:style-name="P230"><text:span text:style-name="T284"/></text:p>
          </table:table-cell>
        </table:table-row>
        <table:table-row table:style-name="TableRow1105">
          <table:table-cell table:style-name="TableCell110500">
            <text:p text:style-name="P232"><text:span text:style-name="T284"/></text:p>
          </table:table-cell>
          <table:table-cell table:style-name="TableCell110501">
            <text:p text:style-name="P232"><text:span text:style-name="T284"/></text:p>
          </table:table-cell>
          <table:table-cell table:style-name="TableCell110502">
            <text:p text:style-name="P232"><text:span text:style-name="T284"/></text:p>
          </table:table-cell>
          <table:table-cell table:style-name="TableCell110503">
            <text:p text:style-name="P232"><text:span text:style-name="T284"/></text:p>
          </table:table-cell>
          <table:table-cell table:style-name="TableCell110504">
            <text:p text:style-name="P232"><text:span text:style-name="T284"/></text:p>
          </table:table-cell>
          <table:table-cell table:style-name="TableCell110505">
            <text:p text:style-name="P232"><text:span text:style-name="T284"/></text:p>
          </table:table-cell>
          <table:table-cell table:style-name="TableCell110506">
            <text:p text:style-name="P232"><text:span text:style-name="T284"/></text:p>
          </table:table-cell>
        </table:table-row>
        <table:table-row table:style-name="TableRow1106">
          <table:table-cell table:style-name="TableCell110600">
            <text:p text:style-name="P235"><text:span text:style-name="T284"/></text:p>
          </table:table-cell>
          <table:table-cell table:style-name="TableCell110601">
            <text:p text:style-name="P235"><text:span text:style-name="T284"/></text:p>
          </table:table-cell>
          <table:table-cell table:style-name="TableCell110602">
            <text:p text:style-name="P235"><text:span text:style-name="T284"/></text:p>
          </table:table-cell>
          <table:table-cell table:style-name="TableCell110603">
            <text:p text:style-name="P235"><text:span text:style-name="T284"/></text:p>
          </table:table-cell>
          <table:table-cell table:style-name="TableCell110604">
            <text:p text:style-name="P235"><text:span text:style-name="T284"/></text:p>
          </table:table-cell>
          <table:table-cell table:style-name="TableCell110605">
            <text:p text:style-name="P235"><text:span text:style-name="T284"/></text:p>
          </table:table-cell>
          <table:table-cell table:style-name="TableCell110606">
            <text:p text:style-name="P235"><text:span text:style-name="T284"/></text:p>
          </table:table-cell>
        </table:table-row>
      </table:table>
      <text:p text:style-name="P237"><text:span text:style-name="T284"/></text:p>
      <text:p text:style-name="P238"><text:span text:style-name="T285">Superficies:</text:span></text:p>
      <text:p text:style-name="P239"><text:span text:style-name="T286"/></text:p>
      <text:p text:style-name="P239"><text:span text:style-name="T287">Tierra</text:span></text:p>
      <text:list text:style-name="L240">
        <text:list-item>
          <text:p text:style-name="P240"><text:span text:style-name="T288">Rocosa</text:span><text:span text:style-name="T289">: Todas las unidades pueden atravesarla.</text:span></text:p>
        </text:list-item>
        <text:list-item>
          <text:p text:style-name="P240"><text:span text:style-name="T290">Pantano</text:span><text:span text:style-name="T291">: En modo humanoide no es posible atravesarlo. En modo alterno las unidades terrestres tardan el doble que una superficie rocosa.</text:span></text:p>
        </text:list-item>
        <text:list-item>
          <text:p text:style-name="P240"><text:span text:style-name="T292">Espinas</text:span><text:span text:style-name="T293">: Causa un 5% de daño a quien la atraviese, independientemente del modo en que se halle.</text:span></text:p>
        </text:list-item>
      </text:list>
      <text:p text:style-name="P241"><text:span text:style-name="T294"/></text:p>
      <text:p text:style-name="P241"><text:span text:style-name="T295">Aire</text:span></text:p>
      <text:list text:style-name="L242">
        <text:list-item>
          <text:p text:style-name="P242"><text:span text:style-name="T296">Nube</text:span><text:span text:style-name="T297">: Todas las unidades aéreas pueden atravesarla.</text:span></text:p>
        </text:list-item>
        <text:list-item>
          <text:p text:style-name="P242"><text:span text:style-name="T298">Nebulosa de andrómeda</text:span><text:span text:style-name="T299">: Las unidades aéreas quedan atrapadas 3 turnos.</text:span></text:p>
        </text:list-item>
        <text:list-item>
          <text:p text:style-name="P242"><text:span text:style-name="T300">Tormenta psiónica</text:span><text:span text:style-name="T301">: Al pasar por una tormenta psiónica las unidades aéreas pierden poder de ataque (sólo del modo alterno) y el mismo queda disminuido en un<text:s text:c="2"/>40 %</text:span><text:span text:style-name="T302"><text:s/>para siempre</text:span><text:span text:style-name="T303">. (En el contexto de una partida). El daño no es acumulable en caso de que el algoformer ya afectado vuelva a pasar por una tormenta, no lo afecta.</text:span></text:p>
        </text:list-item>
      </text:list>
      <text:p text:style-name="P243"><text:span text:style-name="T304">Bonus</text:span></text:p>
      <text:p text:style-name="P244"><text:span text:style-name="T305">Una vez que el algoformer (en cualquier modo) captura un bonus el mismo es consumido por el algoformer y desaparece del mapa.</text:span></text:p>
      <text:p text:style-name="P244"><text:span text:style-name="T306"/></text:p>
      <text:list text:style-name="L245">
        <text:list-item>
          <text:p text:style-name="P245"><text:span text:style-name="T307">Doble</text:span><text:span text:style-name="T308"><text:s/></text:span><text:span text:style-name="T309">Cañón</text:span><text:span text:style-name="T310">: El algoformer que se tope con este bonus, duplica su capacidad de ataque durante 3<text:s/></text:span><text:span text:style-name="T311">turnos propios</text:span><text:span text:style-name="T312">.</text:span></text:p>
        </text:list-item>
        <text:list-item>
          <text:p text:style-name="P245"><text:span text:style-name="T312"><text:s/></text:span><text:span text:style-name="T313">Burbuja inmaculada</text:span><text:span text:style-name="T314">: El algoformer que se tope con este bonus, no recibe ningún daño por ningún tipo de ataque de otro algoformer durante 2<text:s/></text:span><text:span text:style-name="T315">turnos propios</text:span><text:span text:style-name="T316">.</text:span></text:p>
        </text:list-item>
        <text:list-item>
          <text:p text:style-name="P245"><text:span text:style-name="T317">Flash</text:span><text:span text:style-name="T318">: El algoformer que se tope con este bonus triplica su velocidad de desplazamiento durante 3<text:s/></text:span><text:span text:style-name="T319">turnos propios</text:span><text:span text:style-name="T320">.</text:span></text:p>
        </text:list-item>
      </text:list>
      <text:p text:style-name="P246"><text:span text:style-name="T321">Ejemplo de Doble cañón:<text:line-break/></text:span></text:p>
      <text:p text:style-name="P247"><text:span text:style-name="T322">Turno Autobots</text:span><text:span text:style-name="T323">:</text:span></text:p>
      <text:p text:style-name="P248"><text:span text:style-name="T324">Optimus Humanoide captura doble cañón</text:span></text:p>
      <text:p text:style-name="P248"><text:span text:style-name="T325"/></text:p>
      <text:p text:style-name="P249"><text:span text:style-name="T326">Turno Decepticons</text:span></text:p>
      <text:p text:style-name="P250"><text:span text:style-name="T327">….<text:line-break/></text:span></text:p>
      <text:p text:style-name="P251"><text:span text:style-name="T328">Turno Autobots:</text:span></text:p>
      <text:p text:style-name="P252"><text:span text:style-name="T329">Optimus Humanoide ataque = 100 ( 2 x 50 )<text:line-break/></text:span></text:p>
      <text:p text:style-name="P253"><text:span text:style-name="T330">Turno Decepticons</text:span></text:p>
      <text:p text:style-name="P254"><text:span text:style-name="T331">….<text:line-break/></text:span></text:p>
      <text:p text:style-name="P255"><text:span text:style-name="T332">Turno Autobots:</text:span></text:p>
      <text:p text:style-name="P256"><text:span text:style-name="T333">Optimus Humanoide ataque = 100 ( 2 x 50 )<text:line-break/></text:span></text:p>
      <text:p text:style-name="P257"><text:span text:style-name="T334">Turno Decepticons:</text:span></text:p>
      <text:p text:style-name="P258"><text:span text:style-name="T335">….<text:line-break/></text:span></text:p>
      <text:p text:style-name="P259"><text:span text:style-name="T336">Turno Autobots:</text:span></text:p>
      <text:p text:style-name="P260"><text:span text:style-name="T337">Optimus Humanoide ataque = 100 ( 2 x 50 )<text:line-break/></text:span></text:p>
      <text:p text:style-name="P261"><text:span text:style-name="T338">Turno Decepticons:</text:span></text:p>
      <text:p text:style-name="P262"><text:span text:style-name="T339">….<text:line-break/></text:span></text:p>
      <text:p text:style-name="P263"><text:span text:style-name="T340">Turno Autobots:</text:span></text:p>
      <text:p text:style-name="P264"><text:span text:style-name="T341">Optimus Humanoide ataque = 50</text:span></text:p>
      <text:p text:style-name="P265"><text:span text:style-name="T342"/></text:p>
      <text:p text:style-name="P265"><text:span text:style-name="T343">Queda a criterio de cada grupo definir qué pasa cuando se combinan los 3 algoformers para formar un Menasor o Superion y alguno de ellos tiene un bonus activo.</text:span></text:p>
      <text:p text:style-name="P266"><text:span text:style-name="T344">Jugabilidad</text:span></text:p>
      <text:p text:style-name="P267"><text:span text:style-name="T345"/></text:p>
      <text:p text:style-name="P267"><text:span text:style-name="T346">Hay 2 jugadores, cada uno debe elegir un equipo antes de iniciar una partida. Cada jugador comienza la partida con sus 3 algoformers. </text:span></text:p>
      <text:p text:style-name="P267"><text:span text:style-name="T346">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267"><text:span text:style-name="T346">El juego elige al azar qué jugador comienza. Cada jugador inicia en el extremo opuesto al otro con sus 3 algoformers juntos.</text:span></text:p>
      <text:p text:style-name="P267"><text:span text:style-name="T347"/></text:p>
      <text:p text:style-name="P268"><text:span text:style-name="T348">Tablero</text:span></text:p>
      <text:p text:style-name="P269"><text:span text:style-name="T349"/></text:p>
      <text:p text:style-name="P269"><text:span text:style-name="T350">El juego tiene lugar en un tablero compuesto de casilleros. El tamaño, forma y cantidad de casilleros del tablero queda a definir por cada grupo y acordado con su ayudante.</text:span></text:p>
      <text:p text:style-name="P269"><text:span text:style-name="T350">Todos los algoformers ocupan 1 casillero en cualquiera de sus modos. No puede haber más de 1 algoformer en un casillero. Hay 1 o 0, nunca 2, 3, etc.</text:span></text:p>
      <text:p text:style-name="P269"><text:span text:style-name="T350">Los algoformers se desplazan por el tablero de casillero en casillero. Cada punto de su velocidad de desplazamiento representa 1 casillero. Por ejemplo, OPTIMUS en modo alterno posee una velocidad de desplazamiento = 5 lo que nos lleva a la siguiente configuración:</text:span></text:p>
      <text:p text:style-name="P269"><text:span text:style-name="T351"/></text:p>
      <text:p text:style-name="P269"><text:span text:style-name="T352">Estado inicial:</text:span></text:p>
      <text:p text:style-name="P270"><text:span text:style-name="T353"/></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column table:style-name="TableColumn1205"/>
        <table:table-row table:style-name="TableRow1200">
          <table:table-cell table:style-name="TableCell120000">
            <text:p text:style-name="P272"><text:span text:style-name="T353"/></text:p>
          </table:table-cell>
          <table:table-cell table:style-name="TableCell120001">
            <text:p text:style-name="P272"><text:span text:style-name="T353"/></text:p>
          </table:table-cell>
          <table:table-cell table:style-name="TableCell120002">
            <text:p text:style-name="P272"><text:span text:style-name="T353"/></text:p>
          </table:table-cell>
          <table:table-cell table:style-name="TableCell120003">
            <text:p text:style-name="P272"><text:span text:style-name="T353"/></text:p>
          </table:table-cell>
          <table:table-cell table:style-name="TableCell120004">
            <text:p text:style-name="P272"><text:span text:style-name="T353"/></text:p>
          </table:table-cell>
          <table:table-cell table:style-name="TableCell120005">
            <text:p text:style-name="P272"><text:span text:style-name="T353"/></text:p>
          </table:table-cell>
        </table:table-row>
        <table:table-row table:style-name="TableRow1201">
          <table:table-cell table:style-name="TableCell120100">
            <text:p text:style-name="P275"><text:span text:style-name="T354">OPTIMUS</text:span><text:span text:style-name="T355"/></text:p>
          </table:table-cell>
          <table:table-cell table:style-name="TableCell120101">
            <text:p text:style-name="P276"><text:span text:style-name="T355"/></text:p>
          </table:table-cell>
          <table:table-cell table:style-name="TableCell120102">
            <text:p text:style-name="P277"><text:span text:style-name="T355"/></text:p>
          </table:table-cell>
          <table:table-cell table:style-name="TableCell120103">
            <text:p text:style-name="P278"><text:span text:style-name="T355"/></text:p>
          </table:table-cell>
          <table:table-cell table:style-name="TableCell120104">
            <text:p text:style-name="P278"><text:span text:style-name="T355"/></text:p>
          </table:table-cell>
          <table:table-cell table:style-name="TableCell120105">
            <text:p text:style-name="P278"><text:span text:style-name="T355"/></text:p>
          </table:table-cell>
        </table:table-row>
        <table:table-row table:style-name="TableRow1202">
          <table:table-cell table:style-name="TableCell120200">
            <text:p text:style-name="P280"><text:span text:style-name="T355"/></text:p>
          </table:table-cell>
          <table:table-cell table:style-name="TableCell120201">
            <text:p text:style-name="P280"><text:span text:style-name="T355"/></text:p>
          </table:table-cell>
          <table:table-cell table:style-name="TableCell120202">
            <text:p text:style-name="P280"><text:span text:style-name="T355"/></text:p>
          </table:table-cell>
          <table:table-cell table:style-name="TableCell120203">
            <text:p text:style-name="P280"><text:span text:style-name="T355"/></text:p>
          </table:table-cell>
          <table:table-cell table:style-name="TableCell120204">
            <text:p text:style-name="P280"><text:span text:style-name="T355"/></text:p>
          </table:table-cell>
          <table:table-cell table:style-name="TableCell120205">
            <text:p text:style-name="P280"><text:span text:style-name="T355"/></text:p>
          </table:table-cell>
        </table:table-row>
      </table:table>
      <text:p text:style-name="P282"><text:span text:style-name="T355"/></text:p>
      <text:p text:style-name="P282"><text:span text:style-name="T356">Optimus se mueve<text:s/></text:span><text:span text:style-name="T357">⇒</text:span><text:span text:style-name="T358"><text:s/></text:span></text:p>
      <text:p text:style-name="P283"><text:span text:style-name="T359">Estado final:</text:span></text:p>
      <text:p text:style-name="P284"><text:span text:style-name="T360"/></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column table:style-name="TableColumn1305"/>
        <table:table-row table:style-name="TableRow1300">
          <table:table-cell table:style-name="TableCell130000">
            <text:p text:style-name="P286"><text:span text:style-name="T360"/></text:p>
          </table:table-cell>
          <table:table-cell table:style-name="TableCell130001">
            <text:p text:style-name="P286"><text:span text:style-name="T360"/></text:p>
          </table:table-cell>
          <table:table-cell table:style-name="TableCell130002">
            <text:p text:style-name="P286"><text:span text:style-name="T360"/></text:p>
          </table:table-cell>
          <table:table-cell table:style-name="TableCell130003">
            <text:p text:style-name="P286"><text:span text:style-name="T360"/></text:p>
          </table:table-cell>
          <table:table-cell table:style-name="TableCell130004">
            <text:p text:style-name="P286"><text:span text:style-name="T360"/></text:p>
          </table:table-cell>
          <table:table-cell table:style-name="TableCell130005">
            <text:p text:style-name="P286"><text:span text:style-name="T360"/></text:p>
          </table:table-cell>
        </table:table-row>
        <table:table-row table:style-name="TableRow1301">
          <table:table-cell table:style-name="TableCell130100">
            <text:p text:style-name="P289"><text:span text:style-name="T360"/></text:p>
          </table:table-cell>
          <table:table-cell table:style-name="TableCell130101">
            <text:p text:style-name="P290"><text:span text:style-name="T360"/></text:p>
          </table:table-cell>
          <table:table-cell table:style-name="TableCell130102">
            <text:p text:style-name="P291"><text:span text:style-name="T360"/></text:p>
          </table:table-cell>
          <table:table-cell table:style-name="TableCell130103">
            <text:p text:style-name="P292"><text:span text:style-name="T360"/></text:p>
          </table:table-cell>
          <table:table-cell table:style-name="TableCell130104">
            <text:p text:style-name="P292"><text:span text:style-name="T360"/></text:p>
          </table:table-cell>
          <table:table-cell table:style-name="TableCell130105">
            <text:p text:style-name="P293"><text:span text:style-name="T361">OPTIMUS</text:span><text:span text:style-name="T362"/></text:p>
          </table:table-cell>
        </table:table-row>
        <table:table-row table:style-name="TableRow1302">
          <table:table-cell table:style-name="TableCell130200">
            <text:p text:style-name="P295"><text:span text:style-name="T362"/></text:p>
          </table:table-cell>
          <table:table-cell table:style-name="TableCell130201">
            <text:p text:style-name="P295"><text:span text:style-name="T362"/></text:p>
          </table:table-cell>
          <table:table-cell table:style-name="TableCell130202">
            <text:p text:style-name="P295"><text:span text:style-name="T362"/></text:p>
          </table:table-cell>
          <table:table-cell table:style-name="TableCell130203">
            <text:p text:style-name="P295"><text:span text:style-name="T362"/></text:p>
          </table:table-cell>
          <table:table-cell table:style-name="TableCell130204">
            <text:p text:style-name="P295"><text:span text:style-name="T362"/></text:p>
          </table:table-cell>
          <table:table-cell table:style-name="TableCell130205">
            <text:p text:style-name="P295"><text:span text:style-name="T362"/></text:p>
          </table:table-cell>
        </table:table-row>
      </table:table>
      <text:p text:style-name="P297"><text:span text:style-name="T362"/></text:p>
      <text:p text:style-name="P298"><text:span text:style-name="T362"/></text:p>
      <text:p text:style-name="P298"><text:span text:style-name="T363">Otro ejemplo</text:span></text:p>
      <text:p text:style-name="P299"><text:span text:style-name="T364">Megatron en modo humanoide posee una velocidad de desplazamiento = 1. Con lo cual desde dónde está ubicado actualmente se puede mover a cualquiera de los casilleros verdes. Como puede verse,<text:s/></text:span><text:span text:style-name="T365">aplica la misma lógica que en distancia de ataque</text:span><text:span text:style-name="T366">.</text:span></text:p>
      <text:p text:style-name="P300"><text:span text:style-name="T367"/></text:p>
      <table:table table:style-name="Table14">
        <table:table-column table:style-name="TableColumn1400"/>
        <table:table-column table:style-name="TableColumn1401"/>
        <table:table-column table:style-name="TableColumn1402"/>
        <table:table-column table:style-name="TableColumn1403"/>
        <table:table-column table:style-name="TableColumn1404"/>
        <table:table-column table:style-name="TableColumn1405"/>
        <table:table-column table:style-name="TableColumn1406"/>
        <table:table-row table:style-name="TableRow1400">
          <table:table-cell table:style-name="TableCell140000">
            <text:p text:style-name="P302"><text:span text:style-name="T367"/></text:p>
          </table:table-cell>
          <table:table-cell table:style-name="TableCell140001">
            <text:p text:style-name="P302"><text:span text:style-name="T367"/></text:p>
          </table:table-cell>
          <table:table-cell table:style-name="TableCell140002">
            <text:p text:style-name="P302"><text:span text:style-name="T367"/></text:p>
          </table:table-cell>
          <table:table-cell table:style-name="TableCell140003">
            <text:p text:style-name="P302"><text:span text:style-name="T367"/></text:p>
          </table:table-cell>
          <table:table-cell table:style-name="TableCell140004">
            <text:p text:style-name="P302"><text:span text:style-name="T367"/></text:p>
          </table:table-cell>
          <table:table-cell table:style-name="TableCell140005">
            <text:p text:style-name="P302"><text:span text:style-name="T367"/></text:p>
          </table:table-cell>
          <table:table-cell table:style-name="TableCell140006">
            <text:p text:style-name="P302"><text:span text:style-name="T367"/></text:p>
          </table:table-cell>
        </table:table-row>
        <table:table-row table:style-name="TableRow1401">
          <table:table-cell table:style-name="TableCell140100">
            <text:p text:style-name="P305"><text:span text:style-name="T367"/></text:p>
          </table:table-cell>
          <table:table-cell table:style-name="TableCell140101">
            <text:p text:style-name="P305"><text:span text:style-name="T367"/></text:p>
          </table:table-cell>
          <table:table-cell table:style-name="TableCell140102">
            <text:p text:style-name="P305"><text:span text:style-name="T367"/></text:p>
          </table:table-cell>
          <table:table-cell table:style-name="TableCell140103">
            <text:p text:style-name="P305"><text:span text:style-name="T367"/></text:p>
          </table:table-cell>
          <table:table-cell table:style-name="TableCell140104">
            <text:p text:style-name="P305"><text:span text:style-name="T367"/></text:p>
          </table:table-cell>
          <table:table-cell table:style-name="TableCell140105">
            <text:p text:style-name="P305"><text:span text:style-name="T367"/></text:p>
          </table:table-cell>
          <table:table-cell table:style-name="TableCell140106">
            <text:p text:style-name="P305"><text:span text:style-name="T367"/></text:p>
          </table:table-cell>
        </table:table-row>
        <table:table-row table:style-name="TableRow1402">
          <table:table-cell table:style-name="TableCell140200">
            <text:p text:style-name="P308"><text:span text:style-name="T367"/></text:p>
          </table:table-cell>
          <table:table-cell table:style-name="TableCell140201">
            <text:p text:style-name="P308"><text:span text:style-name="T367"/></text:p>
          </table:table-cell>
          <table:table-cell table:style-name="TableCell140202">
            <text:p text:style-name="P308"><text:span text:style-name="T367"/></text:p>
          </table:table-cell>
          <table:table-cell table:style-name="TableCell140203">
            <text:p text:style-name="P308"><text:span text:style-name="T367"/></text:p>
          </table:table-cell>
          <table:table-cell table:style-name="TableCell140204">
            <text:p text:style-name="P308"><text:span text:style-name="T367"/></text:p>
          </table:table-cell>
          <table:table-cell table:style-name="TableCell140205">
            <text:p text:style-name="P308"><text:span text:style-name="T367"/></text:p>
          </table:table-cell>
          <table:table-cell table:style-name="TableCell140206">
            <text:p text:style-name="P308"><text:span text:style-name="T367"/></text:p>
          </table:table-cell>
        </table:table-row>
        <table:table-row table:style-name="TableRow1403">
          <table:table-cell table:style-name="TableCell140300">
            <text:p text:style-name="P311"><text:span text:style-name="T367"/></text:p>
          </table:table-cell>
          <table:table-cell table:style-name="TableCell140301">
            <text:p text:style-name="P311"><text:span text:style-name="T367"/></text:p>
          </table:table-cell>
          <table:table-cell table:style-name="TableCell140302">
            <text:p text:style-name="P311"><text:span text:style-name="T367"/></text:p>
          </table:table-cell>
          <table:table-cell table:style-name="TableCell140303">
            <text:p text:style-name="P312"><text:span text:style-name="T368">MEGATRON</text:span><text:span text:style-name="T369"/></text:p>
          </table:table-cell>
          <table:table-cell table:style-name="TableCell140304">
            <text:p text:style-name="P313"><text:span text:style-name="T369"/></text:p>
          </table:table-cell>
          <table:table-cell table:style-name="TableCell140305">
            <text:p text:style-name="P313"><text:span text:style-name="T369"/></text:p>
          </table:table-cell>
          <table:table-cell table:style-name="TableCell140306">
            <text:p text:style-name="P313"><text:span text:style-name="T369"/></text:p>
          </table:table-cell>
        </table:table-row>
        <table:table-row table:style-name="TableRow1404">
          <table:table-cell table:style-name="TableCell140400">
            <text:p text:style-name="P316"><text:span text:style-name="T369"/></text:p>
          </table:table-cell>
          <table:table-cell table:style-name="TableCell140401">
            <text:p text:style-name="P316"><text:span text:style-name="T369"/></text:p>
          </table:table-cell>
          <table:table-cell table:style-name="TableCell140402">
            <text:p text:style-name="P316"><text:span text:style-name="T369"/></text:p>
          </table:table-cell>
          <table:table-cell table:style-name="TableCell140403">
            <text:p text:style-name="P316"><text:span text:style-name="T369"/></text:p>
          </table:table-cell>
          <table:table-cell table:style-name="TableCell140404">
            <text:p text:style-name="P316"><text:span text:style-name="T369"/></text:p>
          </table:table-cell>
          <table:table-cell table:style-name="TableCell140405">
            <text:p text:style-name="P316"><text:span text:style-name="T369"/></text:p>
          </table:table-cell>
          <table:table-cell table:style-name="TableCell140406">
            <text:p text:style-name="P316"><text:span text:style-name="T369"/></text:p>
          </table:table-cell>
        </table:table-row>
        <table:table-row table:style-name="TableRow1405">
          <table:table-cell table:style-name="TableCell140500">
            <text:p text:style-name="P319"><text:span text:style-name="T369"/></text:p>
          </table:table-cell>
          <table:table-cell table:style-name="TableCell140501">
            <text:p text:style-name="P319"><text:span text:style-name="T369"/></text:p>
          </table:table-cell>
          <table:table-cell table:style-name="TableCell140502">
            <text:p text:style-name="P319"><text:span text:style-name="T369"/></text:p>
          </table:table-cell>
          <table:table-cell table:style-name="TableCell140503">
            <text:p text:style-name="P319"><text:span text:style-name="T369"/></text:p>
          </table:table-cell>
          <table:table-cell table:style-name="TableCell140504">
            <text:p text:style-name="P319"><text:span text:style-name="T369"/></text:p>
          </table:table-cell>
          <table:table-cell table:style-name="TableCell140505">
            <text:p text:style-name="P319"><text:span text:style-name="T369"/></text:p>
          </table:table-cell>
          <table:table-cell table:style-name="TableCell140506">
            <text:p text:style-name="P319"><text:span text:style-name="T369"/></text:p>
          </table:table-cell>
        </table:table-row>
        <table:table-row table:style-name="TableRow1406">
          <table:table-cell table:style-name="TableCell140600">
            <text:p text:style-name="P321"><text:span text:style-name="T369"/></text:p>
          </table:table-cell>
          <table:table-cell table:style-name="TableCell140601">
            <text:p text:style-name="P321"><text:span text:style-name="T369"/></text:p>
          </table:table-cell>
          <table:table-cell table:style-name="TableCell140602">
            <text:p text:style-name="P321"><text:span text:style-name="T369"/></text:p>
          </table:table-cell>
          <table:table-cell table:style-name="TableCell140603">
            <text:p text:style-name="P321"><text:span text:style-name="T369"/></text:p>
          </table:table-cell>
          <table:table-cell table:style-name="TableCell140604">
            <text:p text:style-name="P321"><text:span text:style-name="T369"/></text:p>
          </table:table-cell>
          <table:table-cell table:style-name="TableCell140605">
            <text:p text:style-name="P321"><text:span text:style-name="T369"/></text:p>
          </table:table-cell>
          <table:table-cell table:style-name="TableCell140606">
            <text:p text:style-name="P321"><text:span text:style-name="T369"/></text:p>
          </table:table-cell>
        </table:table-row>
      </table:table>
      <text:p text:style-name="P323"><text:span text:style-name="T369"/></text:p>
      <text:p text:style-name="P324"><text:span text:style-name="T370">Fin del juego<text:line-break/></text:span></text:p>
      <text:p text:style-name="P324"><text:span text:style-name="T371">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324"><text:span text:style-name="T372"/></text:p>
      <text:p text:style-name="P324"><text:span text:style-name="T372"/></text:p>
      <text:p text:style-name="P324"><text:span text:style-name="T373">[OPCIONAL] Fin del juego alternativo (suma puntaje extra)</text:span></text:p>
      <text:p text:style-name="P324"><text:span text:style-name="T374">Para ganar el juego el algoformer que captura la chispa suprema debe transportarla hasta el monte de la perdición donde es arrojada. ¡ Pero cuidado ! Si en el camino el algoformer que la transporta es destruido, la chispa suprema puede ser recapturada por el jugador contrario.</text:span></text:p>
      <text:p text:style-name="P325"><text:span text:style-name="T375">Interfaz gráfica</text:span></text:p>
      <text:p text:style-name="P326"><text:span text:style-name="T376"/></text:p>
      <text:p text:style-name="P326"><text:span text:style-name="T377">Se debe desarrollar una interfaz visual para la interacción entre los jugadores. En la misma se pondrá mucho énfasis y se evaluará como parte de la consigna la<text:s/></text:span><text:span text:style-name="T378">USABILIDAD</text:span><text:span text:style-name="T379"><text:s/>de la misma.</text:span></text:p>
      <text:p text:style-name="P326"><text:span text:style-name="T379">Cada vez que le toque el turno a cada jugador la vista del mapa debe centrarse en el lugar donde utilizó a su último algoformer.</text:span></text:p>
      <text:p text:style-name="P326"><text:span text:style-name="T380"/></text:p>
      <text:p text:style-name="P327"><text:span text:style-name="T381">Entregables</text:span></text:p>
      <text:p text:style-name="P328"><text:span text:style-name="T382"/></text:p>
      <text:list text:style-name="L329">
        <text:list-item>
          <text:p text:style-name="P329"><text:span text:style-name="T383">Código fuente de la aplicación completa, incluyendo también: código de la pruebas, archivos de recursos</text:span></text:p>
        </text:list-item>
        <text:list-item>
          <text:p text:style-name="P330"><text:span text:style-name="T383">Script para compilación y ejecución (ant)</text:span></text:p>
        </text:list-item>
        <text:list-item>
          <text:p text:style-name="P330"><text:span text:style-name="T383">Informe, acorde a lo especificado en este documento</text:span></text:p>
        </text:list-item>
      </text:list>
      <text:p text:style-name="P331"><text:span text:style-name="T384"/></text:p>
      <text:p text:style-name="P332"><text:span text:style-name="T385">Formas de entrega</text:span></text:p>
      <text:p text:style-name="P333"><text:span text:style-name="T386">Habrá<text:s/></text:span><text:span text:style-name="T387">4 entregas formales</text:span><text:span text:style-name="T388">.<text:s/></text:span><text:span text:style-name="T389">Las mismas tendrán una calificación de<text:s/></text:span><text:span text:style-name="T390">APROBADO<text:s/></text:span><text:span text:style-name="T391">o<text:s/></text:span><text:span text:style-name="T392">NO APROBADO</text:span><text:span text:style-name="T393"><text:s/></text:span><text:span text:style-name="T394">en el momento de la entrega.</text:span></text:p>
      <text:p text:style-name="P334"><text:span text:style-name="T394">Aquél grupo que acumule 3 no aprobados, quedará automáticamente desaprobado con la consiguiente pérdida de regularidad en la materia. En cada entrega se debe traer el informe actualizado.</text:span></text:p>
      <text:p text:style-name="P335"><text:span text:style-name="T395">Evaluación</text:span></text:p>
      <text:p text:style-name="P336"><text:span text:style-name="T396">El día del vencimiento de cada entrega, cada ayudante convocará a los integrantes de su grupo, solicitará el informe correspondiente e iniciará la corrección mediante una entrevista grupal.</text:span></text:p>
      <text:p text:style-name="P336"><text:span text:style-name="T397">Es imprescindible la presencia de todos los integrantes del grupo el día de cada corrección.</text:span></text:p>
      <text:p text:style-name="P336"><text:span text:style-name="T398">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336"><text:span text:style-name="T398">Dentro de los ítems a chequear el ayudante evaluará aspectos formales (como ser la forma de presentación del informe), aspectos funcionales: que se resuelva el problema planteado y aspectos operativos: que el TP funcione integrado.</text:span></text:p>
      <text:p text:style-name="P337"><text:span text:style-name="T399">Casos de prueba para cada entrega</text:span></text:p>
      <text:p text:style-name="P338"><text:span text:style-name="T400"/></text:p>
      <text:p text:style-name="P339"><text:span text:style-name="T401">1er Entrega</text:span><text:span text:style-name="T402"><text:s/>Jueves 02/06/2016 - Lunes 06/06/2016 -</text:span><text:span text:style-name="T403"><text:s/>2 semanas desde fecha inicio<text:s/></text:span><text:span text:style-name="T404">Lunes 30/05/2016 para el turno tarde</text:span></text:p>
      <text:p text:style-name="P340"><text:span text:style-name="T405">Turnos, Jugadores, Unidades, Tablero, casillero</text:span></text:p>
      <text:p text:style-name="P340"><text:span text:style-name="T406"/></text:p>
      <text:list text:style-name="L341">
        <text:list-item>
          <text:p text:style-name="P341"><text:span text:style-name="T407">Se ubica un algoformer humanoide en un casillero, se pide que se mueva, se verifica nueva posición acorde a su modo.</text:span></text:p>
        </text:list-item>
        <text:list-item>
          <text:p text:style-name="P341"><text:span text:style-name="T407">Se ubica un algoformer humanoide se lo transforma, se verifica que se pueda transformar en ambas direcciones.</text:span></text:p>
        </text:list-item>
        <text:list-item>
          <text:p text:style-name="P341"><text:span text:style-name="T407">Se ubica un algoformer en su modo alterno y se pide que se mueva y se verifica que su nueva posición sea acorde.</text:span></text:p>
        </text:list-item>
        <text:list-item>
          <text:p text:style-name="P341"><text:span text:style-name="T407">Crear una prueba de integración en la cual se pueda crear un juego, con 2 jugadores cada uno de ellos con sus 3 algoformers distribuidos en el tablero según el enunciado y la chispa suprema por el centro del tablero.</text:span></text:p>
        </text:list-item>
        <text:list-item>
          <text:p text:style-name="P341"><text:span text:style-name="T407">Combinaciones en modos de: Ubicar un autobot, ubicar un decepticon, pedir que se ataquen respetando ( y no ) las distancias verificando los daños ( o no daños ).</text:span></text:p>
        </text:list-item>
      </text:list>
      <text:p text:style-name="P342"><text:span text:style-name="T408"/></text:p>
      <text:p text:style-name="P342"><text:span text:style-name="T408"/></text:p>
      <text:p text:style-name="P343"><text:span text:style-name="T408"/></text:p>
      <text:p text:style-name="P343"><text:span text:style-name="T409">2da Entrega</text:span><text:span text:style-name="T410"><text:s/>Jueves 09/06/2016 - Lunes 13/06/2016</text:span><text:span text:style-name="T411"><text:s text:c="2"/>-<text:s/></text:span><text:span text:style-name="T412">3 semanas desde fecha inicio<text:s/></text:span><text:span text:style-name="T413">Lunes 6/6/2016 para el turno tarde</text:span></text:p>
      <text:p text:style-name="P344"><text:span text:style-name="T414">1ra entrega + Interacción con superficies</text:span></text:p>
      <text:p text:style-name="P344"><text:span text:style-name="T415"/></text:p>
      <text:list text:style-name="L345">
        <text:list-item>
          <text:p text:style-name="P345"><text:span text:style-name="T416">Llenar una zona rocosa, verificar que todos los algoformers en todos sus modos la atraviesen sin problemas</text:span></text:p>
        </text:list-item>
        <text:list-item>
          <text:p text:style-name="P345"><text:span text:style-name="T416">Llenar una zona pantano, verificar que en modo humanoide no se pueda atravesar.</text:span></text:p>
        </text:list-item>
        <text:list-item>
          <text:p text:style-name="P345"><text:span text:style-name="T416">LLenar una zona pantano, verificar que en modo alterno las unidades terrestres tardan el doble que rocoso</text:span></text:p>
        </text:list-item>
        <text:list-item>
          <text:p text:style-name="P345"><text:span text:style-name="T416">LLenar una zona pantano, verificar que las unidades aéreas las atraviesan sin problemas</text:span></text:p>
        </text:list-item>
        <text:list-item>
          <text:p text:style-name="P345"><text:span text:style-name="T416">Llenar una zona de espinas verificar que todas las unidades terrestres pierden un 5% de sus vida por cada casillero de estos que atraviesen</text:span></text:p>
        </text:list-item>
        <text:list-item>
          <text:p text:style-name="P345"><text:span text:style-name="T416">LLenar una zona de espinas, verificar que unidades aéreas no tienen problemas al atravesarlas.</text:span></text:p>
        </text:list-item>
        <text:list-item>
          <text:p text:style-name="P345"><text:span text:style-name="T416">Llenar una zona con nubes, verificar que las unidades aéreas las atraviesan sin problemas</text:span></text:p>
        </text:list-item>
        <text:list-item>
          <text:p text:style-name="P345"><text:span text:style-name="T416">Llenar una zona de nebulosa de andrómeda, pasar una unidad aérea, corroborar que quede 3 turnos atrapada, sin moverse</text:span></text:p>
        </text:list-item>
        <text:list-item>
          <text:p text:style-name="P345"><text:span text:style-name="T416">Llenar una zona de tormenta psiónica, pasar un algoformer alterno aéreo, ver que baje su capacidad de ataque</text:span></text:p>
        </text:list-item>
        <text:list-item>
          <text:p text:style-name="P345"><text:span text:style-name="T416">test 9 + volver a pasar y ver que no bajó su capacidad de ataque.</text:span></text:p>
        </text:list-item>
      </text:list>
      <text:p text:style-name="P346"><text:span text:style-name="T417"/></text:p>
      <text:p text:style-name="P347"><text:span text:style-name="T418">3er Entrega</text:span><text:span text:style-name="T419">: Jueves 16/06/2016 - Lunes 20/06/2016 -<text:s/></text:span><text:span text:style-name="T420">4 semanas desde fecha inicio<text:s/></text:span><text:span text:style-name="T421">Lunes 13/6/2016 para el turno tarde</text:span></text:p>
      <text:p text:style-name="P348"><text:span text:style-name="T422">2da entrega + Bonus, Interfaz gráfica inicial</text:span></text:p>
      <text:p text:style-name="P348"><text:span text:style-name="T423"/></text:p>
      <text:list text:style-name="L349">
        <text:list-item>
          <text:p text:style-name="P349"><text:span text:style-name="T424">Ubico un algoformer, ubico un bonus doble cañón,ubico otro algoformer enemigo, el algoformer captura el bonus y ataca al enemigo verificando que causa el doble de daño durante 10 turnos.</text:span></text:p>
        </text:list-item>
        <text:list-item>
          <text:p text:style-name="P350"><text:span text:style-name="T424">Repetir para el modo alterno.</text:span></text:p>
        </text:list-item>
        <text:list-item>
          <text:p text:style-name="P351"><text:span text:style-name="T424">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352"><text:span text:style-name="T424">Realizar el mismo test en modo alterno</text:span></text:p>
        </text:list-item>
        <text:list-item>
          <text:p text:style-name="P353"><text:span text:style-name="T424">Ubico un algoformer, ubico un bonus flash, verifico que se mueve 3 veces más rápido durante 3 turnos propios.</text:span></text:p>
        </text:list-item>
        <text:list-item>
          <text:p text:style-name="P354"><text:span text:style-name="T424">Repetir en modo alterno</text:span></text:p>
        </text:list-item>
        <text:list-item>
          <text:p text:style-name="P354"><text:span text:style-name="T424">Repetir en modo humanoide-alterno-humanoide</text:span></text:p>
        </text:list-item>
        <text:list-item>
          <text:p text:style-name="P355"><text:span text:style-name="T424">Test boundary cases (Si ya tiene un bonus de un tipo que no pueda agarrar otro del mismo tipo, Atrapar 2 bonus distintos verifcar ambos comportamientos, etc…)</text:span></text:p>
        </text:list-item>
      </text:list>
      <text:p text:style-name="P356"><text:span text:style-name="T425"/></text:p>
      <text:p text:style-name="P357"><text:span text:style-name="T426">4ta y última Entrega</text:span><text:span text:style-name="T427">: Jueves 23/06/2016 - Lunes 27/06/2016 -<text:s/></text:span><text:span text:style-name="T428">5 semanas desde fecha inicio<text:s/></text:span><text:span text:style-name="T429">Lunes 20/6/2016 para el turno tarde</text:span></text:p>
      <text:p text:style-name="P357"><text:span text:style-name="T430">Trabajo Práctico completo funcionando, con interfaz gráfica final, sonidos e informe completo.</text:span></text:p>
      <text:p text:style-name="P357"><text:span text:style-name="T431"/></text:p>
      <text:p text:style-name="P357"><text:span text:style-name="T431"/></text:p>
      <table:table table:style-name="Table15">
        <table:table-column table:style-name="TableColumn1500"/>
        <table:table-row table:style-name="TableRow1500">
          <table:table-cell table:style-name="TableCell150000">
            <text:p text:style-name="P359"><text:span text:style-name="T432">Tiempo total de desarrollo del trabajo práctico</text:span><text:span text:style-name="T433">:<text:s/></text:span><text:span text:style-name="T434">5 semanas completas</text:span><text:span text:style-name="T435">.</text:span><text:span text:style-name="T436"/></text:p>
          </table:table-cell>
        </table:table-row>
      </table:table>
      <text:p text:style-name="P361"><text:span text:style-name="T436"/></text:p>
      <text:p text:style-name="P362"><text:span text:style-name="T437">Informe</text:span></text:p>
      <text:p text:style-name="P363"><text:span text:style-name="T438">Supuestos</text:span></text:p>
      <text:p text:style-name="P363"><text:span text:style-name="T439">Los supuestos para el trabajo fueron: </text:span></text:p>
      <text:list text:style-name="L364">
        <text:list-item>
          <text:p text:style-name="P364"><text:span text:style-name="T439">Los algoformers pueden estar transformados por tiempo indefinido, no vuelven a su estado humanoide pasados X turnos.</text:span></text:p>
        </text:list-item>
        <text:list-item>
          <text:p text:style-name="P364"><text:span text:style-name="T439">No es posible pasar por una celda donde hay otro algoformer, sea aliado o enemigo.</text:span></text:p>
        </text:list-item>
        <text:list-item>
          <text:p text:style-name="P364"><text:span text:style-name="T439">La fusion de los algoformers es permanente, y ademas para realizarla se tiene que estar a la distancia de movimiento del algoformer desde la que se inicia. Por ejemplo si se inicia eligiendo a Optimus en modo humanoide los otros dos autobots deben estar a 2 casilleros de distancia maximo de él, mientras que si estuviese en modo vehiculo podrian estar a 5 casillero.</text:span></text:p>
        </text:list-item>
        <text:list-item>
          <text:p text:style-name="P364"><text:span text:style-name="T439">Cualquier algoformer puede tener cualquier cantidad de Bonus activos, aunque si son iguales no le afectan varias veces.</text:span></text:p>
        </text:list-item>
      </text:list>
      <text:p text:style-name="P365"><text:span text:style-name="T440"/></text:p>
      <text:p text:style-name="P366"><text:span text:style-name="T441">Modelo de dominio</text:span></text:p>
      <text:p text:style-name="P366"><text:span text:style-name="T442">Listaremos las entidades más importantes y luego las explicaremos brevemente:</text:span></text:p>
      <text:list text:style-name="L367">
        <text:list-item>
          <text:p text:style-name="P367"><text:span text:style-name="T442">Algoformer.</text:span></text:p>
        </text:list-item>
        <text:list-item>
          <text:p text:style-name="P367"><text:span text:style-name="T442">Tablero.</text:span></text:p>
        </text:list-item>
        <text:list-item>
          <text:p text:style-name="P367"><text:span text:style-name="T442">Terrenos.</text:span></text:p>
        </text:list-item>
        <text:list-item>
          <text:p text:style-name="P367"><text:span text:style-name="T442">Buffs (bonus).</text:span></text:p>
        </text:list-item>
        <text:list-item>
          <text:p text:style-name="P367"><text:span text:style-name="T442">Estado de los Algoformers, ya sea Humanoide o Vehiculo, el Vehiculo siendo terrestre o aereo.</text:span></text:p>
        </text:list-item>
        <text:list-item>
          <text:p text:style-name="P367"><text:span text:style-name="T442">Jugador.</text:span></text:p>
        </text:list-item>
        <text:list-item>
          <text:p text:style-name="P367"><text:span text:style-name="T442">Turno.</text:span></text:p>
        </text:list-item>
        <text:list-item>
          <text:p text:style-name="P367"><text:span text:style-name="T442">Juego.</text:span></text:p>
        </text:list-item>
        <text:list-item>
          <text:p text:style-name="P367"><text:span text:style-name="T442">Celda.</text:span></text:p>
        </text:list-item>
        <text:list-item>
          <text:p text:style-name="P367"><text:span text:style-name="T442">Modificadores.</text:span></text:p>
        </text:list-item>
      </text:list>
      <text:p text:style-name="P368"><text:span text:style-name="T443">Algoformer:<text:s/></text:span><text:span text:style-name="T444">Una de las clases mas importantes del trabajo, representa a los personajes que utilizamos en el juego y tiene varias funciones, como moverse, atacar y transformarse.</text:span></text:p>
      <text:p text:style-name="P368"><text:span text:style-name="T444">Para moverse utiliza la clase Posicion, preguntandole si llega al lugar donde quiere ir y recibiendo los pasos que tendra que usar para alcanzar su objetivo. Sabe moverse celda por celda, con tal de que el terreno lo afecte por cada una que pase, recibiendo Debuffs segun corresponda.</text:span></text:p>
      <text:p text:style-name="P368"><text:span text:style-name="T444">Para atacar de nuevo utiliza la Posicion, para asegurarse que el otro algoformer este en rango, y durante el calculo del ataque es afectado por los Buffs que pueda tener encima.</text:span></text:p>
      <text:p text:style-name="P368"><text:span text:style-name="T444">Posee Modificadores y Estado (explicados con detalle más adelante), que guardan sus Buffs/Debuffs y si esta en modo Humanoide o de Vehiculo, respectivamente.</text:span></text:p>
      <text:p text:style-name="P368"><text:span text:style-name="T444">Las clases Decepticon y Autobot heredan de Algoformer, y a su vez cada algoformer (Optimus, Bumblebee, Megatron, etc) heredan de su faccion correspondiente, con esto conseguimos crear una diferenciacion para que no se ataquen entre compañeros. No hace falta describir cada algoformer por separado ya que lo unico en que se diferencian es en sus stats y sus correspondientes imagenes y transformaciones.</text:span></text:p>
      <text:p text:style-name="P368"><text:span text:style-name="T445"/></text:p>
      <text:p text:style-name="P368"><text:span text:style-name="T446">Tablero:</text:span><text:span text:style-name="T447"><text:s/>Decidimos implementar al Tablero como un Singleton con tal de que todas las clases pudieran invocarlo segun la necesidad, y evitar que todas tengan una instancia del Tablero.</text:span></text:p>
      <text:p text:style-name="P368"><text:span text:style-name="T447">Su manejo es bastante sencillo, para entrar a una celda se utilizan los metodos fila(int) y columna(int), el primero devuelve la fila especificada y el segundo devuelve la celda de la columna especificada, entonces si queremos la celda (2,2) simplemente hacemos Tablero.getTablero().fila(2).columna(2), y nos la devuelve.</text:span></text:p>
      <text:p text:style-name="P368"><text:span text:style-name="T447">Posee un metodo para agregar Algoformers, la ChispaSuprema o distintos Buffs, ubicandolos en la celda indicada, solo si la misma esta vacia.</text:span></text:p>
      <text:p text:style-name="P368"><text:span text:style-name="T447">Tambien puede generar zonas de terreno, ya sea aereo o terrestre, y existe una FabricaDeTerrenos, que al invocarla especificando el numero de terrenos de cada tipo que queremos setea al azar esos terrenos en el tablero.</text:span></text:p>
      <text:p text:style-name="P368"><text:span text:style-name="T448"/></text:p>
      <text:p text:style-name="P368"><text:span text:style-name="T449">Terrenos:</text:span><text:span text:style-name="T450"><text:s text:c="2"/>Los terrenos del tablero se dividen en dos tipos, Aereos o Terrestres,<text:s text:c="2"/>cada celda tiene uno de cada tipo, y segun el estado de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368"><text:span text:style-name="T450">Existen seis tipos de terrenos, tres aereos y tres terrestres:</text:span></text:p>
      <text:p text:style-name="P368"><text:span text:style-name="T451">Aereos:</text:span><text:span text:style-name="T452"/></text:p>
      <text:list text:style-name="L369">
        <text:list-item>
          <text:p text:style-name="P369"><text:span text:style-name="T452">Nube:<text:s text:c="2"/>No afecta al Algoformer y por ende su metodo "AfectarVehiculo" no realiza nada. En caso de un humanoide el terreno no intentara afectarlo, ya que solo es llamado para </text:span></text:p>
        </text:list-item>
        <text:list-item>
          <text:p text:style-name="P369"><text:span text:style-name="T452">Nebulosa de Andromeda: Solo afectara a los algoformers aereos, causando que no puedan ser seleccionados por tres turnos, esto lo logra dandole al Algoformer un modificador AfectadoPorNebulosa, que lanza una excepcion cuando el jugador trata de elegir el algoformer. Tambien si esta afectado por la nebulosa se disminuiran los pasos a 0, para que no pueda seguir avanzando.</text:span></text:p>
        </text:list-item>
        <text:list-item>
          <text:p text:style-name="P369"><text:span text:style-name="T452">Tormenta Psionica: Funciona de manera similar a la Nebulosa, dando al algoformer un modificador AfectadoPorTormenta, que dura por el resto del juego y provoca que cada vez que el algoformer vaya a transformarse su ataque se disminuya correspondientemente. Tambien al pasar por la Tormenta disminuira su ataque si ve que nunca habia sido afectado por la Tormenta.</text:span></text:p>
        </text:list-item>
      </text:list>
      <text:p text:style-name="P370"><text:span text:style-name="T453">Terrestres:</text:span><text:span text:style-name="T454"/></text:p>
      <text:list text:style-name="L371">
        <text:list-item>
          <text:p text:style-name="P371"><text:span text:style-name="T454">Rocosa: No afecta de ninguna manera a los algoformer, su metodo AfectarVehiculo no implementa ninguna función. </text:span></text:p>
        </text:list-item>
        <text:list-item>
          <text:p text:style-name="P371"><text:span text:style-name="T454">Pantano: Cuando el Algoformer esta en modo humanoide no lo dejara pasar, lanzando una excepcion. En caso de ser un vehiculo le da un modificador AfectadoPorPantano, causando que se disminuyan sus pasos por ese turno.</text:span></text:p>
        </text:list-item>
        <text:list-item>
          <text:p text:style-name="P371"><text:span text:style-name="T454">Espinas: Cuando un algoformer en modo Humanoide o VehiculoTerrestre la atraviesa le hace un daño equivalente al 5% de su vida, en caso de un Algoformer cuyo estado es VehiculoAereo no le afecta.</text:span></text:p>
        </text:list-item>
      </text:list>
      <text:p text:style-name="P372"><text:span text:style-name="T454"/></text:p>
      <text:p text:style-name="P372"><text:span text:style-name="T455">Buffs (Bonus):</text:span><text:span text:style-name="T456"><text:s/></text:span><text:span text:style-name="T457">Los buffs implementan la interfaz Contenido para que las celdas puedan contenerlos como si fueran Algoformers, solo que cuando se pregunta si la celda esta vacia el buff respondera que si, permitiendo que el Algoformer pase a ser el Contenido de la celda.</text:span></text:p>
      <text:p text:style-name="P372"><text:span text:style-name="T457">La celda le preguntara a su contenido si es un Buff, en caso de ser cierto se lo dara al Algoformer que este intentando pasar.</text:span></text:p>
      <text:p text:style-name="P372"><text:span text:style-name="T457">Los Buffs actuan en situaciones especificas, relacionadas al daño recibido, daño hecho o velocidad del Algoformer que lo posee. Por lo tanto son utilizados en el momento de atacar a otro Algoformer, de recibir el daño hecho por otro Algoformer o de moverse. </text:span></text:p>
      <text:p text:style-name="P372"><text:span text:style-name="T457">Tambien tienen una duracion, que se disminuye cada vez que se termina un turno.</text:span></text:p>
      <text:p text:style-name="P372"><text:span text:style-name="T457">Los tipos de Buffs y como actuan son:</text:span></text:p>
      <text:list text:style-name="L373">
        <text:list-item>
          <text:p text:style-name="P373"><text:span text:style-name="T457">Flash: Le otorga el triple de velocidad al Algoformer, si esta entre sus modificadores, al calculo de los pasos disponibles se envia el triple de la velocidad.</text:span></text:p>
        </text:list-item>
        <text:list-item>
          <text:p text:style-name="P373"><text:span text:style-name="T457">Burbuja Inmaculada: Evita que el Algoformer reciba daño, por lo que cuando vaya a recibir daño, si la Burbuja esta entre sus modificadores, todo el daño se reducira a cero.</text:span></text:p>
        </text:list-item>
        <text:list-item>
          <text:p text:style-name="P373"><text:span text:style-name="T457">Doble cañon: Duplica el ataque del Algoformer, por lo que cuando ataca, si esta entre sus modificadores, enviara el doble de daño de los normal al algoformer atacado.</text:span></text:p>
        </text:list-item>
      </text:list>
      <text:p text:style-name="P374"><text:span text:style-name="T457"/></text:p>
      <text:p text:style-name="P374"><text:span text:style-name="T458">Estado:</text:span><text:span text:style-name="T459"><text:s/></text:span><text:span text:style-name="T460">El estado de los Algoformers representa si estan en modo Humanoide o Vehiculo, ya sea Aereo o Terrestre. </text:span></text:p>
      <text:p text:style-name="P374"><text:span text:style-name="T460">Es una interfaz implementada por las clases Humanoide y Vehiculo, a su vez VehiculoTerrestre y VehiculoAereo heredan de Vehiculo.</text:span></text:p>
      <text:p text:style-name="P374"><text:span text:style-name="T460">Se encarga de transformar a cada Algoformer segun corresponda y decide que hacer cuando se pasa por un terreno. Diciendole a la celda por la que va a pasar que es lo que tiene que afectar segun su tipo. Por ejemplo un VehiculoAereo le dira a la celda "afectarVehiculoAereo", mientras que uno terrestre le dira "afectarVehiculoTerrestre".</text:span></text:p>
      <text:p text:style-name="P374"><text:span text:style-name="T460"/></text:p>
      <text:p text:style-name="P374"><text:span text:style-name="T461">Jugador:</text:span><text:span text:style-name="T462"><text:s/>Posee un nombre, una lista de sus Algoformers y la fusion que corresponde a sus Algoformers. Sabe reconocer a sus Algoformers, si se quiere jugar con el del otro jugador lanzara una excepcion.</text:span></text:p>
      <text:p text:style-name="P374"><text:span text:style-name="T462">La lista de Algoformers que recibe Jugador tiene la fusión al final. Éste la quita de la lista y la tiene lista para invocar cuando los Algoformers se fusionen.</text:span></text:p>
      <text:p text:style-name="P374"><text:span text:style-name="T462">Jugador administra su lista de Algoformers, reduciendo sus temporales (que afectan la duración de los turnos), revisando si éstos están en condiciones de fusionarse, si están vivos, y los fusiona o remueve de la lista cuando éstos se mueren (sus puntos de vida llegan a 0).</text:span></text:p>
      <text:p text:style-name="P374"><text:span text:style-name="T462"/></text:p>
      <text:p text:style-name="P374"><text:span text:style-name="T463">Turno:<text:s/></text:span><text:span text:style-name="T464">La clase Turno posee dos jugadores, y maneja la sucesión de acciones que éstos realizan. Turno intercambia los jugadores una vez que realizaron su accion, y les pide que bajen sus temporales.</text:span></text:p>
      <text:p text:style-name="P374"><text:span text:style-name="T464"/></text:p>
      <text:p text:style-name="P374"><text:span text:style-name="T465">Juego:<text:s/></text:span><text:span text:style-name="T466">Juego contiene dos jugadores (uno que usará los Autobots y otro que usará los Decepticons), la lista de Algoformers de cada bando, la Chispa Suprema y un Turno.</text:span></text:p>
      <text:p text:style-name="P374"><text:span text:style-name="T466">Cuando se inicializa Juego, éste toma un Jugador que usará los Autobots y otro que usará los Decepticons; luego crea una lista con Algoformers para cada Jugador y se los agrega; y finalmente empieza un turno. Una vez inicializado, Juego ubica los Algoformers en esquinas opuestas del tablero y la Chispa Suprema en el medio.</text:span></text:p>
      <text:p text:style-name="P374"><text:span text:style-name="T466">Juego también se encarga de revisar si hay un ganador, preguntándole a la Chispa Suprema si ya ha sido agarrada y a cada jugador si todos sus Algoformers están muertos.</text:span></text:p>
      <text:p text:style-name="P374"><text:span text:style-name="T466"/></text:p>
      <text:p text:style-name="P374"><text:span text:style-name="T467">Celda:</text:span><text:span text:style-name="T468"><text:s/>Las celdas, ordenadas en filas y columnas, son las que componen el tablero. Éstas cuentan con un terreno aéreo, un terreno terrestre, un Contenido y una Posicion (que determina en qué fila y columna del tablero está ubicada). El contenido de la celda puede estar vacío, o puede ser un Algoformer, Buff o Chispa Suprema.</text:span></text:p>
      <text:p text:style-name="P374"><text:span text:style-name="T468">La celda interactúa con el Algoformer, informándole si está ocupada, cómo lo afectará su terreno, y dándole el buff o la chispa que contiene. Se le agrega o quita un Algoformer cuando éste entra o se va respectivamente de la celda.</text:span></text:p>
      <text:p text:style-name="P374"><text:span text:style-name="T468"/></text:p>
      <text:p text:style-name="P374"><text:span text:style-name="T469">Modificadores:</text:span><text:span text:style-name="T470"><text:s/>Modificadores está compuesto por la lista de Buffs y Debuffs que afectan un Algoformer. Por lo tanto, contiene una lista de cada uno.</text:span></text:p>
      <text:p text:style-name="P374"><text:span text:style-name="T470">Un algoformer le pasa a Modificadores los buffs que obtiene del contenido de una celda y los debuffs que obtiene del terreno. También les reduce los temporales a cada uno, borrándolos de las listas cuando éstos expiran.</text:span></text:p>
      <text:p text:style-name="P374"><text:span text:style-name="T470">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374"><text:span text:style-name="T470"/></text:p>
      <text:p text:style-name="P375"><text:span text:style-name="T471">Diagramas de clases</text:span></text:p>
      <text:p text:style-name="P376"><text:span text:style-name="T472">[</text:span><text:span text:style-name="T473">Varios</text:span><text:span text:style-name="T474"><text:s/>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376"><text:span text:style-name="T475"/></text:p>
      <text:p text:style-name="P377"><text:span text:style-name="T476">Diagramas de secuencia</text:span></text:p>
      <text:p text:style-name="P378"><text:span text:style-name="T477">[</text:span><text:span text:style-name="T478">Varios</text:span><text:span text:style-name="T479"><text:s/>diagramas de secuencia, mostrando la relación dinámica entre las clases planteando una gran cantidad de escenarios que contemplen las situaciones del trabajo práctico]</text:span></text:p>
      <text:p text:style-name="P378"><text:span text:style-name="T480"/></text:p>
      <text:p text:style-name="P379"><text:span text:style-name="T481">Diagrama de paquetes</text:span></text:p>
      <text:p text:style-name="P380"><text:span text:style-name="T482">[incluir un diagrama de paquetes para mostrar el acoplamiento de su trabajo ]</text:span></text:p>
      <text:p text:style-name="P380"><text:span text:style-name="T483"/></text:p>
      <text:p text:style-name="P381"><text:span text:style-name="T484">Diagramas de estado</text:span></text:p>
      <text:p text:style-name="P382"><text:span text:style-name="T485">[Incluir diagramas de estados, mostrando tanto los estados como<text:s text:c="2"/>las distintas transiciones de los mismos para varias entidades del trabajo práctico ]</text:span></text:p>
      <text:p text:style-name="P383"><text:span text:style-name="T486">Detalles de implementación</text:span></text:p>
      <text:p text:style-name="P384"><text:span text:style-name="T487">[Deben<text:s/></text:span><text:span text:style-name="T488">detallar/explicar</text:span><text:span text:style-name="T489"><text:s/></text:span><text:span text:style-name="T490">qué estrategias utilizaron para resolver todos los puntos más conflictivos del trabajo práctico. ]</text:span></text:p>
      <text:p text:style-name="P385"><text:span text:style-name="T491"/></text:p>
      <text:p text:style-name="P386"><text:span text:style-name="T492">Excepciones</text:span></text:p>
      <text:p text:style-name="P387"><text:span text:style-name="T493">Un algoformer le pasa a Modificadores los buffs que obtiene del contenido de una celda y los debuffs que obtiene del terreno. También les reduce los temporales a cada uno, borrándolos de las listas cuando éstos expiran.</text:span></text:p>
      <text:p text:style-name="P387"><text:span text:style-name="T493">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387"><text:span text:style-name="T494">Fuera De Rango</text:span><text:span text:style-name="T495">: salta cuando un Algoformer intenta moverse o atacar un Algoformer fuera de su velocidad o rango de ataque respectivamente.</text:span><text:span text:style-name="T496"/></text:p>
      <text:p text:style-name="P387"><text:span text:style-name="T496">La Celda Ya Tiene Un Algoformer</text:span><text:span text:style-name="T497">: evita que un Algoformer se mueva a una celda que ya contiene un Algoformer.</text:span><text:span text:style-name="T498"/></text:p>
      <text:p text:style-name="P387"><text:span text:style-name="T498">No Hay Un Algoformer En Esa Posicion</text:span><text:span text:style-name="T499">: ocurre cuando un Algoformer intenta atacar una celda sin contenido o con un buff o Chispa Suprema.</text:span></text:p>
      <text:p text:style-name="P387"><text:span text:style-name="T500">No Puedo Atacar Un Companiero</text:span><text:span text:style-name="T501">: ocurre si un Algoformer intenta atacar un Algoformer del mismo bando.</text:span><text:span text:style-name="T502"/></text:p>
      <text:p text:style-name="P387"><text:span text:style-name="T502">Atrapado En Nebulosa</text:span><text:span text:style-name="T503">: le dice a un Algoformer afectado por una Nebulosa que no puede realizar una acción, o que los Algoformers no pueden fusionarse porque uno de ellos está afectado.</text:span></text:p>
      <text:p text:style-name="P387"><text:span text:style-name="T504">Un Humanoide No Puede Cruzar Un Pantano</text:span><text:span text:style-name="T505">: salta si un Algoformer en modo humanoide intenta moverse a o a través de una celda con terreno de Pantano.</text:span><text:span text:style-name="T506"/></text:p>
      <text:p text:style-name="P387"><text:span text:style-name="T506">No Puede Fusionarse</text:span><text:span text:style-name="T507">: Ocurre cuando el Jugador intenta fusionar sus Algoformers sin que se den las siguientes condiciones: los Algoformers deben estar vivos, ninguno debe estar afectado por Nebulosa, y todos deben estar en el rango de movimiento del Algoformer que se selecciona para fusionarse.</text:span><text:span text:style-name="T508"/></text:p>
      <text:p text:style-name="P387"><text:span text:style-name="T508">Fusion No Puede Transformarse</text:span><text:span text:style-name="T509">: según las especificaciones del TP, Menasor y Superion no tienen modo alterno, entonces si intentan transformarse salta esta excepción.</text:span></text:p>
      <text:p text:style-name="P387"><text:span text:style-name="T510">Ese Algoformer Pertenece A Otro Jugador</text:span><text:span text:style-name="T511">: cuando un jugador selecciona un Algoformer para realizar una acción y éste no pertenece a su lista de Algoformers, salta esta excepción.</text:span></text:p>
      <text:p text:style-name="P388"><text:span text:style-name="T512">Checklist de corrección</text:span></text:p>
      <text:p text:style-name="P389"><text:span text:style-name="T513">Esta sección es para uso exclusivo de los docentes, por favor no modificar.</text:span></text:p>
      <text:p text:style-name="P389"><text:span text:style-name="T514"/></text:p>
      <text:p text:style-name="P390"><text:span text:style-name="T515">Carpeta</text:span></text:p>
      <text:p text:style-name="P391"><text:span text:style-name="T516">Generalidades</text:span></text:p>
      <text:list text:style-name="L392">
        <text:list-item>
          <text:p text:style-name="P392"><text:span text:style-name="T517">¿Son correctos los supuestos y extensiones?</text:span></text:p>
        </text:list-item>
        <text:list-item>
          <text:p text:style-name="P392"><text:span text:style-name="T517">¿Es prolija la presentación? (hojas del mismo tamaño, numeradas y con tipografía uniforme)</text:span></text:p>
        </text:list-item>
      </text:list>
      <text:p text:style-name="P393"><text:span text:style-name="T518">Modelo</text:span></text:p>
      <text:list text:style-name="L394">
        <text:list-item>
          <text:p text:style-name="P394"><text:span text:style-name="T519">¿Está completo?¿Contempla la totalidad del problema?</text:span></text:p>
        </text:list-item>
        <text:list-item>
          <text:p text:style-name="P394"><text:span text:style-name="T519">¿Respeta encapsulamiento?</text:span></text:p>
        </text:list-item>
        <text:list-item>
          <text:p text:style-name="P394"><text:span text:style-name="T519">¿Hace un buen uso de excepciones?</text:span></text:p>
        </text:list-item>
        <text:list-item>
          <text:p text:style-name="P394"><text:span text:style-name="T519">¿Utiliza polimorfismo en las situaciones esperadas?</text:span></text:p>
        </text:list-item>
      </text:list>
      <text:p text:style-name="P395"><text:span text:style-name="T520"/></text:p>
      <text:p text:style-name="P396"><text:span text:style-name="T521">Diagramas</text:span></text:p>
      <text:p text:style-name="P397"><text:span text:style-name="T522">Diagrama de clases</text:span></text:p>
      <text:list text:style-name="L398">
        <text:list-item>
          <text:p text:style-name="P398"><text:span text:style-name="T523">¿Está completo?</text:span></text:p>
        </text:list-item>
        <text:list-item>
          <text:p text:style-name="P398"><text:span text:style-name="T523">¿Está bien utilizada la notación?</text:span></text:p>
        </text:list-item>
      </text:list>
      <text:p text:style-name="P399"><text:span text:style-name="T524">Diagramas de secuencia</text:span></text:p>
      <text:list text:style-name="L400">
        <text:list-item>
          <text:p text:style-name="P400"><text:span text:style-name="T525">¿Está completo?</text:span></text:p>
        </text:list-item>
        <text:list-item>
          <text:p text:style-name="P400"><text:span text:style-name="T525">¿Es consistente con el diagrama de clases?</text:span></text:p>
        </text:list-item>
        <text:list-item>
          <text:p text:style-name="P400"><text:span text:style-name="T525">¿Está bien utilizada la notación?</text:span></text:p>
        </text:list-item>
      </text:list>
      <text:p text:style-name="P401"><text:span text:style-name="T526">Diagrama de estados</text:span></text:p>
      <text:list text:style-name="L402">
        <text:list-item>
          <text:p text:style-name="P402"><text:span text:style-name="T527">¿Está completo?</text:span></text:p>
        </text:list-item>
        <text:list-item>
          <text:p text:style-name="P402"><text:span text:style-name="T527">¿Está bien utilizada la notación?</text:span></text:p>
        </text:list-item>
      </text:list>
      <text:p text:style-name="P403"><text:span text:style-name="T528"/></text:p>
      <text:p text:style-name="P404"><text:span text:style-name="T529">Código</text:span></text:p>
      <text:p text:style-name="P405"><text:span text:style-name="T530">Generalidades</text:span></text:p>
      <text:list text:style-name="L406">
        <text:list-item>
          <text:p text:style-name="P406"><text:span text:style-name="T531">¿Respeta estándares de codificación?</text:span></text:p>
        </text:list-item>
        <text:list-item>
          <text:p text:style-name="P406"><text:span text:style-name="T531">¿Está correctamente documentado?</text:span></text:p>
        </text:list-item>
      </text:list>
      <text:p text:style-name="P407"><text:span text:style-name="T5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